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B000000A6F92B32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fo:language="fr" fo:country="FR"/>
    </style:style>
    <style:style style:name="P3" style:family="paragraph" style:parent-style-name="Normal">
      <style:text-properties fo:language="fr" fo:country="FR" officeooo:rsid="001b0c5c" officeooo:paragraph-rsid="001b0c5c"/>
    </style:style>
    <style:style style:name="P4" style:family="paragraph" style:parent-style-name="Normal">
      <style:text-properties fo:language="fr" fo:country="FR" officeooo:rsid="001c8b2f" officeooo:paragraph-rsid="001c8b2f"/>
    </style:style>
    <style:style style:name="P5" style:family="paragraph" style:parent-style-name="Normal">
      <style:text-properties officeooo:paragraph-rsid="000e533a"/>
    </style:style>
    <style:style style:name="P6" style:family="paragraph" style:parent-style-name="Normal">
      <style:text-properties officeooo:paragraph-rsid="0013ca6a"/>
    </style:style>
    <style:style style:name="P7" style:family="paragraph" style:parent-style-name="Normal">
      <style:text-properties officeooo:rsid="0022220d" officeooo:paragraph-rsid="0022220d"/>
    </style:style>
    <style:style style:name="P8" style:family="paragraph" style:parent-style-name="Paragraphe_20_de_20_liste">
      <style:text-properties officeooo:paragraph-rsid="0025d2ad"/>
    </style:style>
    <style:style style:name="P9" style:family="paragraph" style:parent-style-name="Paragraphe_20_de_20_liste">
      <style:text-properties officeooo:paragraph-rsid="00350310"/>
    </style:style>
    <style:style style:name="P10" style:family="paragraph" style:parent-style-name="Paragraphe_20_de_20_liste">
      <style:text-properties officeooo:paragraph-rsid="0035c353"/>
    </style:style>
    <style:style style:name="P11" style:family="paragraph" style:parent-style-name="Paragraphe_20_de_20_liste">
      <style:text-properties officeooo:paragraph-rsid="00246c1a"/>
    </style:style>
    <style:style style:name="P12" style:family="paragraph" style:parent-style-name="Paragraphe_20_de_20_liste">
      <style:text-properties officeooo:paragraph-rsid="0025b3b4"/>
    </style:style>
    <style:style style:name="P13" style:family="paragraph" style:parent-style-name="Paragraphe_20_de_20_liste">
      <style:text-properties officeooo:paragraph-rsid="002d0399"/>
    </style:style>
    <style:style style:name="P14" style:family="paragraph" style:parent-style-name="Paragraphe_20_de_20_liste">
      <style:text-properties officeooo:paragraph-rsid="002f31a9"/>
    </style:style>
    <style:style style:name="P15" style:family="paragraph" style:parent-style-name="Paragraphe_20_de_20_liste">
      <style:text-properties officeooo:paragraph-rsid="0030a7d1"/>
    </style:style>
    <style:style style:name="P16" style:family="paragraph" style:parent-style-name="Paragraphe_20_de_20_liste">
      <style:text-properties officeooo:paragraph-rsid="00325114"/>
    </style:style>
    <style:style style:name="P17" style:family="paragraph" style:parent-style-name="Paragraphe_20_de_20_liste">
      <style:text-properties officeooo:paragraph-rsid="003427a2"/>
    </style:style>
    <style:style style:name="P18" style:family="paragraph" style:parent-style-name="Normal">
      <style:paragraph-properties fo:margin-left="1.251cm" fo:margin-right="0cm" fo:text-indent="0cm" style:auto-text-indent="false">
        <style:tab-stops/>
      </style:paragraph-properties>
    </style:style>
    <style:style style:name="P19" style:family="paragraph" style:parent-style-name="Normal">
      <style:paragraph-properties fo:margin-left="1.251cm" fo:margin-right="0cm" fo:text-indent="0cm" style:auto-text-indent="false">
        <style:tab-stops/>
      </style:paragraph-properties>
      <style:text-properties officeooo:paragraph-rsid="002f31a9"/>
    </style:style>
    <style:style style:name="P20" style:family="paragraph" style:parent-style-name="Paragraphe_20_de_20_liste">
      <style:paragraph-properties fo:margin-left="1.316cm" fo:margin-right="0cm" fo:text-indent="0cm" style:auto-text-indent="false">
        <style:tab-stops/>
      </style:paragraph-properties>
    </style:style>
    <style:style style:name="P21" style:family="paragraph" style:parent-style-name="Normal">
      <style:paragraph-properties fo:margin-left="1.249cm" fo:margin-right="0cm" fo:text-indent="0cm" style:auto-text-indent="false">
        <style:tab-stops/>
      </style:paragraph-properties>
    </style:style>
    <style:style style:name="P22" style:family="paragraph" style:parent-style-name="Normal">
      <style:paragraph-properties fo:margin-left="0.635cm" fo:margin-right="0cm" fo:text-indent="0cm" style:auto-text-indent="false">
        <style:tab-stops/>
      </style:paragraph-properties>
    </style:style>
    <style:style style:name="P23" style:family="paragraph" style:parent-style-name="Text_20_body">
      <style:text-properties style:font-name="Calibri" fo:font-size="10pt" style:font-size-asian="10pt" style:font-size-complex="10pt"/>
    </style:style>
    <style:style style:name="P24" style:family="paragraph" style:parent-style-name="Text_20_body">
      <style:text-properties officeooo:paragraph-rsid="0022220d"/>
    </style:style>
    <style:style style:name="P25" style:family="paragraph" style:parent-style-name="Heading_20_2">
      <style:text-properties fo:language="fr" fo:country="FR"/>
    </style:style>
    <style:style style:name="P26" style:family="paragraph" style:parent-style-name="Heading_20_2" style:list-style-name="">
      <style:paragraph-properties fo:line-height="120%" fo:keep-together="always" fo:hyphenation-ladder-count="no-limit"/>
      <style:text-properties fo:language="fr" fo:country="FR" fo:hyphenate="false"/>
    </style:style>
    <style:style style:name="P27" style:family="paragraph" style:parent-style-name="Heading_20_2">
      <style:text-properties officeooo:paragraph-rsid="0022220d"/>
    </style:style>
    <style:style style:name="P28" style:family="paragraph" style:parent-style-name="Heading_20_2">
      <style:paragraph-properties fo:break-before="page"/>
      <style:text-properties fo:language="fr" fo:country="FR"/>
    </style:style>
    <style:style style:name="P29" style:family="paragraph" style:parent-style-name="Heading_20_2">
      <style:paragraph-properties fo:break-before="page"/>
      <style:text-properties fo:language="fr" fo:country="FR" style:language-asian="en" style:country-asian="US" style:language-complex="en" style:country-complex="US"/>
    </style:style>
    <style:style style:name="P30" style:family="paragraph" style:parent-style-name="Heading_20_3">
      <style:text-properties fo:language="fr" fo:country="FR"/>
    </style:style>
    <style:style style:name="P31" style:family="paragraph" style:parent-style-name="Heading_20_3">
      <style:text-properties fo:language="fr" fo:country="FR" officeooo:paragraph-rsid="0011591d"/>
    </style:style>
    <style:style style:name="P32" style:family="paragraph" style:parent-style-name="Heading_20_3">
      <style:text-properties fo:language="fr" fo:country="FR" officeooo:paragraph-rsid="00172ed3"/>
    </style:style>
    <style:style style:name="P33" style:family="paragraph" style:parent-style-name="Heading_20_3">
      <style:text-properties fo:language="fr" fo:country="FR" officeooo:paragraph-rsid="001269c8"/>
    </style:style>
    <style:style style:name="P34" style:family="paragraph" style:parent-style-name="Heading_20_3">
      <style:text-properties fo:language="fr" fo:country="FR" officeooo:paragraph-rsid="0025d2ad"/>
    </style:style>
    <style:style style:name="P35" style:family="paragraph" style:parent-style-name="Heading_20_3">
      <style:text-properties fo:language="fr" fo:country="FR" officeooo:paragraph-rsid="0035c353"/>
    </style:style>
    <style:style style:name="P36" style:family="paragraph" style:parent-style-name="Heading_20_3">
      <style:text-properties fo:language="fr" fo:country="FR" officeooo:paragraph-rsid="0037ec9c"/>
    </style:style>
    <style:style style:name="P37" style:family="paragraph" style:parent-style-name="Heading_20_3">
      <style:text-properties fo:language="fr" fo:country="FR" style:language-asian="en" style:country-asian="US" style:language-complex="en" style:country-complex="US"/>
    </style:style>
    <style:style style:name="P38" style:family="paragraph" style:parent-style-name="Heading_20_3">
      <style:text-properties fo:language="fr" fo:country="FR" officeooo:paragraph-rsid="00172ed3" style:language-asian="en" style:country-asian="US" style:language-complex="en" style:country-complex="US"/>
    </style:style>
    <style:style style:name="P39" style:family="paragraph" style:parent-style-name="Heading_20_3">
      <style:text-properties officeooo:paragraph-rsid="000f9756"/>
    </style:style>
    <style:style style:name="P40" style:family="paragraph" style:parent-style-name="Heading_20_3">
      <style:text-properties officeooo:paragraph-rsid="001dd61b"/>
    </style:style>
    <style:style style:name="P41" style:family="paragraph" style:parent-style-name="Heading_20_3">
      <style:paragraph-properties fo:margin-left="0cm" fo:margin-right="0cm" fo:text-indent="0cm" style:auto-text-indent="false"/>
      <style:text-properties officeooo:paragraph-rsid="00172ed3"/>
    </style:style>
    <style:style style:name="P42" style:family="paragraph" style:parent-style-name="Heading_20_3">
      <style:paragraph-properties fo:margin-left="0cm" fo:margin-right="0cm" fo:text-indent="0cm" style:auto-text-indent="false"/>
      <style:text-properties fo:language="fr" fo:country="FR" officeooo:paragraph-rsid="0013ca6a"/>
    </style:style>
    <style:style style:name="P43" style:family="paragraph" style:parent-style-name="Heading_20_3">
      <style:paragraph-properties fo:margin-left="0cm" fo:margin-right="0cm" fo:text-indent="0cm" style:auto-text-indent="false"/>
      <style:text-properties officeooo:paragraph-rsid="001597d8"/>
    </style:style>
    <style:style style:name="P44" style:family="paragraph" style:parent-style-name="Heading_20_3">
      <style:paragraph-properties fo:margin-left="0.25cm" fo:margin-right="0cm" fo:text-indent="0cm" style:auto-text-indent="false">
        <style:tab-stops/>
      </style:paragraph-properties>
      <style:text-properties fo:language="fr" fo:country="FR"/>
    </style:style>
    <style:style style:name="P45" style:family="paragraph" style:parent-style-name="Footer">
      <style:paragraph-properties fo:padding-left="0cm" fo:padding-right="0cm" fo:padding-top="0.035cm" fo:padding-bottom="0cm" fo:border-left="none" fo:border-right="none" fo:border-top="0.51pt solid #000000" fo:border-bottom="none" style:shadow="none"/>
      <style:text-properties officeooo:paragraph-rsid="003c5b2b"/>
    </style:style>
    <style:style style:name="P46" style:family="paragraph" style:parent-style-name="Heading_20_1">
      <style:paragraph-properties fo:text-align="center" style:justify-single-word="false"/>
    </style:style>
    <style:style style:name="P47" style:family="paragraph" style:parent-style-name="Normal" style:master-page-name="MP0">
      <style:paragraph-properties style:page-number="auto" fo:break-before="page"/>
    </style:style>
    <style:style style:name="P48" style:family="paragraph" style:parent-style-name="Normal">
      <style:text-properties fo:language="fr" fo:country="FR" officeooo:rsid="000f9756" officeooo:paragraph-rsid="000f9756" style:language-asian="en" style:country-asian="US" style:language-complex="en" style:country-complex="US"/>
    </style:style>
    <style:style style:name="P49" style:family="paragraph" style:parent-style-name="Normal">
      <style:text-properties fo:language="fr" fo:country="FR" officeooo:rsid="0011591d" officeooo:paragraph-rsid="0011591d" style:language-asian="en" style:country-asian="US" style:language-complex="en" style:country-complex="US"/>
    </style:style>
    <style:style style:name="P50" style:family="paragraph" style:parent-style-name="Normal" style:list-style-name="L18">
      <style:text-properties fo:language="fr" fo:country="FR" officeooo:rsid="0011591d" officeooo:paragraph-rsid="0011591d" style:language-asian="en" style:country-asian="US" style:language-complex="en" style:country-complex="US"/>
    </style:style>
    <style:style style:name="P51" style:family="paragraph" style:parent-style-name="Normal">
      <style:text-properties fo:language="fr" fo:country="FR" officeooo:rsid="0017e48c" officeooo:paragraph-rsid="0017e48c" style:language-asian="en" style:country-asian="US" style:language-complex="en" style:country-complex="US"/>
    </style:style>
    <style:style style:name="P52" style:family="paragraph" style:parent-style-name="Paragraphe_20_de_20_liste" style:list-style-name="L1">
      <style:text-properties fo:language="fr" fo:country="FR"/>
    </style:style>
    <style:style style:name="P53" style:family="paragraph" style:parent-style-name="Paragraphe_20_de_20_liste" style:list-style-name="L2">
      <style:text-properties fo:language="fr" fo:country="FR"/>
    </style:style>
    <style:style style:name="P54" style:family="paragraph" style:parent-style-name="Paragraphe_20_de_20_liste" style:list-style-name="L3">
      <style:text-properties fo:language="fr" fo:country="FR"/>
    </style:style>
    <style:style style:name="P55" style:family="paragraph" style:parent-style-name="Paragraphe_20_de_20_liste" style:list-style-name="L4">
      <style:text-properties fo:language="fr" fo:country="FR"/>
    </style:style>
    <style:style style:name="P56" style:family="paragraph" style:parent-style-name="Paragraphe_20_de_20_liste" style:list-style-name="L5">
      <style:text-properties fo:language="fr" fo:country="FR"/>
    </style:style>
    <style:style style:name="P57" style:family="paragraph" style:parent-style-name="Paragraphe_20_de_20_liste" style:list-style-name="L7">
      <style:text-properties fo:language="fr" fo:country="FR"/>
    </style:style>
    <style:style style:name="P58" style:family="paragraph" style:parent-style-name="Paragraphe_20_de_20_liste" style:list-style-name="L11">
      <style:text-properties fo:language="fr" fo:country="FR"/>
    </style:style>
    <style:style style:name="P59" style:family="paragraph" style:parent-style-name="Paragraphe_20_de_20_liste" style:list-style-name="L13">
      <style:text-properties fo:language="fr" fo:country="FR"/>
    </style:style>
    <style:style style:name="P60" style:family="paragraph" style:parent-style-name="Paragraphe_20_de_20_liste" style:list-style-name="L17">
      <style:text-properties fo:language="fr" fo:country="FR"/>
    </style:style>
    <style:style style:name="P61" style:family="paragraph" style:parent-style-name="Paragraphe_20_de_20_liste" style:list-style-name="L17">
      <style:text-properties fo:language="fr" fo:country="FR" officeooo:paragraph-rsid="003b5e95"/>
    </style:style>
    <style:style style:name="P62" style:family="paragraph" style:parent-style-name="Paragraphe_20_de_20_liste" style:list-style-name="L9">
      <style:text-properties fo:language="fr" fo:country="FR"/>
    </style:style>
    <style:style style:name="P63" style:family="paragraph" style:parent-style-name="Paragraphe_20_de_20_liste" style:list-style-name="L9">
      <style:text-properties fo:language="fr" fo:country="FR" officeooo:paragraph-rsid="0035c353"/>
    </style:style>
    <style:style style:name="P64" style:family="paragraph" style:parent-style-name="Paragraphe_20_de_20_liste" style:list-style-name="L9">
      <style:text-properties fo:language="fr" fo:country="FR" officeooo:paragraph-rsid="00350310"/>
    </style:style>
    <style:style style:name="P65" style:family="paragraph" style:parent-style-name="Paragraphe_20_de_20_liste" style:list-style-name="L9">
      <style:text-properties fo:language="fr" fo:country="FR" officeooo:paragraph-rsid="0038924b"/>
    </style:style>
    <style:style style:name="P66" style:family="paragraph" style:parent-style-name="Paragraphe_20_de_20_liste" style:list-style-name="L9">
      <style:text-properties fo:language="fr" fo:country="FR" officeooo:paragraph-rsid="00350310" style:language-asian="en" style:country-asian="US" style:language-complex="en" style:country-complex="US"/>
    </style:style>
    <style:style style:name="P67" style:family="paragraph" style:parent-style-name="Paragraphe_20_de_20_liste" style:list-style-name="L2"/>
    <style:style style:name="P68" style:family="paragraph" style:parent-style-name="Paragraphe_20_de_20_liste" style:list-style-name="L2">
      <style:text-properties officeooo:paragraph-rsid="003b5e95"/>
    </style:style>
    <style:style style:name="P69" style:family="paragraph" style:parent-style-name="Paragraphe_20_de_20_liste" style:list-style-name="L3"/>
    <style:style style:name="P70" style:family="paragraph" style:parent-style-name="Paragraphe_20_de_20_liste" style:list-style-name="L4"/>
    <style:style style:name="P71" style:family="paragraph" style:parent-style-name="Paragraphe_20_de_20_liste" style:list-style-name="L5"/>
    <style:style style:name="P72" style:family="paragraph" style:parent-style-name="Paragraphe_20_de_20_liste" style:list-style-name="L6"/>
    <style:style style:name="P73" style:family="paragraph" style:parent-style-name="Paragraphe_20_de_20_liste" style:list-style-name="L7"/>
    <style:style style:name="P74" style:family="paragraph" style:parent-style-name="Paragraphe_20_de_20_liste" style:list-style-name="L7">
      <style:text-properties officeooo:paragraph-rsid="000f9756"/>
    </style:style>
    <style:style style:name="P75" style:family="paragraph" style:parent-style-name="Paragraphe_20_de_20_liste" style:list-style-name="L8">
      <style:text-properties officeooo:paragraph-rsid="000f9756"/>
    </style:style>
    <style:style style:name="P76" style:family="paragraph" style:parent-style-name="Paragraphe_20_de_20_liste" style:list-style-name="L9"/>
    <style:style style:name="P77" style:family="paragraph" style:parent-style-name="Paragraphe_20_de_20_liste" style:list-style-name="L9">
      <style:text-properties officeooo:paragraph-rsid="00172ed3"/>
    </style:style>
    <style:style style:name="P78" style:family="paragraph" style:parent-style-name="Paragraphe_20_de_20_liste" style:list-style-name="L9">
      <style:text-properties officeooo:paragraph-rsid="0011591d"/>
    </style:style>
    <style:style style:name="P79" style:family="paragraph" style:parent-style-name="Paragraphe_20_de_20_liste" style:list-style-name="L9">
      <style:text-properties officeooo:paragraph-rsid="001269c8"/>
    </style:style>
    <style:style style:name="P80" style:family="paragraph" style:parent-style-name="Paragraphe_20_de_20_liste" style:list-style-name="L9">
      <style:text-properties officeooo:paragraph-rsid="0025d2ad"/>
    </style:style>
    <style:style style:name="P81" style:family="paragraph" style:parent-style-name="Paragraphe_20_de_20_liste" style:list-style-name="L9">
      <style:text-properties officeooo:paragraph-rsid="0013ca6a"/>
    </style:style>
    <style:style style:name="P82" style:family="paragraph" style:parent-style-name="Paragraphe_20_de_20_liste" style:list-style-name="L9">
      <style:text-properties officeooo:paragraph-rsid="0017e48c"/>
    </style:style>
    <style:style style:name="P83" style:family="paragraph" style:parent-style-name="Paragraphe_20_de_20_liste" style:list-style-name="L9">
      <style:text-properties officeooo:paragraph-rsid="001b0c5c"/>
    </style:style>
    <style:style style:name="P84" style:family="paragraph" style:parent-style-name="Paragraphe_20_de_20_liste" style:list-style-name="L9">
      <style:text-properties officeooo:paragraph-rsid="001597d8"/>
    </style:style>
    <style:style style:name="P85" style:family="paragraph" style:parent-style-name="Paragraphe_20_de_20_liste" style:list-style-name="L9">
      <style:text-properties officeooo:paragraph-rsid="0035c353"/>
    </style:style>
    <style:style style:name="P86" style:family="paragraph" style:parent-style-name="Paragraphe_20_de_20_liste" style:list-style-name="L9">
      <style:text-properties officeooo:paragraph-rsid="00350310"/>
    </style:style>
    <style:style style:name="P87" style:family="paragraph" style:parent-style-name="Paragraphe_20_de_20_liste" style:list-style-name="L9">
      <style:text-properties officeooo:paragraph-rsid="0038924b"/>
    </style:style>
    <style:style style:name="P88" style:family="paragraph" style:parent-style-name="Paragraphe_20_de_20_liste" style:list-style-name="L9">
      <style:text-properties officeooo:rsid="0013ca6a" officeooo:paragraph-rsid="0013ca6a"/>
    </style:style>
    <style:style style:name="P89" style:family="paragraph" style:parent-style-name="Paragraphe_20_de_20_liste" style:list-style-name="L10">
      <style:text-properties officeooo:paragraph-rsid="003b5e95"/>
    </style:style>
    <style:style style:name="P90" style:family="paragraph" style:parent-style-name="Paragraphe_20_de_20_liste" style:list-style-name="L12">
      <style:text-properties officeooo:paragraph-rsid="003b5e95"/>
    </style:style>
    <style:style style:name="P91" style:family="paragraph" style:parent-style-name="Paragraphe_20_de_20_liste" style:list-style-name="L13"/>
    <style:style style:name="P92" style:family="paragraph" style:parent-style-name="Paragraphe_20_de_20_liste" style:list-style-name="L14"/>
    <style:style style:name="P93" style:family="paragraph" style:parent-style-name="Paragraphe_20_de_20_liste" style:list-style-name="L15">
      <style:text-properties officeooo:paragraph-rsid="003b5e95"/>
    </style:style>
    <style:style style:name="P94" style:family="paragraph" style:parent-style-name="Paragraphe_20_de_20_liste" style:list-style-name="L16"/>
    <style:style style:name="P95" style:family="paragraph" style:parent-style-name="Paragraphe_20_de_20_liste" style:list-style-name="L17"/>
    <style:style style:name="P96" style:family="paragraph" style:parent-style-name="Paragraphe_20_de_20_liste" style:list-style-name="L17">
      <style:text-properties officeooo:paragraph-rsid="003b5e95"/>
    </style:style>
    <style:style style:name="P97" style:family="paragraph" style:parent-style-name="Paragraphe_20_de_20_liste" style:list-style-name="L19"/>
    <style:style style:name="P98" style:family="paragraph" style:parent-style-name="Paragraphe_20_de_20_liste" style:list-style-name="L9">
      <style:paragraph-properties fo:margin-top="0cm" fo:margin-bottom="0cm" loext:contextual-spacing="false" fo:line-height="100%"/>
    </style:style>
    <style:style style:name="P99" style:family="paragraph" style:parent-style-name="Paragraphe_20_de_20_liste" style:list-style-name="L9">
      <style:paragraph-properties fo:margin-top="0cm" fo:margin-bottom="0cm" loext:contextual-spacing="false" fo:line-height="100%"/>
      <style:text-properties fo:language="fr" fo:country="FR" style:font-name-asian="Times New Roman" style:language-asian="fr" style:country-asian="FR" style:font-name-complex="Calibri" style:language-complex="ar" style:country-complex="SA" style:font-style-complex="normal"/>
    </style:style>
    <style:style style:name="P100" style:family="paragraph" style:parent-style-name="Paragraphe_20_de_20_liste">
      <style:paragraph-properties fo:margin-left="0cm" fo:margin-right="0cm" fo:text-indent="0cm" style:auto-text-indent="false"/>
      <style:text-properties fo:language="fr" fo:country="FR"/>
    </style:style>
    <style:style style:name="P101" style:family="paragraph" style:parent-style-name="TM_20_1">
      <style:paragraph-properties>
        <style:tab-stops>
          <style:tab-stop style:position="16.002cm" style:type="right" style:leader-style="dotted" style:leader-text="."/>
        </style:tab-stops>
      </style:paragraph-properties>
    </style:style>
    <style:style style:name="P102" style:family="paragraph" style:parent-style-name="TM_20_2">
      <style:paragraph-properties>
        <style:tab-stops>
          <style:tab-stop style:position="15.649cm" style:type="right" style:leader-style="dotted" style:leader-text="."/>
        </style:tab-stops>
      </style:paragraph-properties>
    </style:style>
    <style:style style:name="T1" style:family="text">
      <style:text-properties fo:language="fr" fo:country="FR"/>
    </style:style>
    <style:style style:name="T2" style:family="text">
      <style:text-properties fo:language="fr" fo:country="FR" style:language-asian="fr" style:country-asian="FR" style:language-complex="ar" style:country-complex="SA"/>
    </style:style>
    <style:style style:name="T3" style:family="text">
      <style:text-properties fo:language="fr" fo:country="FR" fo:font-weight="bold" style:font-weight-asian="bold"/>
    </style:style>
    <style:style style:name="T4" style:family="text">
      <style:text-properties fo:language="fr" fo:country="FR" fo:font-weight="bold" officeooo:rsid="0011591d" style:font-weight-asian="bold"/>
    </style:style>
    <style:style style:name="T5" style:family="text">
      <style:text-properties fo:language="fr" fo:country="FR" fo:font-weight="bold" officeooo:rsid="001269c8" style:font-weight-asian="bold"/>
    </style:style>
    <style:style style:name="T6" style:family="text">
      <style:text-properties fo:language="fr" fo:country="FR" fo:font-weight="bold" officeooo:rsid="0013ca6a" style:font-weight-asian="bold"/>
    </style:style>
    <style:style style:name="T7" style:family="text">
      <style:text-properties fo:language="fr" fo:country="FR" fo:font-weight="bold" officeooo:rsid="001e548a" style:font-weight-asian="bold"/>
    </style:style>
    <style:style style:name="T8" style:family="text">
      <style:text-properties fo:language="fr" fo:country="FR" fo:font-weight="bold" officeooo:rsid="0022ae18" style:font-weight-asian="bold"/>
    </style:style>
    <style:style style:name="T9" style:family="text">
      <style:text-properties fo:language="fr" fo:country="FR" fo:font-weight="bold" officeooo:rsid="00273bd0" style:font-weight-asian="bold"/>
    </style:style>
    <style:style style:name="T10" style:family="text">
      <style:text-properties fo:language="fr" fo:country="FR" fo:font-weight="bold" officeooo:rsid="002b1fb0" style:font-weight-asian="bold"/>
    </style:style>
    <style:style style:name="T11" style:family="text">
      <style:text-properties fo:language="fr" fo:country="FR" fo:font-weight="bold" officeooo:rsid="0036450c" style:font-weight-asian="bold"/>
    </style:style>
    <style:style style:name="T12" style:family="text">
      <style:text-properties fo:language="fr" fo:country="FR" fo:font-weight="bold" officeooo:rsid="0037ec9c" style:font-weight-asian="bold"/>
    </style:style>
    <style:style style:name="T13" style:family="text">
      <style:text-properties fo:language="fr" fo:country="FR" fo:font-weight="bold" style:font-name-asian="Times New Roman" style:language-asian="fr" style:country-asian="FR" style:font-weight-asian="bold" style:font-name-complex="Calibri" style:language-complex="ar" style:country-complex="SA" style:font-style-complex="normal"/>
    </style:style>
    <style:style style:name="T14" style:family="text">
      <style:text-properties fo:language="fr" fo:country="FR" fo:background-color="#ffff00" loext:char-shading-value="0"/>
    </style:style>
    <style:style style:name="T15" style:family="text">
      <style:text-properties fo:language="fr" fo:country="FR" style:font-name-asian="Times New Roman" style:language-asian="fr" style:country-asian="FR" style:font-name-complex="Calibri" style:language-complex="ar" style:country-complex="SA" style:font-style-complex="normal"/>
    </style:style>
    <style:style style:name="T16" style:family="text">
      <style:text-properties fo:language="fr" fo:country="FR" officeooo:rsid="000e694b"/>
    </style:style>
    <style:style style:name="T17" style:family="text">
      <style:text-properties fo:language="fr" fo:country="FR" officeooo:rsid="0011591d"/>
    </style:style>
    <style:style style:name="T18" style:family="text">
      <style:text-properties fo:language="fr" fo:country="FR" officeooo:rsid="001269c8"/>
    </style:style>
    <style:style style:name="T19" style:family="text">
      <style:text-properties fo:language="fr" fo:country="FR" officeooo:rsid="0013ca6a"/>
    </style:style>
    <style:style style:name="T20" style:family="text">
      <style:text-properties fo:language="fr" fo:country="FR" officeooo:rsid="001495f4"/>
    </style:style>
    <style:style style:name="T21" style:family="text">
      <style:text-properties fo:language="fr" fo:country="FR" officeooo:rsid="001597d8"/>
    </style:style>
    <style:style style:name="T22" style:family="text">
      <style:text-properties fo:language="fr" fo:country="FR" officeooo:rsid="001dd61b"/>
    </style:style>
    <style:style style:name="T23" style:family="text">
      <style:text-properties fo:language="fr" fo:country="FR" officeooo:rsid="001e548a"/>
    </style:style>
    <style:style style:name="T24" style:family="text">
      <style:text-properties fo:language="fr" fo:country="FR" officeooo:rsid="00246c1a"/>
    </style:style>
    <style:style style:name="T25" style:family="text">
      <style:text-properties fo:language="fr" fo:country="FR" officeooo:rsid="0025b3b4"/>
    </style:style>
    <style:style style:name="T26" style:family="text">
      <style:text-properties fo:language="fr" fo:country="FR" officeooo:rsid="0025d2ad"/>
    </style:style>
    <style:style style:name="T27" style:family="text">
      <style:text-properties fo:language="fr" fo:country="FR" officeooo:rsid="00273bd0"/>
    </style:style>
    <style:style style:name="T28" style:family="text">
      <style:text-properties fo:language="fr" fo:country="FR" officeooo:rsid="002b1fb0"/>
    </style:style>
    <style:style style:name="T29" style:family="text">
      <style:text-properties fo:language="fr" fo:country="FR" officeooo:rsid="002d0399"/>
    </style:style>
    <style:style style:name="T30" style:family="text">
      <style:text-properties fo:language="fr" fo:country="FR" officeooo:rsid="00350310"/>
    </style:style>
    <style:style style:name="T31" style:family="text">
      <style:text-properties fo:language="fr" fo:country="FR" officeooo:rsid="0035c353"/>
    </style:style>
    <style:style style:name="T32" style:family="text">
      <style:text-properties fo:language="fr" fo:country="FR" officeooo:rsid="0036450c"/>
    </style:style>
    <style:style style:name="T33" style:family="text">
      <style:text-properties fo:language="fr" fo:country="FR" officeooo:rsid="0038188d"/>
    </style:style>
    <style:style style:name="T34" style:family="text">
      <style:text-properties fo:language="fr" fo:country="FR" officeooo:rsid="003b5e95"/>
    </style:style>
    <style:style style:name="T35" style:family="text">
      <style:text-properties fo:language="fr" fo:country="FR" officeooo:rsid="003c5b2b"/>
    </style:style>
    <style:style style:name="T36" style:family="text">
      <style:text-properties fo:language="fr" fo:country="FR" officeooo:rsid="003cc87e"/>
    </style:style>
    <style:style style:name="T37" style:family="text">
      <style:text-properties fo:language="fr" fo:country="FR" officeooo:rsid="003e0118"/>
    </style:style>
    <style:style style:name="T38" style:family="text">
      <style:text-properties fo:language="fr" fo:country="FR" officeooo:rsid="003ec5ad"/>
    </style:style>
    <style:style style:name="T39" style:family="text">
      <style:text-properties fo:language="fr" fo:country="FR" style:language-asian="en" style:country-asian="US" style:language-complex="en" style:country-complex="US"/>
    </style:style>
    <style:style style:name="T40" style:family="text">
      <style:text-properties fo:language="fr" fo:country="FR" officeooo:rsid="00454217" style:language-asian="en" style:country-asian="US" style:language-complex="en" style:country-complex="US"/>
    </style:style>
    <style:style style:name="T41" style:family="text">
      <style:text-properties fo:language="fr" fo:country="FR" officeooo:rsid="00488328"/>
    </style:style>
    <style:style style:name="T42" style:family="text">
      <style:text-properties fo:color="#4f81bd" fo:language="fr" fo:country="FR"/>
    </style:style>
    <style:style style:name="T43" style:family="text">
      <style:text-properties fo:color="#4f81bd" fo:language="fr" fo:country="FR" officeooo:rsid="000f9756"/>
    </style:style>
    <style:style style:name="T44" style:family="text">
      <style:text-properties officeooo:rsid="000e533a"/>
    </style:style>
    <style:style style:name="T45" style:family="text">
      <style:text-properties officeooo:rsid="0011591d"/>
    </style:style>
    <style:style style:name="T46" style:family="text">
      <style:text-properties officeooo:rsid="001269c8"/>
    </style:style>
    <style:style style:name="T47" style:family="text">
      <style:text-properties officeooo:rsid="0013ca6a"/>
    </style:style>
    <style:style style:name="T48" style:family="text">
      <style:text-properties officeooo:rsid="00172ed3"/>
    </style:style>
    <style:style style:name="T49" style:family="text">
      <style:text-properties officeooo:rsid="001c8b2f"/>
    </style:style>
    <style:style style:name="T50" style:family="text">
      <style:text-properties officeooo:rsid="001e548a"/>
    </style:style>
    <style:style style:name="T51" style:family="text">
      <style:text-properties style:font-name="Calibri" fo:font-size="10pt" style:font-size-asian="10pt" style:font-size-complex="10pt"/>
    </style:style>
    <style:style style:name="T52" style:family="text">
      <style:text-properties style:font-name="Calibri" fo:font-size="10pt" officeooo:rsid="00464d4d" style:font-size-asian="10pt" style:font-size-complex="10pt"/>
    </style:style>
    <style:style style:name="T53" style:family="text">
      <style:text-properties fo:font-size="20pt" fo:language="fr" fo:country="FR" style:font-size-asian="20pt" style:font-size-complex="20pt"/>
    </style:style>
    <style:style style:name="T54" style:family="text">
      <style:text-properties fo:font-size="20pt" fo:language="fr" fo:country="FR" officeooo:rsid="00224f21" style:font-size-asian="20pt" style:font-size-complex="20pt"/>
    </style:style>
    <style:style style:name="T55" style:family="text">
      <style:text-properties officeooo:rsid="0025d2ad"/>
    </style:style>
    <style:style style:name="T56" style:family="text">
      <style:text-properties officeooo:rsid="00273bd0"/>
    </style:style>
    <style:style style:name="T57" style:family="text">
      <style:text-properties officeooo:rsid="0027f95f"/>
    </style:style>
    <style:style style:name="T58" style:family="text">
      <style:text-properties officeooo:rsid="002b3a23"/>
    </style:style>
    <style:style style:name="T59" style:family="text">
      <style:text-properties officeooo:rsid="00350310"/>
    </style:style>
    <style:style style:name="T60" style:family="text">
      <style:text-properties officeooo:rsid="0035c353"/>
    </style:style>
    <style:style style:name="T61" style:family="text">
      <style:text-properties officeooo:rsid="0036450c"/>
    </style:style>
    <style:style style:name="T62" style:family="text">
      <style:text-properties officeooo:rsid="0037ec9c"/>
    </style:style>
    <style:style style:name="T63" style:family="text">
      <style:text-properties officeooo:rsid="003b6edf"/>
    </style:style>
    <style:style style:name="T64" style:family="text">
      <style:text-properties officeooo:rsid="003c5b2b"/>
    </style:style>
    <style:style style:name="T65" style:family="text">
      <style:text-properties fo:font-size="10pt" style:font-size-asian="10pt" style:font-size-complex="10pt"/>
    </style:style>
    <style:style style:name="T66" style:family="text">
      <style:text-properties fo:font-size="10pt" fo:language="fr" fo:country="FR" style:font-size-asian="10pt" style:font-size-complex="10pt"/>
    </style:style>
    <style:style style:name="T67" style:family="text">
      <style:text-properties fo:font-size="10pt" fo:language="fr" fo:country="FR" style:font-size-asian="10pt" style:language-asian="en" style:country-asian="US" style:font-size-complex="10pt" style:language-complex="en" style:country-complex="US"/>
    </style:style>
    <style:style style:name="T68" style:family="text">
      <style:text-properties officeooo:rsid="003cc87e"/>
    </style:style>
    <style:style style:name="T69" style:family="text">
      <style:text-properties officeooo:rsid="0040a2a2"/>
    </style:style>
    <style:style style:name="T70" style:family="text">
      <style:text-properties officeooo:rsid="0044d7df"/>
    </style:style>
    <style:style style:name="T71" style:family="text">
      <style:text-properties officeooo:rsid="004522f0"/>
    </style:style>
    <style:style style:name="T72" style:family="text">
      <style:text-properties officeooo:rsid="00454217"/>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space-before="0.681cm" text:min-label-width="0.635cm"/>
        <style:text-properties style:font-name="Symbol"/>
      </text:list-level-style-bullet>
      <text:list-level-style-bullet text:level="2" text:style-name="WW_5f_CharLFO8LVL2" text:bullet-char="o">
        <style:list-level-properties text:space-before="1.951cm" text:min-label-width="0.635cm"/>
        <style:text-properties style:font-name="Courier New"/>
      </text:list-level-style-bullet>
      <text:list-level-style-bullet text:level="3" text:style-name="WW_5f_CharLFO8LVL3" text:bullet-char="">
        <style:list-level-properties text:space-before="3.221cm" text:min-label-width="0.635cm"/>
        <style:text-properties style:font-name="Wingdings"/>
      </text:list-level-style-bullet>
      <text:list-level-style-bullet text:level="4" text:style-name="WW_5f_CharLFO8LVL4" text:bullet-char="">
        <style:list-level-properties text:space-before="4.491cm" text:min-label-width="0.635cm"/>
        <style:text-properties style:font-name="Symbol"/>
      </text:list-level-style-bullet>
      <text:list-level-style-bullet text:level="5" text:style-name="WW_5f_CharLFO8LVL5" text:bullet-char="o">
        <style:list-level-properties text:space-before="5.761cm" text:min-label-width="0.635cm"/>
        <style:text-properties style:font-name="Courier New"/>
      </text:list-level-style-bullet>
      <text:list-level-style-bullet text:level="6" text:style-name="WW_5f_CharLFO8LVL6" text:bullet-char="">
        <style:list-level-properties text:space-before="7.031cm" text:min-label-width="0.635cm"/>
        <style:text-properties style:font-name="Wingdings"/>
      </text:list-level-style-bullet>
      <text:list-level-style-bullet text:level="7" text:style-name="WW_5f_CharLFO8LVL7" text:bullet-char="">
        <style:list-level-properties text:space-before="8.301cm" text:min-label-width="0.635cm"/>
        <style:text-properties style:font-name="Symbol"/>
      </text:list-level-style-bullet>
      <text:list-level-style-bullet text:level="8" text:style-name="WW_5f_CharLFO8LVL8" text:bullet-char="o">
        <style:list-level-properties text:space-before="9.571cm" text:min-label-width="0.635cm"/>
        <style:text-properties style:font-name="Courier New"/>
      </text:list-level-style-bullet>
      <text:list-level-style-bullet text:level="9" text:style-name="WW_5f_CharLFO8LVL9" text:bullet-char="">
        <style:list-level-properties text:space-before="10.84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o">
        <style:list-level-properties text:space-before="1.905cm" text:min-label-width="0.635cm"/>
        <style:text-properties style:font-name="Courier New"/>
      </text:list-level-style-bullet>
      <text:list-level-style-bullet text:level="2" text:style-name="WW_5f_CharLFO10LVL2" text:bullet-char="o">
        <style:list-level-properties text:space-before="3.175cm" text:min-label-width="0.635cm"/>
        <style:text-properties style:font-name="Courier New"/>
      </text:list-level-style-bullet>
      <text:list-level-style-bullet text:level="3" text:style-name="WW_5f_CharLFO10LVL3" text:bullet-char="">
        <style:list-level-properties text:space-before="4.445cm" text:min-label-width="0.635cm"/>
        <style:text-properties style:font-name="Wingdings"/>
      </text:list-level-style-bullet>
      <text:list-level-style-bullet text:level="4" text:style-name="WW_5f_CharLFO10LVL4" text:bullet-char="">
        <style:list-level-properties text:space-before="5.715cm" text:min-label-width="0.635cm"/>
        <style:text-properties style:font-name="Symbol"/>
      </text:list-level-style-bullet>
      <text:list-level-style-bullet text:level="5" text:style-name="WW_5f_CharLFO10LVL5" text:bullet-char="o">
        <style:list-level-properties text:space-before="6.985cm" text:min-label-width="0.635cm"/>
        <style:text-properties style:font-name="Courier New"/>
      </text:list-level-style-bullet>
      <text:list-level-style-bullet text:level="6" text:style-name="WW_5f_CharLFO10LVL6" text:bullet-char="">
        <style:list-level-properties text:space-before="8.255cm" text:min-label-width="0.635cm"/>
        <style:text-properties style:font-name="Wingdings"/>
      </text:list-level-style-bullet>
      <text:list-level-style-bullet text:level="7" text:style-name="WW_5f_CharLFO10LVL7" text:bullet-char="">
        <style:list-level-properties text:space-before="9.525cm" text:min-label-width="0.635cm"/>
        <style:text-properties style:font-name="Symbol"/>
      </text:list-level-style-bullet>
      <text:list-level-style-bullet text:level="8" text:style-name="WW_5f_CharLFO10LVL8" text:bullet-char="o">
        <style:list-level-properties text:space-before="10.795cm" text:min-label-width="0.635cm"/>
        <style:text-properties style:font-name="Courier New"/>
      </text:list-level-style-bullet>
      <text:list-level-style-bullet text:level="9" text:style-name="WW_5f_CharLFO10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space-before="0.933cm" text:min-label-width="0.635cm"/>
        <style:text-properties style:font-name="Symbol"/>
      </text:list-level-style-bullet>
      <text:list-level-style-bullet text:level="2" text:style-name="WW_5f_CharLFO13LVL2" text:bullet-char="o">
        <style:list-level-properties text:space-before="2.203cm" text:min-label-width="0.635cm"/>
        <style:text-properties style:font-name="Courier New"/>
      </text:list-level-style-bullet>
      <text:list-level-style-bullet text:level="3" text:style-name="WW_5f_CharLFO13LVL3" text:bullet-char="">
        <style:list-level-properties text:space-before="3.473cm" text:min-label-width="0.635cm"/>
        <style:text-properties style:font-name="Wingdings"/>
      </text:list-level-style-bullet>
      <text:list-level-style-bullet text:level="4" text:style-name="WW_5f_CharLFO13LVL4" text:bullet-char="">
        <style:list-level-properties text:space-before="4.743cm" text:min-label-width="0.635cm"/>
        <style:text-properties style:font-name="Symbol"/>
      </text:list-level-style-bullet>
      <text:list-level-style-bullet text:level="5" text:style-name="WW_5f_CharLFO13LVL5" text:bullet-char="o">
        <style:list-level-properties text:space-before="6.013cm" text:min-label-width="0.635cm"/>
        <style:text-properties style:font-name="Courier New"/>
      </text:list-level-style-bullet>
      <text:list-level-style-bullet text:level="6" text:style-name="WW_5f_CharLFO13LVL6" text:bullet-char="">
        <style:list-level-properties text:space-before="7.283cm" text:min-label-width="0.635cm"/>
        <style:text-properties style:font-name="Wingdings"/>
      </text:list-level-style-bullet>
      <text:list-level-style-bullet text:level="7" text:style-name="WW_5f_CharLFO13LVL7" text:bullet-char="">
        <style:list-level-properties text:space-before="8.553cm" text:min-label-width="0.635cm"/>
        <style:text-properties style:font-name="Symbol"/>
      </text:list-level-style-bullet>
      <text:list-level-style-bullet text:level="8" text:style-name="WW_5f_CharLFO13LVL8" text:bullet-char="o">
        <style:list-level-properties text:space-before="9.823cm" text:min-label-width="0.635cm"/>
        <style:text-properties style:font-name="Courier New"/>
      </text:list-level-style-bullet>
      <text:list-level-style-bullet text:level="9" text:style-name="WW_5f_CharLFO13LVL9" text:bullet-char="">
        <style:list-level-properties text:space-before="11.09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Normal"/>
      <text:p text:style-name="Normal"/>
      <text:p text:style-name="P1"/>
      <text:h text:style-name="P46" text:outline-level="1"><text:bookmark-start text:name="_Toc251334230"/><text:bookmark-start text:name="__RefHeading__21103_2056356724"/><text:span text:style-name="T53">Liste des critères <text:line-break/>« Documents bureautiques en téléchargement »</text:span><text:bookmark-end text:name="_Toc251334230"/><text:span text:style-name="T54"><text:line-break/>RGAA 3.0</text:span><text:bookmark-end text:name="__RefHeading__21103_2056356724"/></text:h>
      <text:p text:style-name="Standard"/>
      <text:p text:style-name="Standard"/>
      <text:p text:style-name="Standard"/>
      <text:p text:style-name="Standard"/>
      <text:p text:style-name="Standard"/>
      <text:p text:style-name="Standard"/>
      <text:p text:style-name="Standard"/>
      <text:h text:style-name="P28" text:outline-level="2"><text:bookmark-start text:name="_Toc251334231"/><text:bookmark-start text:name="__RefHeading__21105_2056356724"/>Sommaire<text:bookmark-end text:name="_Toc251334231"/><text:line-break/><text:bookmark-end text:name="__RefHeading__21105_2056356724"/></text:h>
      <text:table-of-content text:style-name="Sect1" text:name="_TOC0">
        <text:table-of-content-source text:outline-level="2"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101"><text:a xlink:type="simple" xlink:href="#__RefHeading__21103_2056356724"><text:span text:style-name="T39">Liste des critères « Documents bureautiques en téléchargement » RGAA 3.0<text:tab/>1</text:span></text:a></text:p>
          <text:p text:style-name="P102"><text:a xlink:type="simple" xlink:href="#__RefHeading__21105_2056356724"><text:span text:style-name="T39">Sommaire<text:tab/>2</text:span></text:a></text:p>
          <text:p text:style-name="P102"><text:a xlink:type="simple" xlink:href="#__RefHeading__21107_2056356724">Introduction<text:tab/>3</text:a></text:p>
          <text:p text:style-name="P102"><text:a xlink:type="simple" xlink:href="#__RefHeading__21109_2056356724">Images<text:tab/>4</text:a></text:p>
          <text:p text:style-name="P102"><text:a xlink:type="simple" xlink:href="#__RefHeading__21111_2056356724">Cadres<text:tab/>5</text:a></text:p>
          <text:p text:style-name="P102"><text:a xlink:type="simple" xlink:href="#__RefHeading__21113_2056356724"><text:span text:style-name="T39">Couleurs<text:tab/>5</text:span></text:a></text:p>
          <text:p text:style-name="P102"><text:a xlink:type="simple" xlink:href="#__RefHeading__21115_2056356724"><text:span text:style-name="T39">Multimédia<text:tab/>7</text:span></text:a></text:p>
          <text:p text:style-name="P102"><text:a xlink:type="simple" xlink:href="#__RefHeading__21117_2056356724">Tableaux<text:tab/>11</text:a></text:p>
          <text:p text:style-name="P102"><text:a xlink:type="simple" xlink:href="#__RefHeading__21119_2056356724">Liens<text:tab/>11</text:a></text:p>
          <text:p text:style-name="P102"><text:a xlink:type="simple" xlink:href="#__RefHeading__21121_2056356724">Scripts<text:tab/>12</text:a></text:p>
          <text:p text:style-name="P102"><text:a xlink:type="simple" xlink:href="#__RefHeading__21123_2056356724"><text:span text:style-name="T39">Éléments obligatoires<text:tab/>12</text:span></text:a></text:p>
          <text:p text:style-name="P102"><text:a xlink:type="simple" xlink:href="#__RefHeading__21125_2056356724"><text:span text:style-name="T39">Structuration de l’information<text:tab/>12</text:span></text:a></text:p>
          <text:p text:style-name="P102"><text:a xlink:type="simple" xlink:href="#__RefHeading__21127_2056356724"><text:span text:style-name="T39">Présentation de l’information<text:tab/>14</text:span></text:a></text:p>
          <text:p text:style-name="P102"><text:a xlink:type="simple" xlink:href="#__RefHeading__21129_2056356724"><text:span text:style-name="T39">Formulaire<text:tab/>15</text:span></text:a></text:p>
          <text:p text:style-name="P102"><text:a xlink:type="simple" xlink:href="#__RefHeading__21131_2056356724">Navigation<text:tab/>16</text:a></text:p>
          <text:p text:style-name="P102"><text:a xlink:type="simple" xlink:href="#__RefHeading__21133_2056356724">Consultation<text:tab/>16</text:a></text:p>
          <text:p text:style-name="P102"><text:a xlink:type="simple" xlink:href="#__RefHeading__21135_2056356724"><text:span text:style-name="T39">Cas particuliers<text:tab/>19</text:span></text:a></text:p>
          <text:p text:style-name="P102"><text:a xlink:type="simple" xlink:href="#__RefHeading__21137_2056356724"><text:span text:style-name="T39">Techniques WCAG applicables satisfaites<text:tab/>20</text:span></text:a></text:p>
          <text:p text:style-name="P102"><text:a xlink:type="simple" xlink:href="#__RefHeading__21139_2056356724"><text:span text:style-name="T39">Techniques WCAG applicables non implémentées<text:tab/>20</text:span></text:a></text:p>
          <text:p text:style-name="P102"><text:a xlink:type="simple" xlink:href="#__RefHeading__21141_2056356724"><text:span text:style-name="T39">Licence<text:tab/>21</text:span></text:a></text:p>
        </text:index-body>
      </text:table-of-content>
      <text:p text:style-name="Normal"/>
      <text:h text:style-name="P28" text:outline-level="2"><text:bookmark-start text:name="_Toc251334232"/><text:bookmark-start text:name="__RefHeading__21107_2056356724"/>Introduction<text:bookmark-end text:name="_Toc251334232"/><text:bookmark-end text:name="__RefHeading__21107_2056356724"/></text:h>
      <text:p text:style-name="P2">Dans le référentiel RGAA V3.0, dans la thématique « Consultation », le critère 13.7 demande dès le niveau A, que les documents bureautiques en téléchargement possèdent, si nécessaire, une version accessible :</text:p>
      <text:list xml:id="list7591730727230397157" text:style-name="L1">
        <text:list-item>
          <text:p text:style-name="P52">Critère 13.7 [A] Dans chaque page Web, chaque document bureautique en téléchargement possède-t-il, si nécessaire, une version accessible (hors cas particuliers) ?</text:p>
        </text:list-item>
      </text:list>
      <text:p text:style-name="P2">La conformité à ce critère peut s’effectuer en fournissant une version en HTML ou en rendant le document, ou une copie de celui-ci, directement compatible avec l’accessibilité.</text:p>
      <text:p text:style-name="Normal"><text:span text:style-name="Police_20_par_20_défaut"><text:span text:style-name="T1">La liste suivante permet de mesurer et de vérifier la conformité des documents bureautiques en téléchargement aux recommandations </text:span></text:span><text:a xlink:type="simple" xlink:href="http://www.w3.org/TR/WCAG20/" office:target-frame-name="_top" xlink:show="replace" text:style-name="Internet_20_link" text:visited-style-name="Visited_20_Internet_20_Link"><text:span text:style-name="Lien_20_hypertexte"><text:span text:style-name="T1">WCAG 2.0</text:span></text:span></text:a><text:span text:style-name="Police_20_par_20_défaut"><text:span text:style-name="T1">, via l’implémentation des techniques G (générales) non spécifiques à une technologie.</text:span></text:span></text:p>
      <text:h text:style-name="P30" text:outline-level="3">Structure</text:h>
      <text:p text:style-name="P5"><text:span text:style-name="Police_20_par_20_défaut"><text:span text:style-name="T1">La structure de la liste des critères « documents bureautiques en téléchargement » est identique (thématique, critère, test, conditions) à celle du référentiel RGAA V3.0, dont elle constitue un sous-ensemble </text:span></text:span><text:span text:style-name="Police_20_par_20_défaut"><text:span text:style-name="T3">normatif</text:span></text:span><text:span text:style-name="Police_20_par_20_défaut"><text:span text:style-name="T1">.</text:span></text:span></text:p>
      <text:p text:style-name="P2">Quelques points méthodologiques :</text:p>
      <text:list xml:id="list122049318187337" text:continue-numbering="true" text:style-name="L1">
        <text:list-item>
          <text:p text:style-name="P52">Les thématiques « Tableaux » et « <text:span text:style-name="T63">É</text:span>léments obligatoires » ne sont pas traité<text:span text:style-name="T64">e</text:span>s du fait de l’absence de techniques G proposées par les WCAG 2.0.</text:p>
        </text:list-item>
        <text:list-item>
          <text:p text:style-name="P52">Les techniques G satisfaites via des fonctionnalités logicielles ainsi que les techniques G non retenues dans la liste sont répertoriées <text:span text:style-name="T44">en fin de document</text:span>.</text:p>
        </text:list-item>
      </text:list>
      <text:h text:style-name="P30" text:outline-level="3">Applicabilité de la liste des critères « Documents bureautiques en téléchargement »</text:h>
      <text:p text:style-name="Normal"><text:span text:style-name="Police_20_par_20_défaut"><text:span text:style-name="T1">La liste est applicable aux documents textes correspondants aux types de fichiers suivants : </text:span></text:span><text:span text:style-name="Police_20_par_20_défaut"><text:span text:style-name="T3">Odt (OpenOffice), Word 2003 et Office XML (Microsoft Office), PDF, Daisy XML</text:span></text:span><text:span text:style-name="Police_20_par_20_défaut"><text:span text:style-name="T1">.</text:span></text:span></text:p>
      <text:p text:style-name="P2">Cette liste de types et de formats de fichier pourra évoluer, les types et formats de fichier actuels sont ceux pour lesquels un support suffisant est constaté et qui apparaissent donc « compatibles avec l’accessibilité ».</text:p>
      <text:h text:style-name="P30" text:outline-level="3">Note à propos des techniques WCAG 2.0</text:h>
      <text:p text:style-name="Normal"><text:a xlink:type="simple" xlink:href="http://www.w3.org/TR/WCAG20-TECHS/" office:target-frame-name="_top" xlink:show="replace" text:style-name="Internet_20_link" text:visited-style-name="Visited_20_Internet_20_Link"><text:span text:style-name="Lien_20_hypertexte"><text:span text:style-name="T1">Les techniques WCAG 2.0</text:span></text:span></text:a><text:span text:style-name="Police_20_par_20_défaut"><text:span text:style-name="T1">, nécessaires pour satisfaire un critère de succès, sont classées par type de technologie. Ainsi, les techniques H sont spécifiques à </text:span></text:span><text:span text:style-name="Police_20_par_20_défaut"><text:span text:style-name="T35">HTML</text:span></text:span><text:span text:style-name="Police_20_par_20_défaut"><text:span text:style-name="T1">, les techniques SCR aux langages de </text:span></text:span><text:span text:style-name="Police_20_par_20_défaut"><text:span text:style-name="T35">s</text:span></text:span><text:span text:style-name="Police_20_par_20_défaut"><text:span text:style-name="T1">cript, les techniques C à CSS…</text:span></text:span></text:p>
      <text:p text:style-name="P2"><text:soft-page-break/>La liste des critères « <text:span text:style-name="T64">D</text:span>ocuments bureautiques en téléchargement » a été développée en tenant compte uniquement des techniques G (Générales) et T (Texte), non spécifiques aux technologies et qui sont les seules applicables d’un point de vue normatif.</text:p>
      <text:p text:style-name="P2">D’où l’absence de critères pour les tableaux ou les métadonnées du document.</text:p>
      <text:h text:style-name="Heading_20_3" text:outline-level="3"><text:span text:style-name="Police_20_par_20_défaut"><text:span text:style-name="T14"/></text:span></text:h>
      <text:h text:style-name="P25" text:outline-level="2"><text:bookmark-start text:name="_Toc248719920"/><text:bookmark-start text:name="__RefHeading__21109_2056356724"/><text:bookmark-start text:name="_Toc251334233"/>Images<text:bookmark-end text:name="_Toc248719920"/><text:bookmark-end text:name="__RefHeading__21109_2056356724"/><text:bookmark-end text:name="_Toc251334233"/></text:h>
      <text:h text:style-name="P30" text:outline-level="3"><text:bookmark-start text:name="_Toc248719921"/>[Critère Doc 1.1 – A] Chaque image porteuse d’information a-t-elle une alternative textuelle ?<text:bookmark-end text:name="_Toc248719921"/></text:h>
      <text:list xml:id="list503918246171271069" text:style-name="L2">
        <text:list-item>
          <text:p text:style-name="P67"><text:span text:style-name="Police_20_par_20_défaut"><text:span text:style-name="T3">Test Doc 1.1.1</text:span></text:span><text:span text:style-name="Police_20_par_20_défaut"><text:span text:style-name="T1"> : Chaque image porteuse d’information vérifie-t-elle une de ces conditions :</text:span></text:span></text:p>
          <text:list>
            <text:list-item>
              <text:p text:style-name="P53">L’image possède une alternative textuelle</text:p>
            </text:list-item>
            <text:list-item>
              <text:p text:style-name="P53">Un lien adjacent à l’image permet d’accéder à une alternative textuelle</text:p>
            </text:list-item>
          </text:list>
        </text:list-item>
      </text:list>
      <text:p text:style-name="P18"><text:span text:style-name="Police_20_par_20_défaut"><text:span text:style-name="T3">Critère WCAG</text:span></text:span><text:span text:style-name="Police_20_par_20_défaut"><text:span text:style-name="T1"> : </text:span></text:span><text:a xlink:type="simple" xlink:href="http://www.w3.org/Translations/WCAG20-fr/#text-equiv-all" text:style-name="Internet_20_link" text:visited-style-name="Visited_20_Internet_20_Link"><text:span text:style-name="Police_20_par_20_défaut">1.1.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95.html" text:style-name="Internet_20_link" text:visited-style-name="Visited_20_Internet_20_Link"><text:span text:style-name="Police_20_par_20_défaut">G95</text:span></text:a><text:span text:style-name="Police_20_par_20_défaut"><text:span text:style-name="T1"> – </text:span></text:span><text:a xlink:type="simple" xlink:href="http://www.w3.org/WAI/GL/WCAG20-TECHS/G196.html" text:style-name="Internet_20_link" text:visited-style-name="Visited_20_Internet_20_Link"><text:span text:style-name="Police_20_par_20_défaut">G196</text:span></text:a></text:p>
      <text:h text:style-name="P30" text:outline-level="3"><text:bookmark-start text:name="_Toc248719922"/>[Critère Doc 1.2 – A] Pour chaque image porteuse d’information ayant une alternative textuelle, cette alternative est-elle pertinente ?<text:bookmark-end text:name="_Toc248719922"/></text:h>
      <text:list xml:id="list122050530750480" text:continue-numbering="true" text:style-name="L2">
        <text:list-item>
          <text:p text:style-name="P67"><text:span text:style-name="Police_20_par_20_défaut"><text:span text:style-name="T3">Test Doc 1.2.1</text:span></text:span><text:span text:style-name="Police_20_par_20_défaut"><text:span text:style-name="T1"> : Pour chaque image porteuse d’information ayant une alternative textuelle, cette alternative est-elle pertinente ?</text:span></text:span></text:p>
        </text:list-item>
      </text:list>
      <text:p text:style-name="P19"><text:span text:style-name="Police_20_par_20_défaut"><text:span text:style-name="T3">Critère WCAG</text:span></text:span><text:span text:style-name="Police_20_par_20_défaut"><text:span text:style-name="T1"> : </text:span></text:span><text:a xlink:type="simple" xlink:href="http://www.w3.org/Translations/WCAG20-fr/#text-equiv-all" text:style-name="Internet_20_link" text:visited-style-name="Visited_20_Internet_20_Link"><text:span text:style-name="Police_20_par_20_défaut">1.1.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94.html" text:style-name="Internet_20_link" text:visited-style-name="Visited_20_Internet_20_Link"><text:span text:style-name="Police_20_par_20_défaut">G94</text:span></text:a></text:p>
      <text:h text:style-name="P30" text:outline-level="3"><text:bookmark-start text:name="_Toc248719923"/>[Critère Doc 1.3 – A] Chaque image porteuse d’information a-t-elle, si nécessaire, une description détaillée <text:bookmark-end text:name="_Toc248719923"/>?</text:h>
      <text:list xml:id="list8845308349423968719" text:style-name="L3">
        <text:list-item>
          <text:p text:style-name="P69"><text:span text:style-name="Police_20_par_20_défaut"><text:span text:style-name="T3">Test Doc 1.3.1</text:span></text:span><text:span text:style-name="Police_20_par_20_défaut"><text:span text:style-name="T1"> : Chaque image porteuse d’information, qui nécessite une description détaillée, vérifie-t-elle une de ces conditions ?</text:span></text:span></text:p>
          <text:list>
            <text:list-item>
              <text:p text:style-name="P54">Il existe une alternative textuelle contenant la référence à une description détaillée adjacente à l’image</text:p>
            </text:list-item>
            <text:list-item>
              <text:p text:style-name="P54">Il existe un lien adjacent permettant d’accéder au contenu de la description détaillée</text:p>
            </text:list-item>
          </text:list>
        </text:list-item>
      </text:list>
      <text:p text:style-name="P14"><text:span text:style-name="Police_20_par_20_défaut"><text:span text:style-name="T3">Critère WCAG</text:span></text:span><text:span text:style-name="Police_20_par_20_défaut"><text:span text:style-name="T1"> : </text:span></text:span><text:a xlink:type="simple" xlink:href="http://www.w3.org/Translations/WCAG20-fr/#text-equiv-all" text:style-name="Internet_20_link" text:visited-style-name="Visited_20_Internet_20_Link"><text:span text:style-name="Police_20_par_20_défaut">1.1.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74.html" text:style-name="Internet_20_link" text:visited-style-name="Visited_20_Internet_20_Link"><text:span text:style-name="Police_20_par_20_défaut">G74</text:span></text:a><text:span text:style-name="Police_20_par_20_défaut"><text:span text:style-name="T1"> – </text:span></text:span><text:a xlink:type="simple" xlink:href="http://www.w3.org/WAI/GL/WCAG20-TECHS/G73.html" text:style-name="Internet_20_link" text:visited-style-name="Visited_20_Internet_20_Link"><text:span text:style-name="Police_20_par_20_défaut">G73</text:span></text:a></text:p>
      <text:h text:style-name="P30" text:outline-level="3"><text:bookmark-start text:name="_Toc248719924"/><text:soft-page-break/>[Critère Doc 1.4 – A] Pour chaque image porteuse d’information ayant une description détaillée, cette description est-elle pertinente <text:bookmark-end text:name="_Toc248719924"/>?</text:h>
      <text:list xml:id="list2135203677238520037" text:style-name="L4">
        <text:list-item>
          <text:p text:style-name="P70"><text:span text:style-name="Police_20_par_20_défaut"><text:span text:style-name="T3">Test Doc 1.4.1</text:span></text:span><text:span text:style-name="Police_20_par_20_défaut"><text:span text:style-name="T1"> : Chaque image porteuse d’information, ayant une description détaillée, vérifie-t-elle une de ces conditions ?</text:span></text:span></text:p>
          <text:list>
            <text:list-item>
              <text:p text:style-name="P55">La description détaillée dans la page et signalée dans l’alternative textuelle est pertinente</text:p>
            </text:list-item>
            <text:list-item>
              <text:p text:style-name="P55">La description détaillée via un lien adjacent est pertinente</text:p>
            </text:list-item>
          </text:list>
        </text:list-item>
      </text:list>
      <text:p text:style-name="P14"><text:span text:style-name="Police_20_par_20_défaut"><text:span text:style-name="T3">Critère WCAG</text:span></text:span><text:span text:style-name="Police_20_par_20_défaut"><text:span text:style-name="T1"> : </text:span></text:span><text:a xlink:type="simple" xlink:href="http://www.w3.org/Translations/WCAG20-fr/#text-equiv-all" text:style-name="Internet_20_link" text:visited-style-name="Visited_20_Internet_20_Link"><text:span text:style-name="Police_20_par_20_défaut">1.1.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92.html" text:style-name="Internet_20_link" text:visited-style-name="Visited_20_Internet_20_Link"><text:span text:style-name="Police_20_par_20_défaut">G92</text:span></text:a></text:p>
      <text:h text:style-name="P25" text:outline-level="2"><text:bookmark-start text:name="_Toc251334234"/><text:bookmark-start text:name="_Toc248719925"/><text:bookmark-start text:name="__RefHeading__21111_2056356724"/>Cadres<text:bookmark-end text:name="_Toc251334234"/><text:line-break/><text:bookmark-end text:name="__RefHeading__21111_2056356724"/></text:h>
      <text:list xml:id="list4819706259013934327" text:style-name="L5">
        <text:list-item>
          <text:p text:style-name="P56">Pas de critère « Documents Bureautiques en téléchargement ».</text:p>
        </text:list-item>
      </text:list>
      <text:h text:style-name="P25" text:outline-level="2"><text:bookmark-start text:name="__RefHeading__21113_2056356724"/><text:bookmark-start text:name="_Toc251334235"/>Couleurs<text:bookmark-end text:name="__RefHeading__21113_2056356724"/><text:bookmark-end text:name="_Toc251334235"/><text:bookmark-end text:name="_Toc248719925"/></text:h>
      <text:h text:style-name="P30" text:outline-level="3"><text:bookmark-start text:name="_Toc248719926"/>[Critère Doc 3.1 – A] Dans chaque page, l’information ne doit pas être donnée uniquement par la couleur. Cette règle est-elle respectée <text:bookmark-end text:name="_Toc248719926"/>?</text:h>
      <text:list xml:id="list122050727262489" text:continue-numbering="true" text:style-name="L5">
        <text:list-item>
          <text:p text:style-name="P71"><text:span text:style-name="Police_20_par_20_défaut"><text:span text:style-name="T3">Test Doc 3.1.1</text:span></text:span><text:span text:style-name="Police_20_par_20_défaut"><text:span text:style-name="T1"> : Pour chaque mot ou ensemble de mots dont la mise en couleur est porteuse d’information, l’information ne doit pas être donnée uniquement par la couleur. Cette règle est-elle respectée ?</text:span></text:span></text:p>
        </text:list-item>
        <text:list-item>
          <text:p text:style-name="P71"><text:span text:style-name="Police_20_par_20_défaut"><text:span text:style-name="T3">Test Doc 3.1.2</text:span></text:span><text:span text:style-name="Police_20_par_20_défaut"><text:span text:style-name="T1"> : Pour chaque indication de couleur donnée par un texte, l’information ne doit pas être donnée uniquement par la couleur. Cette règle est-elle respectée ?</text:span></text:span></text:p>
        </text:list-item>
        <text:list-item>
          <text:p text:style-name="P71"><text:span text:style-name="Police_20_par_20_défaut"><text:span text:style-name="T3">Test Doc 3.1.3</text:span></text:span><text:span text:style-name="Police_20_par_20_défaut"><text:span text:style-name="T1"> : Pour chaque image véhiculant une information, l’information ne doit pas être donnée uniquement par la couleur. Cette règle est-elle respectée ?</text:span></text:span></text:p>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visual-audio-contrast-without-color" text:style-name="Internet_20_link" text:visited-style-name="Visited_20_Internet_20_Link"><text:span text:style-name="Police_20_par_20_défaut">1.4.1</text:span></text:a><text:span text:style-name="Police_20_par_20_défaut"><text:span text:style-name="T1"> – </text:span></text:span><text:a xlink:type="simple" xlink:href="http://www.w3.org/Translations/WCAG20-fr/#content-structure-separation-programmatic" text:style-name="Internet_20_link" text:visited-style-name="Visited_20_Internet_20_Link"><text:span text:style-name="Police_20_par_20_défaut">1.3.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14.html" text:style-name="Internet_20_link" text:visited-style-name="Visited_20_Internet_20_Link"><text:span text:style-name="Police_20_par_20_défaut">G14 </text:span></text:a><text:span text:style-name="Police_20_par_20_défaut"><text:span text:style-name="T1">– </text:span></text:span><text:a xlink:type="simple" xlink:href="http://www.w3.org/WAI/GL/WCAG20-TECHS/G138.html" text:style-name="Internet_20_link" text:visited-style-name="Visited_20_Internet_20_Link"><text:span text:style-name="Police_20_par_20_défaut">G138</text:span></text:a><text:span text:style-name="Police_20_par_20_défaut"><text:span text:style-name="T1"> – </text:span></text:span><text:a xlink:type="simple" xlink:href="http://www.w3.org/WAI/GL/WCAG20-TECHS/G182.html" text:style-name="Internet_20_link" text:visited-style-name="Visited_20_Internet_20_Link"><text:span text:style-name="Police_20_par_20_défaut">G182</text:span></text:a></text:p>
      <text:p text:style-name="P100"/>
      <text:h text:style-name="P30" text:outline-level="3"><text:bookmark-start text:name="_Toc248719927"/>[Critère Doc 3.2 – A] Dans chaque page, l’information ne doit pas être donnée uniquement par la couleur. Cette règle est-elle implémentée de façon pertinente <text:bookmark-end text:name="_Toc248719927"/>?</text:h>
      <text:list xml:id="list9125325331947932709" text:style-name="L6">
        <text:list-item>
          <text:p text:style-name="P72"><text:span text:style-name="Police_20_par_20_défaut"><text:span text:style-name="T3">Test Doc 3.2.1</text:span></text:span><text:span text:style-name="Police_20_par_20_défaut"><text:span text:style-name="T1"> : Pour chaque information véhiculée par la couleur d’un mot ou ensemble de mots, l’information ne doit pas être donnée uniquement par la couleur. Cette règle est-elle implémentée de façon pertinente ?</text:span></text:span></text:p>
        </text:list-item>
        <text:list-item>
          <text:p text:style-name="P72"><text:span text:style-name="Police_20_par_20_défaut"><text:span text:style-name="T3">Test Doc 3.2.2</text:span></text:span><text:span text:style-name="Police_20_par_20_défaut"><text:span text:style-name="T1"> : Pour chaque information véhiculée par la couleur et indiquée par un mot ou un ensemble de mots, l’information ne doit pas être </text:span></text:span><text:soft-page-break/><text:span text:style-name="Police_20_par_20_défaut"><text:span text:style-name="T1">donnée uniquement par la couleur. Cette règle est-elle implémentée de façon pertinente ?</text:span></text:span></text:p>
        </text:list-item>
        <text:list-item>
          <text:p text:style-name="P72"><text:span text:style-name="Police_20_par_20_défaut"><text:span text:style-name="T3">Test Doc 3.2.3</text:span></text:span><text:span text:style-name="Police_20_par_20_défaut"><text:span text:style-name="T1"> : Pour chaque image véhiculant une information, l’information ne doit pas être donnée uniquement par la couleur. Cette règle est-elle implémentée de façon pertinente ?</text:span></text:span></text:p>
        </text:list-item>
      </text:list>
      <text:p text:style-name="P14"><text:span text:style-name="Police_20_par_20_défaut"><text:span text:style-name="T3">Critère WCAG</text:span></text:span><text:span text:style-name="Police_20_par_20_défaut"><text:span text:style-name="T1"> : </text:span></text:span><text:a xlink:type="simple" xlink:href="http://www.w3.org/Translations/WCAG20-fr/#visual-audio-contrast-without-color" text:style-name="Internet_20_link" text:visited-style-name="Visited_20_Internet_20_Link"><text:span text:style-name="Police_20_par_20_défaut">1.4.1</text:span></text:a><text:span text:style-name="Police_20_par_20_défaut"><text:span text:style-name="T1"> – </text:span></text:span><text:a xlink:type="simple" xlink:href="http://www.w3.org/Translations/WCAG20-fr/#content-structure-separation-programmatic" text:style-name="Internet_20_link" text:visited-style-name="Visited_20_Internet_20_Link"><text:span text:style-name="Police_20_par_20_défaut">1.3.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14.html" text:style-name="Internet_20_link" text:visited-style-name="Visited_20_Internet_20_Link"><text:span text:style-name="Police_20_par_20_défaut">G14 </text:span></text:a><text:span text:style-name="Police_20_par_20_défaut"><text:span text:style-name="T1">– </text:span></text:span><text:a xlink:type="simple" xlink:href="http://www.w3.org/WAI/GL/WCAG20-TECHS/G138.html" text:style-name="Internet_20_link" text:visited-style-name="Visited_20_Internet_20_Link"><text:span text:style-name="Police_20_par_20_défaut">G138</text:span></text:a><text:span text:style-name="Police_20_par_20_défaut"><text:span text:style-name="T1"> – </text:span></text:span><text:a xlink:type="simple" xlink:href="http://www.w3.org/WAI/GL/WCAG20-TECHS/G182.html" text:style-name="Internet_20_link" text:visited-style-name="Visited_20_Internet_20_Link"><text:span text:style-name="Police_20_par_20_défaut">G182</text:span></text:a><text:span text:style-name="Police_20_par_20_défaut"><text:span text:style-name="T1"><text:line-break/></text:span></text:span></text:p>
      <text:h text:style-name="Heading_20_3" text:outline-level="3"><text:bookmark-start text:name="_Toc248719928"/><text:span text:style-name="Police_20_par_20_défaut"><text:span text:style-name="T1">[Critère Doc 3.3 – AA] Dans chaque page, le contraste entre la couleur du texte et la couleur de son arrière-plan est-il suffisamment élevé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bookmark-end text:name="_Toc248719928"/><text:span text:style-name="Police_20_par_20_défaut"><text:span text:style-name="T1">?</text:span></text:span></text:h>
      <text:list xml:id="list7534253179168153110" text:style-name="L7">
        <text:list-item>
          <text:p text:style-name="P74"><text:span text:style-name="Police_20_par_20_défaut"><text:span text:style-name="T3">Test Doc 3.3.1</text:span></text:span><text:span text:style-name="Police_20_par_20_défaut"><text:span text:style-name="T1"> : Dans chaque page, jusqu’à 18 points, le rapport de contraste entre le texte et son arrière-plan vérifie-t-il une de ces conditions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p>
          <text:list>
            <text:list-item>
              <text:p text:style-name="P57">le rapport de contraste entre le texte et son arrière-plan est de 4,5:1, au moins</text:p>
            </text:list-item>
            <text:list-item>
              <text:p text:style-name="P57">un mécanisme permet à l’utilisateur d’afficher le texte avec un rapport de contraste de 4,5:1, au moins</text:p>
            </text:list-item>
          </text:list>
        </text:list-item>
        <text:list-item>
          <text:p text:style-name="P74"><text:span text:style-name="Police_20_par_20_défaut"><text:span text:style-name="T3">Test Doc 3.3.2</text:span></text:span><text:span text:style-name="Police_20_par_20_défaut"><text:span text:style-name="T1"> : Dans chaque page, jusqu’à 14 points, le rapport de contraste entre le texte en gras et son arrière-plan vérifie-t-il un de ces conditions (</text:span></text:span><text:a xlink:type="simple" xlink:href="#_Crit3334" text:style-name="Internet_20_link" text:visited-style-name="Visited_20_Internet_20_Link"><text:span text:style-name="Lien_20_hypertexte">hors cas particuliers</text:span></text:a><text:span text:style-name="Lien_20_hypertexte"><text:span text:style-name="T43"> ?</text:span></text:span></text:p>
          <text:list>
            <text:list-item>
              <text:p text:style-name="P57">le rapport de contraste entre le texte et son arrière-plan est de 4,5:1, au moins</text:p>
            </text:list-item>
            <text:list-item>
              <text:p text:style-name="P57">un mécanisme permet à l’utilisateur d’afficher le texte avec un rapport de contraste de 4,5:1, au moins</text:p>
            </text:list-item>
          </text:list>
        </text:list-item>
        <text:list-item>
          <text:p text:style-name="P73"><text:span text:style-name="Police_20_par_20_défaut"><text:span text:style-name="T3">Test Doc 3.3.3</text:span></text:span><text:span text:style-name="Police_20_par_20_défaut"><text:span text:style-name="T1"> : Dans chaque page, à partir de 18 </text:span></text:span><text:span text:style-name="Police_20_par_20_défaut"><text:span text:style-name="T36">points, </text:span></text:span><text:span text:style-name="Police_20_par_20_défaut"><text:span text:style-name="T1">le rapport de contraste entre le texte et son </text:span></text:span><text:span text:style-name="Police_20_par_20_défaut"><text:span text:style-name="T36">arrière-plan</text:span></text:span><text:span text:style-name="Police_20_par_20_défaut"><text:span text:style-name="T1"> vérifie-t-il une de ces conditions :</text:span></text:span></text:p>
          <text:list>
            <text:list-item>
              <text:p text:style-name="P57">le rapport de contraste entre le texte et son arrière-plan est de 3:1, au moins</text:p>
            </text:list-item>
            <text:list-item>
              <text:p text:style-name="P57">un mécanisme permet à l’utilisateur d’afficher le texte avec un rapport de contraste de <text:span text:style-name="T68">3</text:span>:1, au moins</text:p>
            </text:list-item>
          </text:list>
        </text:list-item>
        <text:list-item>
          <text:p text:style-name="P74"><text:span text:style-name="Police_20_par_20_défaut"><text:span text:style-name="T3">Test Doc 3.3.4</text:span></text:span><text:span text:style-name="Police_20_par_20_défaut"><text:span text:style-name="T1"> : Dans chaque page, à partir de 14 points, le rapport de contraste entre le texte en gras et son </text:span></text:span><text:span text:style-name="Police_20_par_20_défaut"><text:span text:style-name="T36">arrière-plan</text:span></text:span><text:span text:style-name="Police_20_par_20_défaut"><text:span text:style-name="T1"> vérifie-t-il une de ces conditions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p>
          <text:list>
            <text:list-item>
              <text:p text:style-name="P57">le rapport de contraste entre le texte et son arrière-plan est de 3:1, au moins</text:p>
            </text:list-item>
            <text:list-item>
              <text:p text:style-name="P57"><text:soft-page-break/>un mécanisme permet à l’utilisateur d’afficher le texte avec un rapport de contraste de <text:span text:style-name="T68">3</text:span>:1, au moins</text:p>
            </text:list-item>
          </text:list>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visual-audio-contrast-contrast" text:style-name="Internet_20_link" text:visited-style-name="Visited_20_Internet_20_Link"><text:span text:style-name="Police_20_par_20_défaut">1.4.3</text:span></text:a></text:p>
      <text:p text:style-name="Paragraphe_20_de_20_liste"><text:span text:style-name="Police_20_par_20_défaut"><text:span text:style-name="T3">Technique</text:span></text:span><text:span text:style-name="Police_20_par_20_défaut"><text:span text:style-name="T1"> : </text:span></text:span><text:a xlink:type="simple" xlink:href="http://www.w3.org/WAI/GL/WCAG20-TECHS/G18.html" text:style-name="Internet_20_link" text:visited-style-name="Visited_20_Internet_20_Link"><text:span text:style-name="Police_20_par_20_défaut">G18</text:span></text:a><text:span text:style-name="Police_20_par_20_défaut"><text:span text:style-name="T1"> – </text:span></text:span><text:a xlink:type="simple" xlink:href="http://www.w3.org/WAI/GL/WCAG20-TECHS/G145.html" text:style-name="Internet_20_link" text:visited-style-name="Visited_20_Internet_20_Link"><text:span text:style-name="Police_20_par_20_défaut">G145</text:span></text:a></text:p>
      <text:h text:style-name="P39" text:outline-level="3"><text:bookmark-start text:name="_Toc248719929"/><text:span text:style-name="Police_20_par_20_défaut"><text:span text:style-name="T1">[Critère Doc 3.4 – </text:span></text:span><text:span text:style-name="Police_20_par_20_défaut"><text:span text:style-name="T16">AAA</text:span></text:span><text:span text:style-name="Police_20_par_20_défaut"><text:span text:style-name="T1">] Dans chaque page, le contraste entre la couleur du texte et la couleur de son arrière-plan est-il amélioré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bookmark-end text:name="_Toc248719929"/><text:span text:style-name="Police_20_par_20_défaut"><text:span text:style-name="T1">?</text:span></text:span></text:h>
      <text:list xml:id="list199042714417301330" text:style-name="L8">
        <text:list-item>
          <text:p text:style-name="P75"><text:span text:style-name="Police_20_par_20_défaut"><text:span text:style-name="T3">Test Doc 3.4.1</text:span></text:span><text:span text:style-name="Police_20_par_20_défaut"><text:span text:style-name="T1"> : Dans chaque page, jusqu’à 18 </text:span></text:span><text:span text:style-name="Police_20_par_20_défaut"><text:span text:style-name="T37">p</text:span></text:span><text:span text:style-name="Police_20_par_20_défaut"><text:span text:style-name="T1">oints, le rapport de contraste entre le texte et son arrière-plan est de 7:1, au moins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p>
        </text:list-item>
        <text:list-item>
          <text:p text:style-name="P75"><text:span text:style-name="Police_20_par_20_défaut"><text:span text:style-name="T3">Test Doc 3.4.2</text:span></text:span><text:span text:style-name="Police_20_par_20_défaut"><text:span text:style-name="T1"> : Dans chaque page, jusqu’à 14 </text:span></text:span><text:span text:style-name="Police_20_par_20_défaut"><text:span text:style-name="T37">p</text:span></text:span><text:span text:style-name="Police_20_par_20_défaut"><text:span text:style-name="T1">oints, le rapport de contraste entre le texte en gras et son arrière-plan est de 7:1, au moins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p>
        </text:list-item>
        <text:list-item>
          <text:p text:style-name="P75"><text:span text:style-name="Police_20_par_20_défaut"><text:span text:style-name="T3">Test Doc 3.4.3</text:span></text:span><text:span text:style-name="Police_20_par_20_défaut"><text:span text:style-name="T1"> : Dans chaque page, à partir de 18 </text:span></text:span><text:span text:style-name="Police_20_par_20_défaut"><text:span text:style-name="T37">p</text:span></text:span><text:span text:style-name="Police_20_par_20_défaut"><text:span text:style-name="T1">oints, le rapport de contraste entre le texte et son </text:span></text:span><text:span text:style-name="Police_20_par_20_défaut"><text:span text:style-name="T41">arrière-plan</text:span></text:span><text:span text:style-name="Police_20_par_20_défaut"><text:span text:style-name="T1"> est de 4,5:1, au moins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span></text:span></text:p>
        </text:list-item>
        <text:list-item>
          <text:p text:style-name="P75"><text:span text:style-name="Police_20_par_20_défaut"><text:span text:style-name="T3">Test Doc 3.4.4</text:span></text:span><text:span text:style-name="Police_20_par_20_défaut"><text:span text:style-name="T1"> : Dans chaque page, à partir de 14 </text:span></text:span><text:span text:style-name="Police_20_par_20_défaut"><text:span text:style-name="T37">p</text:span></text:span><text:span text:style-name="Police_20_par_20_défaut"><text:span text:style-name="T1">oints, le rapport de contraste entre le texte en gras et son </text:span></text:span><text:span text:style-name="Police_20_par_20_défaut"><text:span text:style-name="T41">arrière-plan</text:span></text:span><text:span text:style-name="Police_20_par_20_défaut"><text:span text:style-name="T1"> est de 4,5:1, au moins (</text:span></text:span><text:a xlink:type="simple" xlink:href="#_Crit3334" text:style-name="Internet_20_link" text:visited-style-name="Visited_20_Internet_20_Link"><text:span text:style-name="Lien_20_hypertexte"><text:span text:style-name="T43">hors cas particuliers</text:span></text:span></text:a><text:span text:style-name="Police_20_par_20_défaut"><text:span text:style-name="T1">) ?<text:line-break/></text:span></text:span></text:p>
        </text:list-item>
      </text:list>
      <text:p text:style-name="P20"><text:span text:style-name="Police_20_par_20_défaut"><text:span text:style-name="T3">Critère WCAG</text:span></text:span><text:span text:style-name="Police_20_par_20_défaut"><text:span text:style-name="T1"> : </text:span></text:span><text:a xlink:type="simple" xlink:href="http://www.w3.org/Translations/WCAG20-fr/#visual-audio-contrast7" text:style-name="Internet_20_link" text:visited-style-name="Visited_20_Internet_20_Link"><text:span text:style-name="Police_20_par_20_défaut">1.4.6</text:span></text:a></text:p>
      <text:p text:style-name="P20"><text:span text:style-name="Police_20_par_20_défaut"><text:span text:style-name="T3">Technique</text:span></text:span><text:span text:style-name="Police_20_par_20_défaut"><text:span text:style-name="T1"> : </text:span></text:span><text:a xlink:type="simple" xlink:href="http://www.w3.org/WAI/GL/WCAG20-TECHS/G17.html" text:style-name="Internet_20_link" text:visited-style-name="Visited_20_Internet_20_Link"><text:span text:style-name="Police_20_par_20_défaut">G17</text:span></text:a><text:span text:style-name="Police_20_par_20_défaut"><text:span text:style-name="T1"> – </text:span></text:span><text:a xlink:type="simple" xlink:href="http://www.w3.org/WAI/GL/WCAG20-TECHS/G18.html" text:style-name="Internet_20_link" text:visited-style-name="Visited_20_Internet_20_Link"><text:span text:style-name="Police_20_par_20_défaut">G18</text:span></text:a></text:p>
      <text:h text:style-name="P25" text:outline-level="2"><text:bookmark-start text:name="_Toc251334236"/><text:bookmark-start text:name="__RefHeading__21115_2056356724"/>Multimédia<text:bookmark-end text:name="_Toc251334236"/><text:bookmark-end text:name="__RefHeading__21115_2056356724"/></text:h>
      <text:h text:style-name="P31" text:outline-level="3">[Critère Doc 4.1 – A] Dans chaque page, <text:span text:style-name="T45">chaque média temporel pré-enregistré a-t-il, si nécessaire, une transcription textuelle ou une audio-description (</text:span><text:a xlink:type="simple" xlink:href="#-Crit4148" text:style-name="Internet_20_link" text:visited-style-name="Visited_20_Internet_20_Link"><text:span text:style-name="T45">hors cas particuliers</text:span></text:a><text:span text:style-name="T45">) ?</text:span></text:h>
      <text:list xml:id="list3331013808030171351" text:style-name="L9">
        <text:list-item>
          <text:p text:style-name="P77"><text:span text:style-name="Police_20_par_20_défaut"><text:span text:style-name="T3">Test Doc 4.1.1</text:span></text:span><text:span text:style-name="Police_20_par_20_défaut"><text:span text:style-name="T1"> : Dans chaque page, </text:span></text:span><text:span text:style-name="Police_20_par_20_défaut"><text:span text:style-name="T38">c</text:span></text:span><text:span text:style-name="Police_20_par_20_défaut"><text:span text:style-name="T17">haque média temporel pré-enregistré seulement audio, vérifie-t-il, si nécessaire, l’une de ces conditions (</text:span></text:span><text:a xlink:type="simple" xlink:href="#-Crit4148" text:style-name="Internet_20_link" text:visited-style-name="Visited_20_Internet_20_Link"><text:span text:style-name="Police_20_par_20_défaut">hors cas particuliers</text:span></text:a><text:span text:style-name="Police_20_par_20_défaut"><text:span text:style-name="T17">) ?</text:span></text:span></text:p>
          <text:list>
            <text:list-item>
              <text:p text:style-name="P78"><text:span text:style-name="Police_20_par_20_défaut"><text:span text:style-name="T17">Il existe une transcription textuelle accessible via un lien adjacent</text:span></text:span></text:p>
            </text:list-item>
            <text:list-item>
              <text:p text:style-name="P78"><text:span text:style-name="Police_20_par_20_défaut"><text:span text:style-name="T17">Il existe une transcription textuelle adjacente clairement identifiable</text:span></text:span></text:p>
            </text:list-item>
          </text:list>
        </text:list-item>
        <text:list-item>
          <text:p text:style-name="P77"><text:span text:style-name="Police_20_par_20_défaut"><text:span text:style-name="T3">Test Doc 4.1.2</text:span></text:span><text:span text:style-name="Police_20_par_20_défaut"><text:span text:style-name="T1"> : </text:span></text:span><text:span text:style-name="Police_20_par_20_défaut"><text:span text:style-name="T17">Dans chaque page, chaque média temporel pré-enregistré seulement vidéo vérifie-t-il, si nécessaire, une de ces conditions (</text:span></text:span><text:a xlink:type="simple" xlink:href="#-Crit4148" text:style-name="Internet_20_link" text:visited-style-name="Visited_20_Internet_20_Link"><text:span text:style-name="Police_20_par_20_défaut">hors cas particuliers</text:span></text:a><text:span text:style-name="Police_20_par_20_défaut"><text:span text:style-name="T17">) ?</text:span></text:span></text:p>
          <text:list>
            <text:list-item>
              <text:p text:style-name="P78"><text:span text:style-name="Police_20_par_20_défaut"><text:span text:style-name="T17">Il existe une version alternative « audio seulement » accessible via un lien adjacent</text:span></text:span></text:p>
            </text:list-item>
            <text:list-item>
              <text:p text:style-name="P78"><text:soft-page-break/><text:span text:style-name="Police_20_par_20_défaut"><text:span text:style-name="T17">Il existe une transcription textuelle adjacente clairement identifiable</text:span></text:span></text:p>
            </text:list-item>
            <text:list-item>
              <text:p text:style-name="P78"><text:span text:style-name="Police_20_par_20_défaut"><text:span text:style-name="T17">Il existe une audio-description synchronisée</text:span></text:span></text:p>
            </text:list-item>
            <text:list-item>
              <text:p text:style-name="P78"><text:span text:style-name="Police_20_par_20_défaut"><text:span text:style-name="T17">Il existe une version alternative avec une audio-description synchronisée accessible via un lien adjacent</text:span></text:span></text:p>
            </text:list-item>
          </text:list>
        </text:list-item>
        <text:list-item>
          <text:p text:style-name="P77"><text:span text:style-name="Police_20_par_20_défaut"><text:span text:style-name="T3">Test Doc 4.1.</text:span></text:span><text:span text:style-name="Police_20_par_20_défaut"><text:span text:style-name="T4">3</text:span></text:span><text:span text:style-name="Police_20_par_20_défaut"><text:span text:style-name="T1"> : </text:span></text:span><text:span text:style-name="Police_20_par_20_défaut"><text:span text:style-name="T17">Dans chaque page, chaque média temporel synchronisé pré-enregistré vérifie-t-il, si nécessaire, une de ces conditions (</text:span></text:span><text:a xlink:type="simple" xlink:href="#-Crit4148" text:style-name="Internet_20_link" text:visited-style-name="Visited_20_Internet_20_Link"><text:span text:style-name="Police_20_par_20_défaut">hors cas particuliers</text:span></text:a><text:span text:style-name="Police_20_par_20_défaut"><text:span text:style-name="T17"> ?</text:span></text:span></text:p>
          <text:list>
            <text:list-item>
              <text:p text:style-name="P78"><text:span text:style-name="Police_20_par_20_défaut"><text:span text:style-name="T17">Il existe une transcription textuelle accessible via un lien adjacent</text:span></text:span></text:p>
            </text:list-item>
            <text:list-item>
              <text:p text:style-name="P79"><text:span text:style-name="Police_20_par_20_défaut"><text:span text:style-name="T18">Il existe une transcription textuelle adjacente clairement identifiable</text:span></text:span></text:p>
            </text:list-item>
            <text:list-item>
              <text:p text:style-name="P79"><text:span text:style-name="Police_20_par_20_défaut"><text:span text:style-name="T18">Il existe une audio-description synchronisée</text:span></text:span></text:p>
            </text:list-item>
            <text:list-item>
              <text:p text:style-name="P79"><text:span text:style-name="Police_20_par_20_défaut"><text:span text:style-name="T18">Il existe une version alternative avec une audio-description synchronisée accessible via un lien adjacent</text:span></text:span></text:p>
            </text:list-item>
          </text:list>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media-equiv-av-only-alt" text:style-name="Internet_20_link" text:visited-style-name="Visited_20_Internet_20_Link"><text:span text:style-name="Police_20_par_20_défaut">1.2.1</text:span></text:a><text:span text:style-name="Police_20_par_20_défaut"><text:span text:style-name="T1"> – </text:span></text:span><text:a xlink:type="simple" xlink:href="http://www.w3.org/Translations/WCAG20-fr/#media-equiv-audio-desc" text:style-name="Internet_20_link" text:visited-style-name="Visited_20_Internet_20_Link"><text:span text:style-name="Police_20_par_20_défaut">1.2.3</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WAI/GL/WCAG20-TECHS/G69.html" text:style-name="Internet_20_link" text:visited-style-name="Visited_20_Internet_20_Link"><text:span text:style-name="Police_20_par_20_défaut">G69</text:span></text:a></text:p>
      <text:h text:style-name="P32" text:outline-level="3">[Critère Doc 4.2 – A] Dans chaque page, <text:span text:style-name="T46">pour chaque média temporel pré-enregistré ayant une transcription textuelle ou une audio-description synchronisée, celles-ci sont-elles pertinentes (</text:span><text:a xlink:type="simple" xlink:href="#-Crit4148" text:style-name="Internet_20_link" text:visited-style-name="Visited_20_Internet_20_Link"><text:span text:style-name="T46">hors cas particuliers</text:span></text:a><text:span text:style-name="T46">) ?</text:span></text:h>
      <text:list xml:id="list122050376521676" text:continue-numbering="true" text:style-name="L9">
        <text:list-item>
          <text:p text:style-name="P77"><text:span text:style-name="Police_20_par_20_défaut"><text:span text:style-name="T3">Test Doc 4.2.1</text:span></text:span><text:span text:style-name="Police_20_par_20_défaut"><text:span text:style-name="T1"> : Dans chaque page, </text:span></text:span><text:span text:style-name="Police_20_par_20_défaut"><text:span text:style-name="T18">pour chaque média temporel pré-enregistré seulement audio, ayant une transcription textuelle, celle-ci est-elle pertinente (</text:span></text:span><text:a xlink:type="simple" xlink:href="#-Crit4148" text:style-name="Internet_20_link" text:visited-style-name="Visited_20_Internet_20_Link"><text:span text:style-name="Police_20_par_20_défaut"><text:span text:style-name="T17">hors cas particuliers</text:span></text:span></text:a><text:span text:style-name="Police_20_par_20_défaut"><text:span text:style-name="T18">) ?</text:span></text:span></text:p>
        </text:list-item>
        <text:list-item>
          <text:p text:style-name="P77"><text:span text:style-name="Police_20_par_20_défaut"><text:span text:style-name="T3">Test Doc 4.2.2</text:span></text:span><text:span text:style-name="Police_20_par_20_défaut"><text:span text:style-name="T1"> : Dans chaque page, </text:span></text:span><text:span text:style-name="Police_20_par_20_défaut"><text:span text:style-name="T18">chaque média temporel pré-enregistré seulement vidéo vérifie-t-il une de ces conditions (</text:span></text:span><text:a xlink:type="simple" xlink:href="#-Crit4148" text:style-name="Internet_20_link" text:visited-style-name="Visited_20_Internet_20_Link"><text:span text:style-name="Police_20_par_20_défaut"><text:span text:style-name="T17">hors cas particuliers</text:span></text:span></text:a><text:span text:style-name="Police_20_par_20_défaut"><text:span text:style-name="T18">) ?</text:span></text:span></text:p>
          <text:list>
            <text:list-item>
              <text:p text:style-name="P79"><text:span text:style-name="Police_20_par_20_défaut"><text:span text:style-name="T18">La transcription textuelle est pertinente</text:span></text:span></text:p>
            </text:list-item>
            <text:list-item>
              <text:p text:style-name="P79"><text:span text:style-name="Police_20_par_20_défaut"><text:span text:style-name="T18">L’audio-description synchronisée est pertinente</text:span></text:span></text:p>
            </text:list-item>
            <text:list-item>
              <text:p text:style-name="P79"><text:span text:style-name="Police_20_par_20_défaut"><text:span text:style-name="T18">L’audio-description synchronisée de la version alternative est pertinente</text:span></text:span></text:p>
            </text:list-item>
            <text:list-item>
              <text:p text:style-name="P79"><text:span text:style-name="Police_20_par_20_défaut"><text:span text:style-name="T18">La version alternative « audio seulement » est pertinente</text:span></text:span></text:p>
            </text:list-item>
          </text:list>
        </text:list-item>
      </text:list>
      <text:p text:style-name="P14"><text:span text:style-name="Police_20_par_20_défaut"><text:span text:style-name="T3">Critère WCAG :</text:span></text:span><text:span text:style-name="Police_20_par_20_défaut"><text:span text:style-name="T1"> </text:span></text:span><text:a xlink:type="simple" xlink:href="http://www.w3.org/Translations/WCAG20-fr/#media-equiv-av-only-alt" text:style-name="Internet_20_link" text:visited-style-name="Visited_20_Internet_20_Link"><text:span text:style-name="Police_20_par_20_défaut">1.2.1</text:span></text:a><text:span text:style-name="Police_20_par_20_défaut"><text:span text:style-name="T1"> – </text:span></text:span><text:a xlink:type="simple" xlink:href="http://www.w3.org/Translations/WCAG20-fr/#media-equiv-audio-desc" text:style-name="Internet_20_link" text:visited-style-name="Visited_20_Internet_20_Link"><text:span text:style-name="Police_20_par_20_défaut">1.2.3</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WAI/GL/WCAG20-TECHS/G69.html" text:style-name="Internet_20_link" text:visited-style-name="Visited_20_Internet_20_Link"><text:span text:style-name="Police_20_par_20_défaut">G69</text:span></text:a></text:p>
      <text:h text:style-name="P33" text:outline-level="3"><text:soft-page-break/>[Critère Doc 4.3 – A] Dans chaque page, <text:span text:style-name="T46">pour chaque média temporel synchronisé pré-enregistré ayant des sous-titres synchronisés, ces sous-titres sont-ils pertinents ?</text:span></text:h>
      <text:list xml:id="list122048974942888" text:continue-numbering="true" text:style-name="L9">
        <text:list-item>
          <text:p text:style-name="P79"><text:span text:style-name="Police_20_par_20_défaut"><text:span text:style-name="T3">Test Doc 4.3.1</text:span></text:span><text:span text:style-name="Police_20_par_20_défaut"><text:span text:style-name="T1"> : </text:span></text:span><text:span text:style-name="Police_20_par_20_défaut"><text:span text:style-name="T18">Dans chaque page, pour chaque média temporel synchronisé pré-enregistré ayant des sous-titres synchronisés, ces sous-titres sont-ils pertinents ?</text:span></text:span></text:p>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media-equiv-captions" text:style-name="Internet_20_link" text:visited-style-name="Visited_20_Internet_20_Link"><text:span text:style-name="Police_20_par_20_défaut">1.2.2</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WAI/GL/WCAG20-TECHS/G87.html" text:style-name="Internet_20_link" text:visited-style-name="Visited_20_Internet_20_Link"><text:span text:style-name="Police_20_par_20_défaut">G87</text:span></text:a><text:span text:style-name="Police_20_par_20_défaut"><text:span text:style-name="T1"> – </text:span></text:span><text:a xlink:type="simple" xlink:href="http://www.w3.org/WAI/GL/WCAG20-TECHS/G93.html" text:style-name="Internet_20_link" text:visited-style-name="Visited_20_Internet_20_Link"><text:span text:style-name="Police_20_par_20_défaut">G93</text:span></text:a></text:p>
      <text:h text:style-name="P33" text:outline-level="3">[Critère Doc 4.4 – AA] Dans chaque page, <text:span text:style-name="T46">pour chaque média temporel pré-enregistré ayant une audio-description synchronisée, celle-ci est-elle pertinente ?</text:span></text:h>
      <text:list xml:id="list122049753532828" text:continue-numbering="true" text:style-name="L9">
        <text:list-item>
          <text:p text:style-name="P79"><text:span text:style-name="Police_20_par_20_défaut"><text:span text:style-name="T3">Test Doc 4.4.1</text:span></text:span><text:span text:style-name="Police_20_par_20_défaut"><text:span text:style-name="T1"> : Dans chaque page, </text:span></text:span><text:span text:style-name="Police_20_par_20_défaut"><text:span text:style-name="T18">pour chaque média temporel pré-enregistré seulement vidéo ayant une audio-description synchronisée, celle-ci est-elle pertinente ?</text:span></text:span></text:p>
        </text:list-item>
        <text:list-item>
          <text:p text:style-name="P79"><text:span text:style-name="Police_20_par_20_défaut"><text:span text:style-name="T5">Test Doc 4.4.2</text:span></text:span><text:span text:style-name="Police_20_par_20_défaut"><text:span text:style-name="T18"> : Dans chaque page, pour chaque média temporel synchronisé ayant une audio-description synchronisée, celle-ci est-elle pertinente ?</text:span></text:span></text:p>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media-equiv-audio-desc-only" text:style-name="Internet_20_link" text:visited-style-name="Visited_20_Internet_20_Link"><text:span text:style-name="Police_20_par_20_défaut">1.2.5</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WAI/GL/WCAG20-TECHS/G78.html" text:style-name="Internet_20_link" text:visited-style-name="Visited_20_Internet_20_Link"><text:span text:style-name="Police_20_par_20_défaut">G78</text:span></text:a></text:p>
      <text:h text:style-name="P34" text:outline-level="3">[Critère Doc 4.<text:span text:style-name="T55">5</text:span> – AA<text:span text:style-name="T55">A</text:span>] Dans chaque page, <text:span text:style-name="T46">pour chaque média temporel pré-enregistré ayant une audio-description étendue synchronisée, celle-ci est-elle pertinente ?</text:span></text:h>
      <text:list xml:id="list122048910634517" text:continue-numbering="true" text:style-name="L9">
        <text:list-item>
          <text:p text:style-name="P80"><text:span text:style-name="Police_20_par_20_défaut"><text:span text:style-name="T3">Test Doc 4.</text:span></text:span><text:span text:style-name="Police_20_par_20_défaut"><text:span text:style-name="T9">5</text:span></text:span><text:span text:style-name="Police_20_par_20_défaut"><text:span text:style-name="T3">.1</text:span></text:span><text:span text:style-name="Police_20_par_20_défaut"><text:span text:style-name="T1"> : Dans chaque page, </text:span></text:span><text:span text:style-name="Police_20_par_20_défaut"><text:span text:style-name="T18">pour chaque média temporel pré-enregistré seulement vidéo ayant une audio-description </text:span></text:span><text:span text:style-name="Police_20_par_20_défaut"><text:span text:style-name="T26">étendue </text:span></text:span><text:span text:style-name="Police_20_par_20_défaut"><text:span text:style-name="T18">synchronisée, celle-ci est-elle pertinente ?</text:span></text:span></text:p>
        </text:list-item>
        <text:list-item>
          <text:p text:style-name="P80"><text:span text:style-name="Police_20_par_20_défaut"><text:span text:style-name="T5">Test Doc 4.</text:span></text:span><text:span text:style-name="Police_20_par_20_défaut"><text:span text:style-name="T9">5</text:span></text:span><text:span text:style-name="Police_20_par_20_défaut"><text:span text:style-name="T5">2</text:span></text:span><text:span text:style-name="Police_20_par_20_défaut"><text:span text:style-name="T18"> : Dans chaque page, pour chaque média temporel synchronisé ayant une audio-description </text:span></text:span><text:span text:style-name="Police_20_par_20_défaut"><text:span text:style-name="T26">étendue </text:span></text:span><text:span text:style-name="Police_20_par_20_défaut"><text:span text:style-name="T18">synchronisée, celle-ci est-elle pertinente ?</text:span></text:span></text:p>
        </text:list-item>
      </text:list>
      <text:p text:style-name="P8"><text:span text:style-name="Police_20_par_20_défaut"><text:span text:style-name="T3">Critère WCAG :</text:span></text:span><text:span text:style-name="Police_20_par_20_défaut"><text:span text:style-name="T1"> </text:span></text:span><text:a xlink:type="simple" xlink:href="http://www.w3.org/Translations/WCAG20-fr/#media-equiv-extended-ad" text:style-name="Internet_20_link" text:visited-style-name="Visited_20_Internet_20_Link"><text:span text:style-name="Police_20_par_20_défaut">1.2.</text:span></text:a><text:a xlink:type="simple" xlink:href="http://www.w3.org/Translations/WCAG20-fr/#media-equiv-extended-ad" text:style-name="Internet_20_link" text:visited-style-name="Visited_20_Internet_20_Link"><text:span text:style-name="Police_20_par_20_défaut"><text:span text:style-name="T27">7</text:span></text:span></text:a><text:span text:style-name="T27"><text:line-break/></text:span><text:span text:style-name="Police_20_par_20_défaut"><text:span text:style-name="T3">Technique </text:span></text:span><text:span text:style-name="Police_20_par_20_défaut"><text:span text:style-name="T1">: </text:span></text:span><text:a xlink:type="simple" xlink:href="http://www.w3.org/WAI/GL/WCAG20-TECHS/G8.html" text:style-name="Internet_20_link" text:visited-style-name="Visited_20_Internet_20_Link"><text:span text:style-name="Police_20_par_20_défaut">G</text:span></text:a><text:a xlink:type="simple" xlink:href="http://www.w3.org/WAI/GL/WCAG20-TECHS/G8.html" text:style-name="Internet_20_link" text:visited-style-name="Visited_20_Internet_20_Link"><text:span text:style-name="Police_20_par_20_défaut"><text:span text:style-name="T27">8</text:span></text:span></text:a></text:p>
      <text:h text:style-name="P41" text:outline-level="3"><text:span text:style-name="Police_20_par_20_défaut"><text:span text:style-name="T1">[Critère Doc 4.</text:span></text:span><text:span text:style-name="Police_20_par_20_défaut"><text:span text:style-name="T27">6</text:span></text:span><text:span text:style-name="Police_20_par_20_défaut"><text:span text:style-name="T1"> – AA</text:span></text:span><text:span text:style-name="Police_20_par_20_défaut"><text:span text:style-name="T18">A</text:span></text:span><text:span text:style-name="Police_20_par_20_défaut"><text:span text:style-name="T1">] Dans chaque page, </text:span></text:span><text:span text:style-name="Police_20_par_20_défaut"><text:span text:style-name="T18">chaque média temporel synchronisé ou seulement vidéo a-t-il, si nécessaire, une transcription textuelle (</text:span></text:span><text:a xlink:type="simple" xlink:href="#-Crit4148" text:style-name="Internet_20_link" text:visited-style-name="Visited_20_Internet_20_Link"><text:span text:style-name="Police_20_par_20_défaut">hors cas particuliers</text:span></text:a><text:span text:style-name="Police_20_par_20_défaut"><text:span text:style-name="T18">) ?</text:span></text:span></text:h>
      <text:list xml:id="list122049490037488" text:continue-numbering="true" text:style-name="L9">
        <text:list-item>
          <text:p text:style-name="P77"><text:span text:style-name="Police_20_par_20_défaut"><text:span text:style-name="T3">Test Doc 4.</text:span></text:span><text:span text:style-name="Police_20_par_20_défaut"><text:span text:style-name="T9">6</text:span></text:span><text:span text:style-name="Police_20_par_20_défaut"><text:span text:style-name="T3">.1</text:span></text:span><text:span text:style-name="Police_20_par_20_défaut"><text:span text:style-name="T1"> : </text:span></text:span><text:span text:style-name="Police_20_par_20_défaut"><text:span text:style-name="T18">Dans chaque page, </text:span></text:span><text:span text:style-name="Police_20_par_20_défaut"><text:span text:style-name="T19">chaque média temporel synchronisé vérifie-t-il si nécessaire une de ces conditions (</text:span></text:span><text:a xlink:type="simple" xlink:href="#-Crit4148" text:style-name="Internet_20_link" text:visited-style-name="Visited_20_Internet_20_Link"><text:span text:style-name="Police_20_par_20_défaut"><text:span text:style-name="T17">hors cas particuliers</text:span></text:span></text:a><text:span text:style-name="Police_20_par_20_défaut"><text:span text:style-name="T19">) ?</text:span></text:span></text:p>
          <text:list>
            <text:list-item>
              <text:p text:style-name="P81"><text:span text:style-name="Police_20_par_20_défaut"><text:span text:style-name="T19">Il existe une transcription textuelle accessible via un lien adjacent</text:span></text:span></text:p>
            </text:list-item>
            <text:list-item>
              <text:p text:style-name="P88"><text:span text:style-name="T39">Il</text:span> <text:span text:style-name="T39">existe</text:span> <text:span text:style-name="T39">une</text:span> transcription <text:span text:style-name="T39">textuelle</text:span> <text:span text:style-name="T39">adjacente</text:span> <text:span text:style-name="T39">clairement</text:span> identifiable</text:p>
            </text:list-item>
          </text:list>
        </text:list-item>
        <text:list-item>
          <text:p text:style-name="P77"><text:soft-page-break/><text:span text:style-name="Police_20_par_20_défaut"><text:span text:style-name="T3">Test Doc 4.</text:span></text:span><text:span text:style-name="Police_20_par_20_défaut"><text:span text:style-name="T8">5</text:span></text:span><text:span text:style-name="Police_20_par_20_défaut"><text:span text:style-name="T9">6</text:span></text:span><text:span text:style-name="Police_20_par_20_défaut"><text:span text:style-name="T3">1</text:span></text:span><text:span text:style-name="Police_20_par_20_défaut"><text:span text:style-name="T1"> : </text:span></text:span><text:span text:style-name="Police_20_par_20_défaut"><text:span text:style-name="T18">Dans chaque page, </text:span></text:span><text:span text:style-name="Police_20_par_20_défaut"><text:span text:style-name="T19">chaque média temporel seulement vidéo vérifie-t-il si nécessaire une de ces conditions (</text:span></text:span><text:a xlink:type="simple" xlink:href="#-Crit4148" text:style-name="Internet_20_link" text:visited-style-name="Visited_20_Internet_20_Link"><text:span text:style-name="Police_20_par_20_défaut"><text:span text:style-name="T17">hors cas particuliers</text:span></text:span></text:a><text:span text:style-name="Police_20_par_20_défaut"><text:span text:style-name="T19">) ?</text:span></text:span></text:p>
          <text:list>
            <text:list-item>
              <text:p text:style-name="P81"><text:span text:style-name="Police_20_par_20_défaut"><text:span text:style-name="T19">Il existe une transcription textuelle accessible via un lien adjacent</text:span></text:span></text:p>
            </text:list-item>
            <text:list-item>
              <text:p text:style-name="P81"><text:span text:style-name="Police_20_par_20_défaut"><text:span text:style-name="T19">Il existe une transcription textuelle adjacente clairement identifiable</text:span></text:span></text:p>
            </text:list-item>
          </text:list>
        </text:list-item>
      </text:list>
      <text:p text:style-name="P11"><text:span text:style-name="Police_20_par_20_défaut"><text:span text:style-name="T3">Critère WCAG :</text:span></text:span><text:span text:style-name="Police_20_par_20_défaut"><text:span text:style-name="T1"> </text:span></text:span><text:a xlink:type="simple" xlink:href="http://www.w3.org/Translations/WCAG20-fr/#media-equiv-text-doc" text:style-name="Internet_20_link" text:visited-style-name="Visited_20_Internet_20_Link"><text:span text:style-name="Police_20_par_20_défaut">1.2.</text:span></text:a><text:a xlink:type="simple" xlink:href="http://www.w3.org/Translations/WCAG20-fr/#media-equiv-text-doc" text:style-name="Internet_20_link" text:visited-style-name="Visited_20_Internet_20_Link"><text:span text:style-name="Police_20_par_20_défaut"><text:span text:style-name="T24">8</text:span></text:span></text:a><text:span text:style-name="T24"><text:line-break/></text:span><text:span text:style-name="Police_20_par_20_défaut"><text:span text:style-name="T6">Technique </text:span></text:span><text:span text:style-name="Police_20_par_20_défaut"><text:span text:style-name="T19">: </text:span></text:span><text:a xlink:type="simple" xlink:href="http://www.w3.org/WAI/GL/WCAG20-TECHS/G58.html" text:style-name="Internet_20_link" text:visited-style-name="Visited_20_Internet_20_Link"><text:span text:style-name="Police_20_par_20_défaut">G</text:span></text:a><text:a xlink:type="simple" xlink:href="http://www.w3.org/WAI/GL/WCAG20-TECHS/G58.html" text:style-name="Internet_20_link" text:visited-style-name="Visited_20_Internet_20_Link"><text:span text:style-name="Police_20_par_20_défaut">58</text:span></text:a><text:span text:style-name="Police_20_par_20_défaut"><text:span text:style-name="T24"> – </text:span></text:span><text:a xlink:type="simple" xlink:href="http://www.w3.org/WAI/GL/WCAG20-TECHS/G69.html" text:style-name="Internet_20_link" text:visited-style-name="Visited_20_Internet_20_Link"><text:span text:style-name="Police_20_par_20_défaut">G69</text:span></text:a><text:span text:style-name="Police_20_par_20_défaut"><text:span text:style-name="T24"> – </text:span></text:span><text:a xlink:type="simple" xlink:href="http://www.w3.org/WAI/GL/WCAG20-TECHS/G159.html" text:style-name="Internet_20_link" text:visited-style-name="Visited_20_Internet_20_Link"><text:span text:style-name="Police_20_par_20_défaut">G159</text:span></text:a></text:p>
      <text:h text:style-name="P42" text:outline-level="3"><text:span text:style-name="Police_20_par_20_défaut">[Critère Doc 4.</text:span><text:span text:style-name="Police_20_par_20_défaut"><text:span text:style-name="T56">7</text:span></text:span><text:span text:style-name="Police_20_par_20_défaut"> – AA</text:span><text:span text:style-name="Police_20_par_20_défaut"><text:span text:style-name="T46">A</text:span></text:span><text:span text:style-name="Police_20_par_20_défaut">] Dans chaque page, </text:span><text:span text:style-name="Police_20_par_20_défaut"><text:span text:style-name="T47">pour chaque média temporel synchronisé ou seulement vidéo, ayant une transcription textuelle, celle-ci est-elle pertinente ?</text:span></text:span></text:h>
      <text:list xml:id="list122049766301009" text:continue-numbering="true" text:style-name="L9">
        <text:list-item>
          <text:p text:style-name="P81"><text:span text:style-name="Police_20_par_20_défaut"><text:span text:style-name="T3">Test Doc 4.</text:span></text:span><text:span text:style-name="Police_20_par_20_défaut"><text:span text:style-name="T9">7</text:span></text:span><text:span text:style-name="Police_20_par_20_défaut"><text:span text:style-name="T3">.1</text:span></text:span><text:span text:style-name="Police_20_par_20_défaut"><text:span text:style-name="T1"> : </text:span></text:span><text:span text:style-name="Police_20_par_20_défaut"><text:span text:style-name="T18">Dans chaque page, </text:span></text:span><text:span text:style-name="Police_20_par_20_défaut"><text:span text:style-name="T19">pour chaque média temporel seulement vidéo ayant une transcription textuelle, celle-ci est-elle pertinente ?</text:span></text:span></text:p>
        </text:list-item>
        <text:list-item>
          <text:p text:style-name="P81"><text:span text:style-name="Police_20_par_20_défaut"><text:span text:style-name="T5">Test Doc 4.</text:span></text:span><text:span text:style-name="Police_20_par_20_défaut"><text:span text:style-name="T9">7</text:span></text:span><text:span text:style-name="Police_20_par_20_défaut"><text:span text:style-name="T5">.2</text:span></text:span><text:span text:style-name="Police_20_par_20_défaut"><text:span text:style-name="T18"> : Dans chaque page, pour </text:span></text:span><text:span text:style-name="Police_20_par_20_défaut"><text:span text:style-name="T19">chaque média temporel synchronisé ayant une transcription textuelle, celle-ci est-elle pertinente ?</text:span></text:span></text:p>
        </text:list-item>
      </text:list>
      <text:p text:style-name="P14"><text:span text:style-name="Police_20_par_20_défaut"><text:span text:style-name="T3">Critère WCAG :</text:span></text:span><text:span text:style-name="Police_20_par_20_défaut"><text:span text:style-name="T1"> </text:span></text:span><text:a xlink:type="simple" xlink:href="http://www.w3.org/Translations/WCAG20-fr/#media-equiv-text-doc" text:style-name="Internet_20_link" text:visited-style-name="Visited_20_Internet_20_Link"><text:span text:style-name="Police_20_par_20_défaut">1.2.8</text:span></text:a><text:span text:style-name="Police_20_par_20_défaut"><text:span text:style-name="T24"><text:line-break/></text:span></text:span><text:span text:style-name="Police_20_par_20_défaut"><text:span text:style-name="T6">Technique </text:span></text:span><text:span text:style-name="Police_20_par_20_défaut"><text:span text:style-name="T19">: </text:span></text:span><text:a xlink:type="simple" xlink:href="http://www.w3.org/WAI/GL/WCAG20-TECHS/G58.html" text:style-name="Internet_20_link" text:visited-style-name="Visited_20_Internet_20_Link"><text:span text:style-name="Police_20_par_20_défaut">G</text:span></text:a><text:a xlink:type="simple" xlink:href="http://www.w3.org/WAI/GL/WCAG20-TECHS/G58.html" text:style-name="Internet_20_link" text:visited-style-name="Visited_20_Internet_20_Link"><text:span text:style-name="Police_20_par_20_défaut">58</text:span></text:a><text:span text:style-name="Police_20_par_20_défaut"><text:span text:style-name="T24"> – </text:span></text:span><text:a xlink:type="simple" xlink:href="http://www.w3.org/WAI/GL/WCAG20-TECHS/G69.html" text:style-name="Internet_20_link" text:visited-style-name="Visited_20_Internet_20_Link"><text:span text:style-name="Police_20_par_20_défaut">G69</text:span></text:a><text:span text:style-name="Police_20_par_20_défaut"><text:span text:style-name="T24"> – </text:span></text:span><text:a xlink:type="simple" xlink:href="http://www.w3.org/WAI/GL/WCAG20-TECHS/G159.html" text:style-name="Internet_20_link" text:visited-style-name="Visited_20_Internet_20_Link"><text:span text:style-name="Police_20_par_20_défaut">G159</text:span></text:a></text:p>
      <text:h text:style-name="P42" text:outline-level="3"><text:span text:style-name="Police_20_par_20_défaut">[Critère Doc 4.</text:span><text:span text:style-name="Police_20_par_20_défaut"><text:span text:style-name="T56">8</text:span></text:span><text:span text:style-name="Police_20_par_20_défaut"> – A] Dans chaque page, </text:span><text:span text:style-name="Police_20_par_20_défaut"><text:span text:style-name="T47">chaque média temporel est-il clairement identifiable (</text:span></text:span><text:a xlink:type="simple" xlink:href="#_Crit415" text:style-name="Internet_20_link" text:visited-style-name="Visited_20_Internet_20_Link"><text:span text:style-name="Police_20_par_20_défaut"><text:span text:style-name="T47">hors cas particuliers</text:span></text:span></text:a><text:span text:style-name="Police_20_par_20_défaut"><text:span text:style-name="T47">) ?</text:span></text:span></text:h>
      <text:list xml:id="list122050487026025" text:continue-numbering="true" text:style-name="L9">
        <text:list-item>
          <text:p text:style-name="P82"><text:span text:style-name="Police_20_par_20_défaut"><text:span text:style-name="T3">Test Doc 4.</text:span></text:span><text:span text:style-name="Police_20_par_20_défaut"><text:span text:style-name="T9">8</text:span></text:span><text:span text:style-name="Police_20_par_20_défaut"><text:span text:style-name="T3">.1</text:span></text:span><text:span text:style-name="Police_20_par_20_défaut"><text:span text:style-name="T1"> : </text:span></text:span><text:span text:style-name="Police_20_par_20_défaut"><text:span text:style-name="T18">Dans chaque page, </text:span></text:span><text:span text:style-name="Police_20_par_20_défaut"><text:span text:style-name="T19">pour chaque média temporel seulement son, seulement vidéo ou synchronisé, le contenu textuel adjacent permet-il d’identifier clairement le média temporel (</text:span></text:span><text:a xlink:type="simple" xlink:href="#_Crit415" text:style-name="Internet_20_link" text:visited-style-name="Visited_20_Internet_20_Link"><text:span text:style-name="Police_20_par_20_défaut">hors cas particuliers</text:span></text:a><text:span text:style-name="Police_20_par_20_défaut"><text:span text:style-name="T19">) ?</text:span></text:span></text:p>
        </text:list-item>
      </text:list>
      <text:p text:style-name="P12"><text:span text:style-name="Police_20_par_20_défaut"><text:span text:style-name="T3">Critère WCAG :</text:span></text:span><text:span text:style-name="Police_20_par_20_défaut"><text:span text:style-name="T1"> </text:span></text:span><text:a xlink:type="simple" xlink:href="http://www.w3.org/Translations/WCAG20-fr/#text-equiv-all" text:style-name="Internet_20_link" text:visited-style-name="Visited_20_Internet_20_Link"><text:span text:style-name="Police_20_par_20_défaut">1.</text:span></text:a><text:a xlink:type="simple" xlink:href="http://www.w3.org/Translations/WCAG20-fr/#text-equiv-all" text:style-name="Internet_20_link" text:visited-style-name="Visited_20_Internet_20_Link"><text:span text:style-name="Police_20_par_20_défaut"><text:span text:style-name="T25">1.1</text:span></text:span></text:a><text:span text:style-name="T25"><text:line-break/></text:span><text:span text:style-name="Police_20_par_20_défaut"><text:span text:style-name="T6">Technique </text:span></text:span><text:span text:style-name="Police_20_par_20_défaut"><text:span text:style-name="T19">: </text:span></text:span><text:a xlink:type="simple" xlink:href="http://www.w3.org/WAI/GL/WCAG20-TECHS/G68.html" text:style-name="Internet_20_link" text:visited-style-name="Visited_20_Internet_20_Link"><text:span text:style-name="Police_20_par_20_défaut">G68</text:span></text:a><text:span text:style-name="Police_20_par_20_défaut"><text:span text:style-name="T25"> – </text:span></text:span><text:a xlink:type="simple" xlink:href="http://www.w3.org/WAI/GL/WCAG20-TECHS/G100.html" text:style-name="Internet_20_link" text:visited-style-name="Visited_20_Internet_20_Link"><text:span text:style-name="Police_20_par_20_défaut">G100</text:span></text:a></text:p>
      <text:h text:style-name="P43" text:outline-level="3"><text:span text:style-name="Police_20_par_20_défaut"><text:span text:style-name="T1">[Critère Doc 4.</text:span></text:span><text:span text:style-name="Police_20_par_20_défaut"><text:span text:style-name="T28">9</text:span></text:span><text:span text:style-name="Police_20_par_20_défaut"><text:span text:style-name="T1">– A</text:span></text:span><text:span text:style-name="Police_20_par_20_défaut"><text:span text:style-name="T21">AA</text:span></text:span><text:span text:style-name="Police_20_par_20_défaut"><text:span text:style-name="T1">] Dans chaque page, </text:span></text:span><text:span text:style-name="Police_20_par_20_défaut"><text:span text:style-name="T21">pour chaque média temporel seulement audio pré-enregistré, les dialogues sont-ils suffisamment audibles (</text:span></text:span><text:a xlink:type="simple" xlink:href="#_Crit413" text:style-name="Internet_20_link" text:visited-style-name="Visited_20_Internet_20_Link"><text:span text:style-name="Police_20_par_20_défaut">hors cas particuliers</text:span></text:a><text:span text:style-name="Police_20_par_20_défaut"><text:span text:style-name="T21">) ?</text:span></text:span></text:h>
      <text:list xml:id="list122050223082395" text:continue-numbering="true" text:style-name="L9">
        <text:list-item>
          <text:p text:style-name="P83"><text:span text:style-name="Police_20_par_20_défaut"><text:span text:style-name="T3">Test Doc 4.</text:span></text:span><text:span text:style-name="Police_20_par_20_défaut"><text:span text:style-name="T10">9</text:span></text:span><text:span text:style-name="Police_20_par_20_défaut"><text:span text:style-name="T3">.1</text:span></text:span><text:span text:style-name="Police_20_par_20_défaut"><text:span text:style-name="T1"> : </text:span></text:span><text:span text:style-name="Police_20_par_20_défaut"><text:span text:style-name="T18">Dans chaque page, </text:span></text:span><text:span text:style-name="Police_20_par_20_défaut"><text:span text:style-name="T21">chaque média temporel audio pré-enregistré vérifie-t-il une de ces conditions (</text:span></text:span><text:a xlink:type="simple" xlink:href="#_Crit413" text:style-name="Internet_20_link" text:visited-style-name="Visited_20_Internet_20_Link"><text:span text:style-name="Police_20_par_20_défaut">hors cas particuliers</text:span></text:a><text:span text:style-name="Police_20_par_20_défaut"><text:span text:style-name="T21">) ?</text:span></text:span></text:p>
          <text:list>
            <text:list-item>
              <text:p text:style-name="P84"><text:span text:style-name="Police_20_par_20_défaut"><text:span text:style-name="T20">L’arrière-plan sonore peut être désactivé</text:span></text:span></text:p>
            </text:list-item>
            <text:list-item>
              <text:p text:style-name="P84"><text:span text:style-name="Police_20_par_20_défaut"><text:span text:style-name="T21">La ou les pistes de dialogue sont 20 décibels plus élevées que l’arrière-plan sonore.</text:span></text:span></text:p>
            </text:list-item>
            <text:list-item>
              <text:p text:style-name="P84"><text:span text:style-name="Police_20_par_20_défaut"><text:span text:style-name="T21">Il existe une version alternative pour laquelle l’arrière-plan sonore peut être désactivé</text:span></text:span></text:p>
            </text:list-item>
            <text:list-item>
              <text:p text:style-name="P84"><text:span text:style-name="Police_20_par_20_défaut"><text:span text:style-name="T21">Il existe une version alternative pour laquelle la ou les pistes de dialogue sont 20 décibels plus élevées que l’arrière-plan sonore</text:span></text:span></text:p>
            </text:list-item>
          </text:list>
        </text:list-item>
      </text:list>
      <text:p text:style-name="P13"><text:soft-page-break/><text:span text:style-name="Police_20_par_20_défaut"><text:span text:style-name="T3">Critère WCAG :</text:span></text:span><text:span text:style-name="Police_20_par_20_défaut"><text:span text:style-name="T1"> </text:span></text:span><text:a xlink:type="simple" xlink:href="http://www.w3.org/Translations/WCAG20-fr/#visual-audio-contrast-noaudio" text:style-name="Internet_20_link" text:visited-style-name="Visited_20_Internet_20_Link"><text:span text:style-name="Police_20_par_20_défaut">1.</text:span></text:a><text:a xlink:type="simple" xlink:href="http://www.w3.org/Translations/WCAG20-fr/#visual-audio-contrast-noaudio" text:style-name="Internet_20_link" text:visited-style-name="Visited_20_Internet_20_Link"><text:span text:style-name="Police_20_par_20_défaut"><text:span text:style-name="T29">4.7</text:span></text:span></text:a><text:span text:style-name="T29"><text:line-break/></text:span><text:span text:style-name="Police_20_par_20_défaut"><text:span text:style-name="T6">Technique </text:span></text:span><text:span text:style-name="Police_20_par_20_défaut"><text:span text:style-name="T19">: </text:span></text:span><text:a xlink:type="simple" xlink:href="http://www.w3.org/WAI/GL/WCAG20-TECHS/G56.html" text:style-name="Internet_20_link" text:visited-style-name="Visited_20_Internet_20_Link"><text:span text:style-name="Police_20_par_20_défaut"><text:span text:style-name="T25">G</text:span></text:span></text:a><text:a xlink:type="simple" xlink:href="http://www.w3.org/WAI/GL/WCAG20-TECHS/G56.html" text:style-name="Internet_20_link" text:visited-style-name="Visited_20_Internet_20_Link"><text:span text:style-name="Police_20_par_20_défaut"><text:span text:style-name="T29">56</text:span></text:span></text:a></text:p>
      <text:p text:style-name="Normal"><text:span text:style-name="Police_20_par_20_défaut"><text:span text:style-name="T3">Note :</text:span></text:span><text:span text:style-name="Police_20_par_20_défaut"><text:span text:style-name="T1"> la diversité des moyens d’insertion des contenus multimédia dans un document bureautique (méthode et lecteur multimédia proposé par défaut) ne permet pas de créer de critère de présence pour le sous-titrage et l’audio-description. La pertinence de ces éléments, quand ils sont présents, est néanmoins testée.</text:span></text:span></text:p>
      <text:p text:style-name="P6"><text:span text:style-name="Police_20_par_20_défaut"><text:span text:style-name="T19">La diversité des moyens d’insertion des contenus multimédia dans un document bureautique (méthode et lecteur multimédia proposé par défaut) ne permet pas de créer de critère pour l’accessibilité des interfaces de lecture.</text:span></text:span></text:p>
      <text:h text:style-name="P25" text:outline-level="2"><text:bookmark-start text:name="_Toc248719930"/><text:bookmark-start text:name="__RefHeading__21117_2056356724"/><text:bookmark-start text:name="_Toc251334237"/>Tableaux<text:bookmark-end text:name="_Toc248719930"/><text:bookmark-end text:name="__RefHeading__21117_2056356724"/><text:bookmark-end text:name="_Toc251334237"/></text:h>
      <text:list xml:id="list94521430439111" text:style-name="L5">
        <text:list-item>
          <text:p text:style-name="P56">Pas de critère « Documents Bureautiques en téléchargement ».</text:p>
        </text:list-item>
      </text:list>
      <text:h text:style-name="P25" text:outline-level="2"><text:bookmark-start text:name="_Toc248719933"/><text:bookmark-start text:name="__RefHeading__21119_2056356724"/><text:bookmark-start text:name="_Toc251334238"/>Liens<text:bookmark-end text:name="_Toc248719933"/><text:bookmark-end text:name="__RefHeading__21119_2056356724"/><text:bookmark-end text:name="_Toc251334238"/></text:h>
      <text:h text:style-name="Heading_20_3" text:outline-level="3"><text:bookmark-start text:name="_Toc248719934"/>[<text:span text:style-name="T39">Critère</text:span> Doc 6.1 – A] <text:span text:style-name="T39">Chaque</text:span> lien <text:span text:style-name="T39">est-il</text:span> <text:span text:style-name="T39">explicite</text:span> (<text:a xlink:type="simple" xlink:href="#_Crit6162" text:style-name="Internet_20_link" text:visited-style-name="Visited_20_Internet_20_Link">hors cas particuliers</text:a>) <text:bookmark-end text:name="_Toc248719934"/>?</text:h>
      <text:list xml:id="list2362408483765098163" text:style-name="L10">
        <text:list-item>
          <text:p text:style-name="P89"><text:span text:style-name="Police_20_par_20_défaut"><text:span text:style-name="T3">Test Doc 6.1.1</text:span></text:span><text:span text:style-name="Police_20_par_20_défaut"><text:span text:style-name="T1"> : Dans chaque page, chaque lien texte vérifie-t-il une de ces conditions (</text:span></text:span><text:a xlink:type="simple" xlink:href="#_Crit6162" text:style-name="Internet_20_link" text:visited-style-name="Visited_20_Internet_20_Link"><text:span text:style-name="Lien_20_hypertexte"><text:span text:style-name="T1">hors cas particuliers</text:span></text:span></text:a><text:span text:style-name="Police_20_par_20_défaut"><text:span text:style-name="T1">) ?</text:span></text:span></text:p>
        </text:list-item>
      </text:list>
      <text:list xml:id="list221505304477970147" text:style-name="L11">
        <text:list-item>
          <text:p text:style-name="P58">L’intitulé de lien seul est explicite</text:p>
        </text:list-item>
        <text:list-item>
          <text:p text:style-name="P58">La phrase dans laquelle est contenu le lien permet d’expliciter le lien</text:p>
        </text:list-item>
      </text:list>
      <text:list xml:id="list94520474801668" text:style-name="L10">
        <text:list-item>
          <text:p text:style-name="P89"><text:span text:style-name="Police_20_par_20_défaut"><text:span text:style-name="T3">Test Doc 6.1.2</text:span></text:span><text:span text:style-name="Police_20_par_20_défaut"><text:span text:style-name="T1"> : Dans chaque page, chaque lien image vérifie-t-il une de ces conditions (</text:span></text:span><text:a xlink:type="simple" xlink:href="#_Crit6162" text:style-name="Internet_20_link" text:visited-style-name="Visited_20_Internet_20_Link"><text:span text:style-name="Lien_20_hypertexte"><text:span text:style-name="T1">hors cas particuliers</text:span></text:span></text:a><text:span text:style-name="Police_20_par_20_défaut"><text:span text:style-name="T1">) ?</text:span></text:span></text:p>
        </text:list-item>
      </text:list>
      <text:list xml:id="list94520106383476" text:style-name="L11">
        <text:list-item>
          <text:p text:style-name="P58">Le contenu de l’alternative seul est explicite</text:p>
        </text:list-item>
        <text:list-item>
          <text:p text:style-name="P58">La phrase dans laquelle est contenu le lien permet d’expliciter le lien</text:p>
        </text:list-item>
      </text:list>
      <text:list xml:id="list94521134343386" text:style-name="L10">
        <text:list-item>
          <text:p text:style-name="P89"><text:span text:style-name="Police_20_par_20_défaut"><text:span text:style-name="T3">Test Doc 6.1.3</text:span></text:span><text:span text:style-name="Police_20_par_20_défaut"><text:span text:style-name="T1"> : Dans chaque page, chaque lien composite vérifie-t-il une de ces conditions (</text:span></text:span><text:a xlink:type="simple" xlink:href="#_Crit6162" text:style-name="Internet_20_link" text:visited-style-name="Visited_20_Internet_20_Link"><text:span text:style-name="Lien_20_hypertexte"><text:span text:style-name="T1">hors cas particuliers</text:span></text:span></text:a><text:span text:style-name="Police_20_par_20_défaut"><text:span text:style-name="T1">) ?</text:span></text:span></text:p>
        </text:list-item>
      </text:list>
      <text:list xml:id="list94520482343485" text:style-name="L11">
        <text:list-item>
          <text:p text:style-name="P58">L’intitulé de lien seul est explicite</text:p>
        </text:list-item>
        <text:list-item>
          <text:p text:style-name="P58">La phrase dans laquelle est contenu le lien permet d’expliciter le lien</text:p>
        </text:list-item>
      </text:list>
      <text:p text:style-name="P21"><text:span text:style-name="Police_20_par_20_défaut"><text:span text:style-name="T3">Critère WCAG</text:span></text:span><text:span text:style-name="Police_20_par_20_défaut"><text:span text:style-name="T1"> : </text:span></text:span><text:a xlink:type="simple" xlink:href="http://www.w3.org/Translations/WCAG20-fr/#text-equiv-all" text:style-name="Internet_20_link" text:visited-style-name="Visited_20_Internet_20_Link"><text:span text:style-name="Police_20_par_20_défaut">1.1.1</text:span></text:a><text:span text:style-name="Police_20_par_20_défaut"><text:span text:style-name="T1"> – </text:span></text:span><text:a xlink:type="simple" xlink:href="http://www.w3.org/Translations/WCAG20-fr/#navigation-mechanisms-refs" text:style-name="Internet_20_link" text:visited-style-name="Visited_20_Internet_20_Link"><text:span text:style-name="Police_20_par_20_défaut">2.4.4</text:span></text:a><text:span text:style-name="Police_20_par_20_défaut"><text:span text:style-name="T1"> – </text:span></text:span><text:a xlink:type="simple" xlink:href="http://www.w3.org/Translations/WCAG20-fr/#navigation-mechanisms-link" text:style-name="Internet_20_link" text:visited-style-name="Visited_20_Internet_20_Link"><text:span text:style-name="Police_20_par_20_défaut">2.4.9</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91.html" text:style-name="Internet_20_link" text:visited-style-name="Visited_20_Internet_20_Link"><text:span text:style-name="Police_20_par_20_défaut">G91</text:span></text:a><text:span text:style-name="Police_20_par_20_défaut"><text:span text:style-name="T1"> – </text:span></text:span><text:a xlink:type="simple" xlink:href="http://www.w3.org/WAI/GL/WCAG20-TECHS/G53.html" text:style-name="Internet_20_link" text:visited-style-name="Visited_20_Internet_20_Link"><text:span text:style-name="Police_20_par_20_défaut">G53</text:span></text:a></text:p>
      <text:h text:style-name="P40" text:outline-level="3"><text:bookmark-start text:name="_Toc248719935"/><text:span text:style-name="Police_20_par_20_défaut"><text:span text:style-name="T1">[Critère Doc 6.2 – </text:span></text:span><text:span text:style-name="Police_20_par_20_défaut"><text:span text:style-name="T22">AAA</text:span></text:span><text:span text:style-name="Police_20_par_20_défaut"><text:span text:style-name="T1">] Chaque intitulé de lien seul est-il explicite hors contexte (</text:span></text:span><text:a xlink:type="simple" xlink:href="#_Crit6162" text:style-name="Internet_20_link" text:visited-style-name="Visited_20_Internet_20_Link"><text:span text:style-name="Lien_20_hypertexte"><text:span text:style-name="T42">hors cas particuliers</text:span></text:span></text:a><text:span text:style-name="Police_20_par_20_défaut"><text:span text:style-name="T1">) </text:span></text:span><text:bookmark-end text:name="_Toc248719935"/><text:span text:style-name="Police_20_par_20_défaut"><text:span text:style-name="T1">?</text:span></text:span></text:h>
      <text:list xml:id="list94520254179722" text:style-name="L10">
        <text:list-item>
          <text:p text:style-name="P89"><text:span text:style-name="Police_20_par_20_défaut"><text:span text:style-name="T3">Test Doc 6.2.1</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intitulé de lien texte est-il explicite hors contexte (</text:span></text:span><text:a xlink:type="simple" xlink:href="#_Crit6162" text:style-name="Internet_20_link" text:visited-style-name="Visited_20_Internet_20_Link"><text:span text:style-name="Lien_20_hypertexte"><text:span text:style-name="T1">hors cas particuliers</text:span></text:span></text:a><text:span text:style-name="Police_20_par_20_défaut"><text:span text:style-name="T1">) ?</text:span></text:span></text:p>
        </text:list-item>
        <text:list-item>
          <text:p text:style-name="P89"><text:soft-page-break/><text:span text:style-name="Police_20_par_20_défaut"><text:span text:style-name="T3">Test Doc 6.2.2</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intitulé de lien image est-il explicite hors contexte (</text:span></text:span><text:a xlink:type="simple" xlink:href="#_Crit6162" text:style-name="Internet_20_link" text:visited-style-name="Visited_20_Internet_20_Link"><text:span text:style-name="Lien_20_hypertexte"><text:span text:style-name="T1">hors cas particuliers</text:span></text:span></text:a><text:span text:style-name="Police_20_par_20_défaut"><text:span text:style-name="T1">) ?</text:span></text:span></text:p>
        </text:list-item>
        <text:list-item>
          <text:p text:style-name="P89"><text:span text:style-name="Police_20_par_20_défaut"><text:span text:style-name="T3">Test Doc 6.2.3</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intitulé de lien composite est-il explicite hors contexte (</text:span></text:span><text:a xlink:type="simple" xlink:href="#_Crit6162" text:style-name="Internet_20_link" text:visited-style-name="Visited_20_Internet_20_Link"><text:span text:style-name="Lien_20_hypertexte"><text:span text:style-name="T1">hors cas particuliers</text:span></text:span></text:a><text:span text:style-name="Police_20_par_20_défaut"><text:span text:style-name="T1">) ?</text:span></text:span></text:p>
        </text:list-item>
      </text:list>
      <text:p text:style-name="P14"><text:span text:style-name="Police_20_par_20_défaut"><text:span text:style-name="T3">Critère WCAG</text:span></text:span><text:span text:style-name="Police_20_par_20_défaut"><text:span text:style-name="T1"> : </text:span></text:span><text:a xlink:type="simple" xlink:href="http://www.w3.org/Translations/WCAG20-fr/#navigation-mechanisms-link" text:style-name="Internet_20_link" text:visited-style-name="Visited_20_Internet_20_Link"><text:span text:style-name="Police_20_par_20_défaut">2.4.9</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91.html" text:style-name="Internet_20_link" text:visited-style-name="Visited_20_Internet_20_Link"><text:span text:style-name="Police_20_par_20_défaut">G91</text:span></text:a></text:p>
      <text:h text:style-name="P30" text:outline-level="3"><text:bookmark-start text:name="_Toc248719936"/>[Critère Doc 6.3 – A] Chaque lien identique a-t-il les mêmes fonction et destination <text:bookmark-end text:name="_Toc248719936"/>?</text:h>
      <text:list xml:id="list7132972476032496014" text:style-name="L12">
        <text:list-item>
          <text:p text:style-name="P90"><text:span text:style-name="Police_20_par_20_défaut"><text:span text:style-name="T3">Test Doc 6.3.1</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lien texte identique a-t-il les mêmes fonction et destination ?</text:span></text:span></text:p>
        </text:list-item>
        <text:list-item>
          <text:p text:style-name="P90"><text:span text:style-name="Police_20_par_20_défaut"><text:span text:style-name="T3">Test Doc 6.3.2</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lien image identique a-t-il les mêmes fonction et destination ?</text:span></text:span></text:p>
        </text:list-item>
        <text:list-item>
          <text:p text:style-name="P90"><text:span text:style-name="Police_20_par_20_défaut"><text:span text:style-name="T3">Test Doc 6.3.3</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lien composite identique a-t-il les mêmes fonction et destination ?</text:span></text:span></text:p>
        </text:list-item>
      </text:list>
      <text:p text:style-name="P14"><text:span text:style-name="Police_20_par_20_défaut"><text:span text:style-name="T3">Critère WCAG</text:span></text:span><text:span text:style-name="Police_20_par_20_défaut"><text:span text:style-name="T1"> : </text:span></text:span><text:a xlink:type="simple" xlink:href="http://www.w3.org/Translations/WCAG20-fr/#navigation-mechanisms-refs" text:style-name="Internet_20_link" text:visited-style-name="Visited_20_Internet_20_Link"><text:span text:style-name="Police_20_par_20_défaut">2.4.4</text:span></text:a><text:span text:style-name="Police_20_par_20_défaut"><text:span text:style-name="T1">- </text:span></text:span><text:a xlink:type="simple" xlink:href="http://www.w3.org/Translations/WCAG20-fr/#consistent-behavior-consistent-functionality" text:style-name="Internet_20_link" text:visited-style-name="Visited_20_Internet_20_Link"><text:span text:style-name="Police_20_par_20_défaut">3.2.4</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91.html" text:style-name="Internet_20_link" text:visited-style-name="Visited_20_Internet_20_Link"><text:span text:style-name="Police_20_par_20_défaut">G91</text:span></text:a><text:span text:style-name="Police_20_par_20_défaut"><text:span text:style-name="T1"> – </text:span></text:span><text:a xlink:type="simple" xlink:href="http://www.w3.org/WAI/GL/WCAG20-TECHS/G197.html" text:style-name="Internet_20_link" text:visited-style-name="Visited_20_Internet_20_Link"><text:span text:style-name="Police_20_par_20_défaut">G197</text:span></text:a></text:p>
      <text:h text:style-name="P25" text:outline-level="2"><text:bookmark-start text:name="_Toc251334239"/><text:bookmark-start text:name="__RefHeading__21121_2056356724"/>Scripts<text:bookmark-end text:name="_Toc251334239"/><text:bookmark-end text:name="__RefHeading__21121_2056356724"/></text:h>
      <text:list xml:id="list94521451101058" text:style-name="L5">
        <text:list-item>
          <text:p text:style-name="P56">Pas de critère « Documents Bureautiques en téléchargement ».</text:p>
        </text:list-item>
      </text:list>
      <text:h text:style-name="P25" text:outline-level="2"><text:bookmark-start text:name="__RefHeading__21123_2056356724"/><text:span text:style-name="T70">É</text:span><text:bookmark-start text:name="_Toc251334240"/><text:bookmark-start text:name="_Toc248719937"/>léments <text:span text:style-name="T71">o</text:span>bligatoires<text:bookmark-end text:name="__RefHeading__21123_2056356724"/><text:bookmark-end text:name="_Toc251334240"/><text:bookmark-end text:name="_Toc248719937"/></text:h>
      <text:list xml:id="list122049522331402" text:continue-numbering="true" text:style-name="L5">
        <text:list-item>
          <text:p text:style-name="P56">Pas de critère « Documents Bureautiques en téléchargement ».</text:p>
        </text:list-item>
      </text:list>
      <text:h text:style-name="P25" text:outline-level="2"><text:bookmark-start text:name="_Toc248719939"/><text:bookmark-start text:name="__RefHeading__21125_2056356724"/><text:bookmark-start text:name="_Toc251334241"/>Structuration de l’inform<text:bookmark-start text:name="_Toc248656458"/>ation<text:bookmark-end text:name="_Toc248719939"/><text:bookmark-end text:name="__RefHeading__21125_2056356724"/><text:bookmark-end text:name="_Toc251334241"/><text:bookmark-end text:name="_Toc248656458"/></text:h>
      <text:h text:style-name="P44" text:outline-level="3"><text:bookmark-start text:name="_Toc248719940"/>[Critère Doc 9.1 – A] Dans chaque page, l’information est-elle structurée par l’utilisation appropriée de titres ?<text:bookmark-end text:name="_Toc248719940"/></text:h>
      <text:list xml:id="list94520784944153" text:style-name="L2">
        <text:list-item>
          <text:p text:style-name="P67"><text:span text:style-name="Police_20_par_20_défaut"><text:span text:style-name="T3">Test Doc 9.1.1 :</text:span></text:span><text:span text:style-name="Police_20_par_20_défaut"><text:span text:style-name="T1"> Dans chaque page, la structure de l’information vérifie-t-elle une de ces conditions ?</text:span></text:span></text:p>
          <text:list>
            <text:list-item>
              <text:p text:style-name="P53">Chaque titre utilise un format de titre balisé</text:p>
            </text:list-item>
            <text:list-item>
              <text:p text:style-name="P53">En l’absence de format de titre balisé, chaque titre utilise un format textuel conventionnel (deux lignes vides avant le titre, une ligne vide après le titre)</text:p>
            </text:list-item>
          </text:list>
        </text:list-item>
        <text:list-item>
          <text:p text:style-name="P67"><text:span text:style-name="Police_20_par_20_défaut"><text:span text:style-name="T3">Test Doc 9.1.2 :</text:span></text:span><text:span text:style-name="Police_20_par_20_défaut"><text:span text:style-name="T1"> Lorsque le format balisé autorise la hiérarchisation des titres, la hiérarchie est-elle correctement implémentée ?</text:span></text:span></text:p>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navigation-mechanisms-headings" text:style-name="Internet_20_link" text:visited-style-name="Visited_20_Internet_20_Link"><text:span text:style-name="Police_20_par_20_défaut">2.4.10</text:span></text:a><text:span text:style-name="Police_20_par_20_défaut"><text:span text:style-name="T1"><text:line-break/></text:span></text:span><text:span text:style-name="Police_20_par_20_défaut"><text:span text:style-name="T3">Techniques :</text:span></text:span><text:span text:style-name="Police_20_par_20_défaut"><text:span text:style-name="T1"> </text:span></text:span><text:a xlink:type="simple" xlink:href="http://www.w3.org/TR/WCAG-TECHS/G130.html" text:style-name="Internet_20_link" text:visited-style-name="Visited_20_Internet_20_Link"><text:span text:style-name="Police_20_par_20_défaut">G130</text:span></text:a><text:span text:style-name="Police_20_par_20_défaut"><text:span text:style-name="T1"> – </text:span></text:span><text:a xlink:type="simple" xlink:href="http://www.w3.org/TR/WCAG-TECHS/G141.html" text:style-name="Internet_20_link" text:visited-style-name="Visited_20_Internet_20_Link"><text:span text:style-name="Police_20_par_20_défaut">G141</text:span></text:a><text:span text:style-name="Police_20_par_20_défaut"><text:span text:style-name="T1"> – </text:span></text:span><text:a xlink:type="simple" xlink:href="http://www.w3.org/WAI/GL/WCAG20-TECHS/T3.html" text:style-name="Internet_20_link" text:visited-style-name="Visited_20_Internet_20_Link"><text:span text:style-name="Police_20_par_20_défaut">T3</text:span></text:a></text:p>
      <text:h text:style-name="P44" text:outline-level="3"><text:bookmark-start text:name="_Toc248719941"/><text:soft-page-break/>[Critère Doc 9.2 – A] Dans chaque page, chaque liste est-elle correctement implémentée ?<text:bookmark-end text:name="_Toc248719941"/></text:h>
      <text:list xml:id="list122049265878152" text:continue-numbering="true" text:style-name="L2">
        <text:list-item>
          <text:p text:style-name="P68"><text:span text:style-name="Police_20_par_20_défaut"><text:span text:style-name="T3">Test Doc 9.2.1</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liste vérifie-t-elle une de ces conditions ?</text:span></text:span></text:p>
          <text:list>
            <text:list-item>
              <text:p text:style-name="P53">La liste utilise un format de liste balisé<text:span text:style-name="T69">e</text:span></text:p>
            </text:list-item>
            <text:list-item>
              <text:p text:style-name="P53">En l’absence d’un format de liste balisé<text:span text:style-name="T69">e</text:span>, chaque item de liste utilise un marqueur de liste textuel conventionnel (-, i, a, 1)</text:p>
            </text:list-item>
          </text:list>
        </text:list-item>
        <text:list-item>
          <text:p text:style-name="P68"><text:span text:style-name="Police_20_par_20_défaut"><text:span text:style-name="T3">Test Doc 9.2.2</text:span></text:span><text:span text:style-name="Police_20_par_20_défaut"><text:span text:style-name="T1"> : Dans chaque page, </text:span></text:span><text:span text:style-name="Police_20_par_20_défaut"><text:span text:style-name="T34">l</text:span></text:span><text:span text:style-name="Police_20_par_20_défaut"><text:span text:style-name="T1">orsque le format de liste autorise l’indexation des items de liste, chaque liste ordonnée utilise-t-elle un format de liste indexée ?</text:span></text:span></text:p>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content-structure-separation-programmatic" text:style-name="Internet_20_link" text:visited-style-name="Visited_20_Internet_20_Link"><text:span text:style-name="Police_20_par_20_défaut">1.3.1</text:span></text:a><text:span text:style-name="Police_20_par_20_défaut"><text:span text:style-name="T1"><text:line-break/></text:span></text:span><text:span text:style-name="Police_20_par_20_défaut"><text:span text:style-name="T3">Techniques :</text:span></text:span><text:span text:style-name="Police_20_par_20_défaut"><text:span text:style-name="T1"> </text:span></text:span><text:a xlink:type="simple" xlink:href="http://www.w3.org/WAI/GL/WCAG20-TECHS/G115.html" text:style-name="Internet_20_link" text:visited-style-name="Visited_20_Internet_20_Link"><text:span text:style-name="Police_20_par_20_défaut">G115</text:span></text:a><text:span text:style-name="Police_20_par_20_défaut"><text:span text:style-name="T1"> – </text:span></text:span><text:a xlink:type="simple" xlink:href="http://www.w3.org/WAI/GL/WCAG20-TECHS/T2.html" text:style-name="Internet_20_link" text:visited-style-name="Visited_20_Internet_20_Link"><text:span text:style-name="Police_20_par_20_défaut">T2</text:span></text:a></text:p>
      <text:h text:style-name="Heading_20_3" text:outline-level="3"><text:bookmark-start text:name="_Toc248719942"/><text:span text:style-name="T1">[Critère Doc 9.3 – </text:span><text:span text:style-name="T23">AAA</text:span><text:span text:style-name="T1">] Dans chaque page, la première occurrence de chaque abréviation permet-elle d’en connaître la signification </text:span><text:bookmark-end text:name="_Toc248719942"/><text:span text:style-name="T1">?<text:line-break/></text:span></text:h>
      <text:list xml:id="list6673925998072413029" text:style-name="L13">
        <text:list-item>
          <text:p text:style-name="P91"><text:span text:style-name="Police_20_par_20_défaut"><text:span text:style-name="T3">Test Doc 9.3.</text:span></text:span><text:span text:style-name="Police_20_par_20_défaut"><text:span text:style-name="T7">1</text:span></text:span><text:span text:style-name="Police_20_par_20_défaut"><text:span text:style-name="T1"> : Dans chaque page, la première occurrence de chaque abréviation vérifie-t-elle une de ces conditions ?</text:span></text:span></text:p>
          <text:list>
            <text:list-item>
              <text:p text:style-name="P59">L’abréviation est accompagnée de sa signification sous forme d’un texte adjacent</text:p>
            </text:list-item>
            <text:list-item>
              <text:p text:style-name="P59">L’abréviation est implémentée via un lien référençant une page ou un emplacement dans la page qui permet d’en connaître la signification</text:p>
            </text:list-item>
            <text:list-item>
              <text:p text:style-name="P59">La signification de l’abréviation est présente dans un glossaire</text:p>
            </text:list-item>
            <text:list-item>
              <text:p text:style-name="P59">La signification de l’abréviation est implémentée via une étiquette</text:p>
            </text:list-item>
          </text:list>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meaning-located" text:style-name="Internet_20_link" text:visited-style-name="Visited_20_Internet_20_Link"><text:span text:style-name="Police_20_par_20_défaut">3.1.4</text:span></text:a><text:span text:style-name="Police_20_par_20_défaut"><text:span text:style-name="T1"><text:line-break/></text:span></text:span><text:span text:style-name="Police_20_par_20_défaut"><text:span text:style-name="T3">Techniques :</text:span></text:span><text:span text:style-name="Police_20_par_20_défaut"><text:span text:style-name="T1"> </text:span></text:span><text:a xlink:type="simple" xlink:href="http://www.w3.org/TR/WCAG-TECHS/G55.html" text:style-name="Internet_20_link" text:visited-style-name="Visited_20_Internet_20_Link"><text:span text:style-name="Police_20_par_20_défaut">G55</text:span></text:a><text:span text:style-name="Police_20_par_20_défaut"><text:span text:style-name="T1"> – </text:span></text:span><text:a xlink:type="simple" xlink:href="http://www.w3.org/TR/WCAG-TECHS/G97.html" text:style-name="Internet_20_link" text:visited-style-name="Visited_20_Internet_20_Link"><text:span text:style-name="Police_20_par_20_défaut">G97</text:span></text:a><text:span text:style-name="Police_20_par_20_défaut"><text:span text:style-name="T1"> – </text:span></text:span><text:a xlink:type="simple" xlink:href="http://www.w3.org/TR/WCAG-TECHS/G102.html" text:style-name="Internet_20_link" text:visited-style-name="Visited_20_Internet_20_Link"><text:span text:style-name="Police_20_par_20_défaut">G102</text:span></text:a></text:p>
      <text:h text:style-name="Heading_20_3" text:outline-level="3"><text:bookmark-start text:name="_Toc248719943"/><text:span text:style-name="T1">[Critère Doc 9.4 – </text:span><text:span text:style-name="T23">AAA</text:span><text:span text:style-name="T1">] Dans chaque page, la signification de chaque abréviation est-elle pertinente </text:span><text:bookmark-end text:name="_Toc248719943"/><text:span text:style-name="T1">?</text:span></text:h>
      <text:list xml:id="list8090156967211371035" text:style-name="L14">
        <text:list-item>
          <text:p text:style-name="P92"><text:span text:style-name="Police_20_par_20_défaut"><text:span text:style-name="T3">Test Doc 9.4.</text:span></text:span><text:span text:style-name="Police_20_par_20_défaut"><text:span text:style-name="T7">1</text:span></text:span><text:span text:style-name="Police_20_par_20_défaut"><text:span text:style-name="T1"> : Dans chaque page, la signification de chaque abréviation est-elle pertinente ?</text:span></text:span></text:p>
        </text:list-item>
      </text:list>
      <text:p text:style-name="P15"><text:span text:style-name="Police_20_par_20_défaut"><text:span text:style-name="T3">Critère WCAG</text:span></text:span><text:span text:style-name="Police_20_par_20_défaut"><text:span text:style-name="T1"> : </text:span></text:span><text:a xlink:type="simple" xlink:href="http://www.w3.org/Translations/WCAG20-fr/#meaning-located" text:style-name="Internet_20_link" text:visited-style-name="Visited_20_Internet_20_Link"><text:span text:style-name="Police_20_par_20_défaut">3.1.4</text:span></text:a><text:span text:style-name="Police_20_par_20_défaut"><text:span text:style-name="T1"><text:line-break/></text:span></text:span><text:span text:style-name="Police_20_par_20_défaut"><text:span text:style-name="T3">Techniques :</text:span></text:span><text:span text:style-name="Police_20_par_20_défaut"><text:span text:style-name="T1"> </text:span></text:span><text:a xlink:type="simple" xlink:href="http://www.w3.org/TR/WCAG-TECHS/G55.html" text:style-name="Internet_20_link" text:visited-style-name="Visited_20_Internet_20_Link"><text:span text:style-name="Police_20_par_20_défaut">G55</text:span></text:a><text:span text:style-name="Police_20_par_20_défaut"><text:span text:style-name="T1"> – </text:span></text:span><text:a xlink:type="simple" xlink:href="http://www.w3.org/TR/WCAG-TECHS/G97.html" text:style-name="Internet_20_link" text:visited-style-name="Visited_20_Internet_20_Link"><text:span text:style-name="Police_20_par_20_défaut">G97</text:span></text:a><text:span text:style-name="Police_20_par_20_défaut"><text:span text:style-name="T1"> – </text:span></text:span><text:a xlink:type="simple" xlink:href="http://www.w3.org/TR/WCAG-TECHS/G102.html" text:style-name="Internet_20_link" text:visited-style-name="Visited_20_Internet_20_Link"><text:span text:style-name="Police_20_par_20_défaut">G102</text:span></text:a></text:p>
      <text:h text:style-name="P30" text:outline-level="3"><text:soft-page-break/>[Critère Doc 9.5 – A] Dans chaque page, les éléments de structure ne doivent pas être utilisés uniquement à des fins de présentation, cette règle est-elle respectée ?</text:h>
      <text:list xml:id="list122049563928098" text:continue-numbering="true" text:style-name="L14">
        <text:list-item>
          <text:p text:style-name="P92"><text:span text:style-name="Police_20_par_20_défaut"><text:span text:style-name="T3">Test Doc 9.5.1</text:span></text:span><text:span text:style-name="Police_20_par_20_défaut"><text:span text:style-name="T1"> : Dans chaque page, les éléments de structure ne doivent pas être utilisés uniquement à des fins de présentation, cette règle est-elle respectée ?</text:span></text:span></text:p>
        </text:list-item>
      </text:list>
      <text:p text:style-name="P15"><text:span text:style-name="Police_20_par_20_défaut"><text:span text:style-name="T3">Critère WCAG</text:span></text:span><text:span text:style-name="Police_20_par_20_défaut"><text:span text:style-name="T1"> : </text:span></text:span><text:a xlink:type="simple" xlink:href="http://www.w3.org/Translations/WCAG20-fr/#content-structure-separation-programmatic" text:style-name="Internet_20_link" text:visited-style-name="Visited_20_Internet_20_Link"><text:span text:style-name="Police_20_par_20_défaut">1.3.1</text:span></text:a><text:span text:style-name="Police_20_par_20_défaut"><text:span text:style-name="T1"><text:line-break/></text:span></text:span><text:span text:style-name="Police_20_par_20_défaut"><text:span text:style-name="T3">Techniques :</text:span></text:span><text:span text:style-name="Police_20_par_20_défaut"><text:span text:style-name="T1"> </text:span></text:span><text:a xlink:type="simple" xlink:href="http://www.w3.org/WAI/GL/WCAG20-TECHS/G115.html" text:style-name="Internet_20_link" text:visited-style-name="Visited_20_Internet_20_Link"><text:span text:style-name="Police_20_par_20_défaut">G115</text:span></text:a></text:p>
      <text:h text:style-name="P25" text:outline-level="2"><text:bookmark-start text:name="_Toc248719944"/><text:bookmark-start text:name="__RefHeading__21127_2056356724"/><text:bookmark-start text:name="_Toc251334242"/>Présentation de l’information<text:bookmark-end text:name="_Toc248719944"/><text:bookmark-end text:name="__RefHeading__21127_2056356724"/><text:bookmark-end text:name="_Toc251334242"/></text:h>
      <text:h text:style-name="P30" text:outline-level="3"><text:bookmark-start text:name="_Toc248719945"/>[Critère 10.1 – A] L’ordre de restitution des contenus est-il cohérent ?<text:bookmark-end text:name="_Toc248719945"/></text:h>
      <text:list xml:id="list5405723250512362091" text:style-name="L15">
        <text:list-item>
          <text:p text:style-name="P93"><text:span text:style-name="Police_20_par_20_défaut"><text:span text:style-name="T3">Test Doc 10.1.1</text:span></text:span><text:span text:style-name="Police_20_par_20_défaut"><text:span text:style-name="T1"> : Dans chaque page, </text:span></text:span><text:span text:style-name="Police_20_par_20_défaut"><text:span text:style-name="T34">l</text:span></text:span><text:span text:style-name="Police_20_par_20_défaut"><text:span text:style-name="T1">’ordre de restitution des contenus est-il cohérent ?</text:span></text:span></text:p>
        </text:list-item>
        <text:list-item>
          <text:p text:style-name="P93"><text:span text:style-name="Police_20_par_20_défaut"><text:span text:style-name="T3">Test Doc 10.1.2</text:span></text:span><text:span text:style-name="Police_20_par_20_défaut"><text:span text:style-name="T1"> : Dans chaque page, </text:span></text:span><text:span text:style-name="Police_20_par_20_défaut"><text:span text:style-name="T34">l</text:span></text:span><text:span text:style-name="Police_20_par_20_défaut"><text:span text:style-name="T1">’ordre de tabulation des composants d’interface, pouvant recevoir le focus, est-il cohérent ?</text:span></text:span></text:p>
        </text:list-item>
      </text:list>
      <text:p text:style-name="P22"><text:span text:style-name="Police_20_par_20_défaut"><text:span text:style-name="T3">Critère WCAG</text:span></text:span><text:span text:style-name="Police_20_par_20_défaut"><text:span text:style-name="T1"> : </text:span></text:span><text:a xlink:type="simple" xlink:href="http://www.w3.org/Translations/WCAG20-fr/#content-structure-separation-sequence" text:style-name="Internet_20_link" text:visited-style-name="Visited_20_Internet_20_Link"><text:span text:style-name="Police_20_par_20_défaut">1.3.2</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57.html" text:style-name="Internet_20_link" text:visited-style-name="Visited_20_Internet_20_Link"><text:span text:style-name="Police_20_par_20_défaut">G57</text:span></text:a><text:span text:style-name="Police_20_par_20_défaut"><text:span text:style-name="T1"> – </text:span></text:span><text:a xlink:type="simple" xlink:href="http://www.w3.org/WAI/GL/WCAG20-TECHS/G59.html" text:style-name="Internet_20_link" text:visited-style-name="Visited_20_Internet_20_Link"><text:span text:style-name="Police_20_par_20_défaut">G59</text:span></text:a></text:p>
      <text:h text:style-name="P30" text:outline-level="3"><text:bookmark-start text:name="_Toc248719946"/>[Critère 10.2 – A] Dans chaque page, l’information ne doit pas être donnée uniquement par la forme ou la position. Cette règle est-elle respectée <text:bookmark-end text:name="_Toc248719946"/>?</text:h>
      <text:list xml:id="list7115666207858652503" text:style-name="L16">
        <text:list-item>
          <text:p text:style-name="P94"><text:span text:style-name="Police_20_par_20_défaut"><text:span text:style-name="T3">Test Doc 10.2.1</text:span></text:span><text:span text:style-name="Police_20_par_20_défaut"><text:span text:style-name="T1"> : Dans chaque page, pour chaque texte ou ensemble de texte, l’information ne doit pas être donnée uniquement par la forme ou la position. Cette règle est-elle respectée ?</text:span></text:span></text:p>
        </text:list-item>
        <text:list-item>
          <text:p text:style-name="P94"><text:span text:style-name="Police_20_par_20_défaut"><text:span text:style-name="T3">Test Doc 10.2.2</text:span></text:span><text:span text:style-name="Police_20_par_20_défaut"><text:span text:style-name="T1"> : Dans chaque page, pour chaque image ou ensemble d’image, l’information ne doit pas être donnée uniquement par la forme ou la position. Cette règle est-elle respectée ?</text:span></text:span></text:p>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visual-audio-contrast-without-color" text:style-name="Internet_20_link" text:visited-style-name="Visited_20_Internet_20_Link"><text:span text:style-name="Police_20_par_20_défaut">1.4.1</text:span></text:a><text:span text:style-name="Police_20_par_20_défaut"><text:span text:style-name="T1"> – </text:span></text:span><text:a xlink:type="simple" xlink:href="http://www.w3.org/Translations/WCAG20-fr/#content-structure-separation-understanding" text:style-name="Internet_20_link" text:visited-style-name="Visited_20_Internet_20_Link"><text:span text:style-name="Police_20_par_20_défaut">1.3.3</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TR/WCAG-TECHS/G96.html" text:style-name="Internet_20_link" text:visited-style-name="Visited_20_Internet_20_Link">G96</text:a> – <text:a xlink:type="simple" xlink:href="http://www.w3.org/TR/WCAG-TECHS/G111.html" text:style-name="Internet_20_link" text:visited-style-name="Visited_20_Internet_20_Link">G111</text:a></text:p>
      <text:h text:style-name="P30" text:outline-level="3"><text:bookmark-start text:name="_Toc248719947"/>[Critère 10.3 – A] Dans chaque page, chaque lien dont la nature n’est pas évidente est-il visible <text:bookmark-end text:name="_Toc248719947"/>?</text:h>
      <text:list xml:id="list6592966479349081963" text:style-name="L17">
        <text:list-item>
          <text:p text:style-name="P95"><text:span text:style-name="Police_20_par_20_défaut"><text:span text:style-name="T3">Test Doc 10.3.1 :</text:span></text:span><text:span text:style-name="Police_20_par_20_défaut"><text:span text:style-name="T1"> Dans chaque page, chaque lien texte signalé uniquement par la couleur et dont la nature n’est pas évidente a-t-il un rapport de contraste supérieur ou égal à 3:1 par rapport au texte environnant ?</text:span></text:span></text:p>
        </text:list-item>
      </text:list>
      <text:p text:style-name="P15"><text:span text:style-name="Police_20_par_20_défaut"><text:span text:style-name="T3">Critère WCAG</text:span></text:span><text:span text:style-name="Police_20_par_20_défaut"><text:span text:style-name="T1"> : </text:span></text:span><text:a xlink:type="simple" xlink:href="http://www.w3.org/Translations/WCAG20-fr/#visual-audio-contrast-without-color" text:style-name="Internet_20_link" text:visited-style-name="Visited_20_Internet_20_Link"><text:span text:style-name="Police_20_par_20_défaut">1.4.1</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WAI/GL/WCAG20-TECHS/G183.html" text:style-name="Internet_20_link" text:visited-style-name="Visited_20_Internet_20_Link"><text:span text:style-name="Police_20_par_20_défaut">G183</text:span></text:a></text:p>
      <text:h text:style-name="P30" text:outline-level="3"><text:soft-page-break/>[Critère 10.4 – <text:span text:style-name="T50">AAA</text:span>] Dans chaque page, l’espace entre les lignes et les paragraphes est-il suffisant ?</text:h>
      <text:list xml:id="list122049880519290" text:continue-numbering="true" text:style-name="L17">
        <text:list-item>
          <text:p text:style-name="P96"><text:span text:style-name="Police_20_par_20_défaut"><text:span text:style-name="T3">Test Doc 10.4.1 :</text:span></text:span><text:span text:style-name="Police_20_par_20_défaut"><text:span text:style-name="T1"> Dans chaque page, chaque bloc de texte vérifie-t-il une de ces conditions ?</text:span></text:span></text:p>
          <text:list>
            <text:list-item>
              <text:p text:style-name="P60">La valeur de l’interligne est égale à 1,5 fois la taille du texte, au moins</text:p>
            </text:list-item>
            <text:list-item>
              <text:p text:style-name="P60">Un mécanisme permet d’augmenter la valeur de l’interligne à 1,5 fois la taille du texte, au moins</text:p>
            </text:list-item>
          </text:list>
        </text:list-item>
        <text:list-item>
          <text:p text:style-name="P96"><text:span text:style-name="Police_20_par_20_défaut"><text:span text:style-name="T3">Test Doc 10.4.2 :</text:span></text:span><text:span text:style-name="Police_20_par_20_défaut"><text:span text:style-name="T1"> Dans chaque page, chaque bloc de texte vérifie-t-il une de ces conditions ?</text:span></text:span></text:p>
          <text:list>
            <text:list-item>
              <text:p text:style-name="P60">La valeur de l’espacement entre deux paragraphes est égale à 1,5 fois la valeur de l’interligne, au moins</text:p>
            </text:list-item>
            <text:list-item>
              <text:p text:style-name="P61">Un mécanisme permet d’augmenter la valeur de l’espacement entre deux paragraphes à 1,5 fois la valeur de l’interligne, au moins</text:p>
            </text:list-item>
          </text:list>
          <text:p text:style-name="P96"><text:span text:style-name="Police_20_par_20_défaut"><text:span text:style-name="T3">Critère WCAG</text:span></text:span><text:span text:style-name="Police_20_par_20_défaut"><text:span text:style-name="T1"> : </text:span></text:span><text:a xlink:type="simple" xlink:href="http://www.w3.org/Translations/WCAG20-fr/#visual-audio-contrast-visual-presentation" text:style-name="Internet_20_link" text:visited-style-name="Visited_20_Internet_20_Link"><text:span text:style-name="Police_20_par_20_défaut">1.4.8</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TR/WCAG-TECHS/G188.html" text:style-name="Internet_20_link" text:visited-style-name="Visited_20_Internet_20_Link"><text:span text:style-name="Police_20_par_20_défaut">G188</text:span></text:a></text:p>
        </text:list-item>
      </text:list>
      <text:h text:style-name="P25" text:outline-level="2"><text:bookmark-start text:name="_Toc248719948"/><text:bookmark-start text:name="__RefHeading__21129_2056356724"/><text:bookmark-start text:name="_Toc251334243"/>Formulaire<text:bookmark-end text:name="_Toc248719948"/><text:bookmark-end text:name="__RefHeading__21129_2056356724"/><text:bookmark-end text:name="_Toc251334243"/></text:h>
      <text:h text:style-name="P30" text:outline-level="3"><text:bookmark-start text:name="_Toc248719949"/>[Critère Doc 11.1 – A] Chaque champ de formulaire a-t-il une étiquette <text:bookmark-end text:name="_Toc248719949"/>?</text:h>
      <text:list xml:id="list122049185845149" text:continue-numbering="true" text:style-name="L17">
        <text:list-item>
          <text:p text:style-name="P96"><text:span text:style-name="Police_20_par_20_défaut"><text:span text:style-name="T3">Test Doc 11.1.1</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champ de saisie de formulaire a-t-il une étiquette ?</text:span></text:span></text:p>
        </text:list-item>
      </text:list>
      <text:p text:style-name="Paragraphe_20_de_20_liste"><text:span text:style-name="Police_20_par_20_défaut"><text:span text:style-name="T3">Critère WCAG</text:span></text:span><text:span text:style-name="Police_20_par_20_défaut"><text:span text:style-name="T1"> : </text:span></text:span><text:a xlink:type="simple" xlink:href="http://www.w3.org/Translations/WCAG20-fr/#content-structure-separation-programmatic" text:style-name="Internet_20_link" text:visited-style-name="Visited_20_Internet_20_Link"><text:span text:style-name="Police_20_par_20_défaut">1.3.1</text:span></text:a><text:span text:style-name="Police_20_par_20_défaut"><text:span text:style-name="T1"> – </text:span></text:span><text:a xlink:type="simple" xlink:href="http://www.w3.org/Translations/WCAG20-fr/#navigation-mechanisms-descriptive" text:style-name="Internet_20_link" text:visited-style-name="Visited_20_Internet_20_Link"><text:span text:style-name="Police_20_par_20_défaut">2.4.6</text:span></text:a><text:span text:style-name="Police_20_par_20_défaut"><text:span text:style-name="T1"> – </text:span></text:span><text:a xlink:type="simple" xlink:href="http://www.w3.org/Translations/WCAG20-fr/#minimize-error-cues" text:style-name="Internet_20_link" text:visited-style-name="Visited_20_Internet_20_Link"><text:span text:style-name="Police_20_par_20_défaut">3.3.2</text:span></text:a><text:span text:style-name="Police_20_par_20_défaut"><text:span text:style-name="T1"> – </text:span></text:span><text:a xlink:type="simple" xlink:href="http://www.w3.org/Translations/WCAG20-fr/#ensure-compat-rsv" text:style-name="Internet_20_link" text:visited-style-name="Visited_20_Internet_20_Link"><text:span text:style-name="Police_20_par_20_défaut">4.1.2</text:span></text:a><text:span text:style-name="Police_20_par_20_défaut"><text:span text:style-name="T1"><text:line-break/></text:span></text:span><text:span text:style-name="Police_20_par_20_défaut"><text:span text:style-name="T3">Technique</text:span></text:span><text:span text:style-name="Police_20_par_20_défaut"><text:span text:style-name="T1"> : </text:span></text:span><text:a xlink:type="simple" xlink:href="http://www.w3.org/TR/WCAG-TECHS/G82.html" text:style-name="Internet_20_link" text:visited-style-name="Visited_20_Internet_20_Link"><text:span text:style-name="Police_20_par_20_défaut">G82</text:span></text:a><text:span text:style-name="Police_20_par_20_défaut"><text:span text:style-name="T1"> – </text:span></text:span><text:a xlink:type="simple" xlink:href="http://www.w3.org/TR/WCAG-TECHS/G131.html" text:style-name="Internet_20_link" text:visited-style-name="Visited_20_Internet_20_Link"><text:span text:style-name="Police_20_par_20_défaut">G131</text:span></text:a></text:p>
      <text:h text:style-name="P30" text:outline-level="3"><text:bookmark-start text:name="_Toc248719950"/>[Critère Doc 11.2 – A] Chaque étiquette associée à un champ de formulaire est-elle pertinente <text:bookmark-end text:name="_Toc248719950"/>?</text:h>
      <text:list xml:id="list122049815661402" text:continue-numbering="true" text:style-name="L17">
        <text:list-item>
          <text:p text:style-name="P96"><text:span text:style-name="Police_20_par_20_défaut"><text:span text:style-name="T3">Test Doc 11.2.1</text:span></text:span><text:span text:style-name="Police_20_par_20_défaut"><text:span text:style-name="T1"> : Dans chaque page, </text:span></text:span><text:span text:style-name="Police_20_par_20_défaut"><text:span text:style-name="T34">c</text:span></text:span><text:span text:style-name="Police_20_par_20_défaut"><text:span text:style-name="T1">haque étiquette permet-elle de connaître la fonction exacte du champ de saisie de formulaire ?</text:span></text:span></text:p>
        </text:list-item>
      </text:list>
      <text:p text:style-name="P16"><text:span text:style-name="Police_20_par_20_défaut"><text:span text:style-name="T3">Critère WCAG</text:span></text:span><text:span text:style-name="Police_20_par_20_défaut"><text:span text:style-name="T1"> : </text:span></text:span><text:a xlink:type="simple" xlink:href="http://www.w3.org/Translations/WCAG20-fr/#navigation-mechanisms-descriptive" text:style-name="Internet_20_link" text:visited-style-name="Visited_20_Internet_20_Link"><text:span text:style-name="Police_20_par_20_défaut">2.4.6</text:span></text:a><text:span text:style-name="Police_20_par_20_défaut"><text:span text:style-name="T1"> – </text:span></text:span><text:a xlink:type="simple" xlink:href="http://www.w3.org/Translations/WCAG20-fr/#minimize-error-cues" text:style-name="Internet_20_link" text:visited-style-name="Visited_20_Internet_20_Link"><text:span text:style-name="Police_20_par_20_défaut">3.3.2</text:span></text:a><text:span text:style-name="Police_20_par_20_défaut"><text:span text:style-name="T1"> <text:line-break/></text:span></text:span><text:span text:style-name="Police_20_par_20_défaut"><text:span text:style-name="T3">Technique</text:span></text:span><text:span text:style-name="Police_20_par_20_défaut"><text:span text:style-name="T1"> : </text:span></text:span><text:a xlink:type="simple" xlink:href="http://www.w3.org/TR/WCAG-TECHS/G131.html" text:style-name="Internet_20_link" text:visited-style-name="Visited_20_Internet_20_Link"><text:span text:style-name="Police_20_par_20_défaut">G131</text:span></text:a></text:p>
      <text:h text:style-name="P30" text:outline-level="3"><text:bookmark-start text:name="_Toc248719951"/>[Critère Doc 11.3 – A] Dans chaque formulaire, chaque étiquette de champ et son champ associé sont-ils accolés <text:bookmark-end text:name="_Toc248719951"/>?</text:h>
      <text:list xml:id="list122049201189415" text:continue-numbering="true" text:style-name="L17">
        <text:list-item>
          <text:p text:style-name="P96"><text:span text:style-name="Police_20_par_20_défaut"><text:span text:style-name="T3">Test Doc 11.3.1</text:span></text:span><text:span text:style-name="Police_20_par_20_défaut"><text:span text:style-name="T1"> : Dans chaque page, chaque étiquette de champ et son champ associé sont-ils accolés ?</text:span></text:span></text:p>
        </text:list-item>
      </text:list>
      <text:p text:style-name="P17"><text:span text:style-name="Police_20_par_20_défaut"><text:span text:style-name="T3">Critère WCAG</text:span></text:span><text:span text:style-name="Police_20_par_20_défaut"><text:span text:style-name="T1"> : </text:span></text:span><text:a xlink:type="simple" xlink:href="http://www.w3.org/Translations/WCAG20-fr/#minimize-error-cues" text:style-name="Internet_20_link" text:visited-style-name="Visited_20_Internet_20_Link"><text:span text:style-name="Police_20_par_20_défaut">3.3.2</text:span></text:a><text:span text:style-name="Police_20_par_20_défaut"><text:span text:style-name="T1"> <text:line-break/></text:span></text:span><text:span text:style-name="Police_20_par_20_défaut"><text:span text:style-name="T3">Technique</text:span></text:span><text:span text:style-name="Police_20_par_20_défaut"><text:span text:style-name="T1"> : </text:span></text:span><text:a xlink:type="simple" xlink:href="http://www.w3.org/TR/WCAG-TECHS/G162.html" text:style-name="Internet_20_link" text:visited-style-name="Visited_20_Internet_20_Link"><text:span text:style-name="Police_20_par_20_défaut">G162</text:span></text:a></text:p>
      <text:h text:style-name="P30" text:outline-level="3"><text:bookmark-start text:name="_Toc248719952"/><text:soft-page-break/>[Critère Doc 11.4 – A] Pour chaque formulaire ou ensemble, les champs obligatoires sont-ils signalés de manière pertinente <text:bookmark-end text:name="_Toc248719952"/>?</text:h>
      <text:list xml:id="list94521646111140" text:style-name="L2">
        <text:list-item>
          <text:p text:style-name="P68"><text:span text:style-name="Police_20_par_20_défaut"><text:span text:style-name="T3">Test Doc 11.4.1</text:span></text:span><text:span text:style-name="Police_20_par_20_défaut"><text:span text:style-name="T1"> : Dans chaque page, </text:span></text:span><text:span text:style-name="Police_20_par_20_défaut"><text:span text:style-name="T34">p</text:span></text:span><text:span text:style-name="Police_20_par_20_défaut"><text:span text:style-name="T1">our chaque formulaire ou ensemble de champs, les champs obligatoires sont-ils signalés de manière pertinente ?</text:span></text:span></text:p>
        </text:list-item>
        <text:list-item>
          <text:p text:style-name="P68"><text:span text:style-name="Police_20_par_20_défaut"><text:span text:style-name="T3">Test Doc 11.4.2</text:span></text:span><text:span text:style-name="Police_20_par_20_défaut"><text:span text:style-name="T1"> : Dans chaque page, </text:span></text:span><text:span text:style-name="Police_20_par_20_défaut"><text:span text:style-name="T34">p</text:span></text:span><text:span text:style-name="Police_20_par_20_défaut"><text:span text:style-name="T1">our chaque champ obligatoire, le type de donnée et/ou de format est-il indiqué, si nécessaire ?<text:line-break/></text:span></text:span></text:p>
        </text:list-item>
      </text:list>
      <text:p text:style-name="P17"><text:span text:style-name="Police_20_par_20_défaut"><text:span text:style-name="T3">Critère WCAG :</text:span></text:span><text:span text:style-name="Police_20_par_20_défaut"><text:span text:style-name="T1"> </text:span></text:span><text:a xlink:type="simple" xlink:href="http://www.w3.org/Translations/WCAG20-fr/#minimize-error-cues" text:style-name="Internet_20_link" text:visited-style-name="Visited_20_Internet_20_Link"><text:span text:style-name="Police_20_par_20_défaut">3.3.2</text:span></text:a><text:span text:style-name="Police_20_par_20_défaut"><text:span text:style-name="T1"> <text:line-break/></text:span></text:span><text:span text:style-name="Police_20_par_20_défaut"><text:span text:style-name="T3">Technique </text:span></text:span><text:span text:style-name="Police_20_par_20_défaut"><text:span text:style-name="T1">: </text:span></text:span><text:a xlink:type="simple" xlink:href="http://www.w3.org/TR/WCAG-TECHS/G89.html" text:style-name="Internet_20_link" text:visited-style-name="Visited_20_Internet_20_Link"><text:span text:style-name="Police_20_par_20_défaut">G89</text:span></text:a><text:span text:style-name="Police_20_par_20_défaut"><text:span text:style-name="T1"> – </text:span></text:span><text:a xlink:type="simple" xlink:href="http://www.w3.org/TR/WCAG-TECHS/G184.html" text:style-name="Internet_20_link" text:visited-style-name="Visited_20_Internet_20_Link"><text:span text:style-name="Police_20_par_20_défaut">G184</text:span></text:a></text:p>
      <text:h text:style-name="P25" text:outline-level="2"><text:bookmark-start text:name="_Toc248719953"/><text:bookmark-start text:name="__RefHeading__21131_2056356724"/><text:bookmark-start text:name="_Toc251334244"/>Navigation<text:bookmark-end text:name="_Toc248719953"/><text:bookmark-end text:name="__RefHeading__21131_2056356724"/><text:bookmark-end text:name="_Toc251334244"/></text:h>
      <text:h text:style-name="P30" text:outline-level="3"><text:bookmark-start text:name="_Toc248719954"/>[Critère Doc 12.1 – AA] Le document possède-t-il un sommaire si nécessaire ?<text:bookmark-end text:name="_Toc248719954"/></text:h>
      <text:list xml:id="list94522182942813" text:style-name="L9">
        <text:list-item>
          <text:p text:style-name="P76"><text:span text:style-name="Police_20_par_20_défaut"><text:span text:style-name="T3">Test Doc 12.1.1</text:span></text:span><text:span text:style-name="Police_20_par_20_défaut"><text:span text:style-name="T1"> : Le document possède-t-il un sommaire si nécessaire ?</text:span></text:span></text:p>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navigation-mechanisms-mult-loc" text:style-name="Internet_20_link" text:visited-style-name="Visited_20_Internet_20_Link"><text:span text:style-name="Police_20_par_20_défaut">2.4.5</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TR/WCAG-TECHS/G64.html" text:style-name="Internet_20_link" text:visited-style-name="Visited_20_Internet_20_Link"><text:span text:style-name="Police_20_par_20_défaut">G64</text:span></text:a></text:p>
      <text:h text:style-name="P25" text:outline-level="2"><text:bookmark-start text:name="_Toc248719955"/><text:bookmark-start text:name="__RefHeading__21133_2056356724"/><text:bookmark-start text:name="_Toc251334245"/>Consultation<text:bookmark-end text:name="_Toc248719955"/><text:bookmark-end text:name="__RefHeading__21133_2056356724"/><text:bookmark-end text:name="_Toc251334245"/></text:h>
      <text:h text:style-name="P30" text:outline-level="3"><text:bookmark-start text:name="_Toc248719956"/>[Critère Doc 13.1 – <text:span text:style-name="T50">AAA</text:span>] Dans chaque page, les expressions inhabituelles, les expressions idiomatiques ou le jargon sont-ils explicités <text:bookmark-end text:name="_Toc248719956"/>?</text:h>
      <text:list xml:id="list122050418365199" text:continue-numbering="true" text:style-name="L9">
        <text:list-item>
          <text:p text:style-name="P76"><text:span text:style-name="Police_20_par_20_défaut"><text:span text:style-name="T3">Test Doc 13.1.1</text:span></text:span><text:span text:style-name="Police_20_par_20_défaut"><text:span text:style-name="T1"> : Dans chaque page, chaque expression inhabituelle ou limitée, chaque expression idiomatique ou le jargon est-il explicité dans la page ?</text:span></text:span></text:p>
        </text:list-item>
      </text:list>
      <text:p text:style-name="Paragraphe_20_de_20_liste"><text:span text:style-name="Police_20_par_20_défaut"><text:span text:style-name="T3">Critère WCAG :</text:span></text:span><text:a xlink:type="simple" xlink:href="http://www.w3.org/Translations/WCAG20-fr/#meaning-idioms" text:style-name="Internet_20_link" text:visited-style-name="Visited_20_Internet_20_Link"><text:span text:style-name="Police_20_par_20_défaut"> 3.1.3</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TR/WCAG-TECHS/G101.html" text:style-name="Internet_20_link" text:visited-style-name="Visited_20_Internet_20_Link"><text:span text:style-name="Police_20_par_20_défaut">G101</text:span></text:a></text:p>
      <text:h text:style-name="P30" text:outline-level="3"><text:bookmark-start text:name="_Toc248719957"/>[Critère Doc 13.2 – <text:span text:style-name="T50">AAA]</text:span> Dans chaque page, pour chaque mot dont le sens ne peut être compris sans en connaître la prononciation, celle-ci est-elle indiquée <text:bookmark-end text:name="_Toc248719957"/>?</text:h>
      <text:list xml:id="list122049846871960" text:continue-numbering="true" text:style-name="L9">
        <text:list-item>
          <text:p text:style-name="P98"><text:span text:style-name="Police_20_par_20_défaut"><text:span text:style-name="T13">Test Doc 13.2.1</text:span></text:span><text:span text:style-name="Police_20_par_20_défaut"><text:span text:style-name="T15"> : Dans chaque page, chaque mot dont le sens ne peut être compris sans en connaître la prononciation, vérifie-t-il une de ces conditions ?</text:span></text:span></text:p>
          <text:list>
            <text:list-item>
              <text:p text:style-name="P99">L’indication de la prononciation phonétique est présente de manière adjacente</text:p>
            </text:list-item>
            <text:list-item>
              <text:p text:style-name="P99">L’indication de la prononciation phonétique est accessible via un lien<text:line-break/></text:p>
            </text:list-item>
          </text:list>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meaning-pronunciation" text:style-name="Internet_20_link" text:visited-style-name="Visited_20_Internet_20_Link"><text:span text:style-name="Police_20_par_20_défaut">3.1.6</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TR/WCAG-TECHS/G62.html" text:style-name="Internet_20_link" text:visited-style-name="Visited_20_Internet_20_Link"><text:span text:style-name="Police_20_par_20_défaut">G62</text:span></text:a><text:span text:style-name="Police_20_par_20_défaut"><text:span text:style-name="T1"> – </text:span></text:span><text:a xlink:type="simple" xlink:href="http://www.w3.org/TR/WCAG-TECHS/G120.html" text:style-name="Internet_20_link" text:visited-style-name="Visited_20_Internet_20_Link"><text:span text:style-name="Police_20_par_20_défaut">G120</text:span></text:a><text:span text:style-name="Police_20_par_20_défaut"><text:span text:style-name="T1"> – </text:span></text:span><text:a xlink:type="simple" xlink:href="http://www.w3.org/TR/WCAG-TECHS/G121.html" text:style-name="Internet_20_link" text:visited-style-name="Visited_20_Internet_20_Link"><text:span text:style-name="Police_20_par_20_défaut">G121</text:span></text:a></text:p>
      <text:h text:style-name="P30" text:outline-level="3"><text:bookmark-start text:name="_Toc248719958"/><text:soft-page-break/>[Critère Doc 13.3 – <text:span text:style-name="T50">AAA</text:span>] Dans chaque page, chaque texte qui nécessite un niveau de lecture plus avancé que le premier cycle de l’enseignement secondaire a-t-il une version alternative <text:bookmark-end text:name="_Toc248719958"/>?</text:h>
      <text:list xml:id="list122049211298404" text:continue-numbering="true" text:style-name="L9">
        <text:list-item>
          <text:p text:style-name="P76"><text:span text:style-name="Police_20_par_20_défaut"><text:span text:style-name="T3">Test 13.3.1</text:span></text:span><text:span text:style-name="Police_20_par_20_défaut"><text:span text:style-name="T1"> : Dans chaque page, chaque texte qui nécessite un niveau de lecture plus avancé que le premier cycle de l’enseignement secondaire (hors nom propre et titre) vérifie-t-il une de ces conditions ?</text:span></text:span></text:p>
          <text:list>
            <text:list-item>
              <text:p text:style-name="P62">Une illustration ou des symboles graphiques adaptés au niveau de lecture requis sont présents</text:p>
            </text:list-item>
            <text:list-item>
              <text:p text:style-name="P62">Un résumé adapté au niveau de lecture requis est présent</text:p>
            </text:list-item>
          </text:list>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meaning-supplements" text:style-name="Internet_20_link" text:visited-style-name="Visited_20_Internet_20_Link"><text:span text:style-name="Police_20_par_20_défaut">3.1.5</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TR/WCAG-TECHS/G103.html" text:style-name="Internet_20_link" text:visited-style-name="Visited_20_Internet_20_Link"><text:span text:style-name="Police_20_par_20_défaut">G103</text:span></text:a><text:span text:style-name="Police_20_par_20_défaut"><text:span text:style-name="T1"> – </text:span></text:span><text:a xlink:type="simple" xlink:href="http://www.w3.org/TR/WCAG-TECHS/G153.html" text:style-name="Internet_20_link" text:visited-style-name="Visited_20_Internet_20_Link"><text:span text:style-name="Police_20_par_20_défaut">G153</text:span></text:a><text:span text:style-name="Police_20_par_20_défaut"><text:span text:style-name="T1"> – </text:span></text:span><text:a xlink:type="simple" xlink:href="http://www.w3.org/TR/WCAG-TECHS/G86.html" text:style-name="Internet_20_link" text:visited-style-name="Visited_20_Internet_20_Link"><text:span text:style-name="Police_20_par_20_défaut">G86</text:span></text:a></text:p>
      <text:h text:style-name="P30" text:outline-level="3">[Critère Doc 13.4 – A] Dans chaque page, les changements brusques de luminosité ou les effets de flash sont-ils correctement utilisés ?</text:h>
      <text:list xml:id="list122050134385769" text:continue-numbering="true" text:style-name="L9">
        <text:list-item>
          <text:p text:style-name="P85"><text:span text:style-name="Police_20_par_20_défaut"><text:span text:style-name="T3">Test 13.4.1</text:span></text:span><text:span text:style-name="Police_20_par_20_défaut"><text:span text:style-name="T1"> : Dans chaque page, chaque image animée qui provoque un changement brusque de luminosité ou un effet de flash vérifie-t-elle les conditions suivantes ?</text:span></text:span></text:p>
          <text:list>
            <text:list-item>
              <text:p text:style-name="P63">La fréquence de l’effet est inférieure à 3 par seconde</text:p>
            </text:list-item>
            <text:list-item>
              <text:p text:style-name="P62">La surface totale cumulée des effets est inférieure ou égale à 21 824 pixels</text:p>
            </text:list-item>
          </text:list>
        </text:list-item>
      </text:list>
      <text:p text:style-name="Paragraphe_20_de_20_liste"><text:span text:style-name="Police_20_par_20_défaut"><text:span text:style-name="T3">Critère WCAG :</text:span></text:span><text:span text:style-name="Police_20_par_20_défaut"><text:span text:style-name="T1"> </text:span></text:span><text:a xlink:type="simple" xlink:href="http://www.w3.org/Translations/WCAG20-fr/#seizure-does-not-violate" text:style-name="Internet_20_link" text:visited-style-name="Visited_20_Internet_20_Link"><text:span text:style-name="Police_20_par_20_défaut">2.3.1</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TR/WCAG-TECHS/G15.html" text:style-name="Internet_20_link" text:visited-style-name="Visited_20_Internet_20_Link"><text:span text:style-name="Police_20_par_20_défaut">G15</text:span></text:a><text:span text:style-name="Police_20_par_20_défaut"><text:span text:style-name="T1"> – </text:span></text:span><text:a xlink:type="simple" xlink:href="http://www.w3.org/TR/WCAG-TECHS/G19.html" text:style-name="Internet_20_link" text:visited-style-name="Visited_20_Internet_20_Link"><text:span text:style-name="Police_20_par_20_défaut">G19</text:span></text:a><text:span text:style-name="Police_20_par_20_défaut"><text:span text:style-name="T1"> – </text:span></text:span><text:a xlink:type="simple" xlink:href="http://www.w3.org/TR/WCAG-TECHS/G176.html" text:style-name="Internet_20_link" text:visited-style-name="Visited_20_Internet_20_Link"><text:span text:style-name="Police_20_par_20_défaut">G176</text:span></text:a></text:p>
      <text:h text:style-name="P35" text:outline-level="3">[Critère Doc 13.<text:span text:style-name="T60">5</text:span> – A<text:span text:style-name="T60">AA</text:span>] Dans chaque page, <text:span text:style-name="T60">les changements brusques de luminosité ou les effets de flash ont-ils une fréquence inférieure ou égale à 3 par seconde ?</text:span></text:h>
      <text:list xml:id="list122049812211471" text:continue-numbering="true" text:style-name="L9">
        <text:list-item>
          <text:p text:style-name="P85"><text:span text:style-name="Police_20_par_20_défaut"><text:span text:style-name="T3">Test 13.</text:span></text:span><text:span text:style-name="Police_20_par_20_défaut"><text:span text:style-name="T11">5</text:span></text:span><text:span text:style-name="Police_20_par_20_défaut"><text:span text:style-name="T3">.1</text:span></text:span><text:span text:style-name="Police_20_par_20_défaut"><text:span text:style-name="T1"> : Dans chaque page, </text:span></text:span><text:span text:style-name="Police_20_par_20_défaut"><text:span text:style-name="T31">chaque changement brusque de luminosité ou un effet de flash provoqué par une image animée a-t-il une fréquence inférieure ou égale à 3 par seconde ?</text:span></text:span></text:p>
        </text:list-item>
      </text:list>
      <text:p text:style-name="P10"><text:span text:style-name="Police_20_par_20_défaut"><text:span text:style-name="T3">Critère WCAG :</text:span></text:span><text:span text:style-name="Police_20_par_20_défaut"><text:span text:style-name="T1"> </text:span></text:span><text:a xlink:type="simple" xlink:href="http://www.w3.org/Translations/WCAG20-fr/#seizure-three-times" text:style-name="Internet_20_link" text:visited-style-name="Visited_20_Internet_20_Link"><text:span text:style-name="Police_20_par_20_défaut">2.3.</text:span></text:a><text:a xlink:type="simple" xlink:href="http://www.w3.org/Translations/WCAG20-fr/#seizure-three-times" text:style-name="Internet_20_link" text:visited-style-name="Visited_20_Internet_20_Link"><text:span text:style-name="Police_20_par_20_défaut"><text:span text:style-name="T32">9</text:span></text:span></text:a><text:span text:style-name="Police_20_par_20_défaut"><text:span text:style-name="T1"><text:line-break/></text:span></text:span><text:span text:style-name="Police_20_par_20_défaut"><text:span text:style-name="T3">Technique </text:span></text:span><text:span text:style-name="Police_20_par_20_défaut"><text:span text:style-name="T1">: </text:span></text:span><text:a xlink:type="simple" xlink:href="http://www.w3.org/TR/WCAG-TECHS/G19.html" text:style-name="Internet_20_link" text:visited-style-name="Visited_20_Internet_20_Link"><text:span text:style-name="Police_20_par_20_défaut">G19</text:span></text:a></text:p>
      <text:h text:style-name="P36" text:outline-level="3">[Critère Doc 13.<text:span text:style-name="T60">6 </text:span>– <text:span text:style-name="T61">A</text:span>] Dans chaque page, <text:span text:style-name="T62">chaque contenu en mouvement ou clignotant est-il contrôlable par l’utilisateur ?</text:span></text:h>
      <text:list xml:id="list122050740187093" text:continue-numbering="true" text:style-name="L9">
        <text:list-item>
          <text:p text:style-name="P86"><text:span text:style-name="Police_20_par_20_défaut"><text:span text:style-name="T3">Test 13.</text:span></text:span><text:span text:style-name="Police_20_par_20_défaut"><text:span text:style-name="T12">6</text:span></text:span><text:span text:style-name="Police_20_par_20_défaut"><text:span text:style-name="T3">.1</text:span></text:span><text:span text:style-name="Police_20_par_20_défaut"><text:span text:style-name="T1"> : Dans chaque page, </text:span></text:span><text:span text:style-name="Police_20_par_20_défaut"><text:span text:style-name="T30">chaque contenu en mouvement, déclenché automatiquement, vérifie-t-il une de ces conditions ?</text:span></text:span></text:p>
          <text:list>
            <text:list-item>
              <text:p text:style-name="P64"><text:span text:style-name="T59">La durée du mouvement est inférieure ou égale à 5 secondes</text:span></text:p>
            </text:list-item>
            <text:list-item>
              <text:p text:style-name="P66">L’utilisateur peut afficher la totalité de l’information sans le mouvement.</text:p>
            </text:list-item>
          </text:list>
        </text:list-item>
        <text:list-item>
          <text:p text:style-name="P86"><text:soft-page-break/><text:span text:style-name="Police_20_par_20_défaut"><text:span text:style-name="T3">Test 13.</text:span></text:span><text:span text:style-name="Police_20_par_20_défaut"><text:span text:style-name="T12">6</text:span></text:span><text:span text:style-name="Police_20_par_20_défaut"><text:span text:style-name="T3">.1</text:span></text:span><text:span text:style-name="Police_20_par_20_défaut"><text:span text:style-name="T1"> : Dans chaque page, </text:span></text:span><text:span text:style-name="Police_20_par_20_défaut"><text:span text:style-name="T30">chaque contenu clignotant, déclenché automatiquement, vérifie-t-il une de ces conditions ?</text:span></text:span></text:p>
          <text:list>
            <text:list-item>
              <text:p text:style-name="P66">La durée du clignotement est inférieure ou égale à 5 secondes</text:p>
            </text:list-item>
            <text:list-item>
              <text:p text:style-name="P66">L’utilisateur peut afficher la totalité de l’information sans le clignotement</text:p>
            </text:list-item>
          </text:list>
        </text:list-item>
      </text:list>
      <text:p text:style-name="P9"><text:span text:style-name="Police_20_par_20_défaut"><text:span text:style-name="T3">Critère WCAG :</text:span></text:span><text:span text:style-name="Police_20_par_20_défaut"><text:span text:style-name="T1"> </text:span></text:span><text:a xlink:type="simple" xlink:href="http://www.w3.org/Translations/WCAG20-fr/#media-equiv-real-time-captions" text:style-name="Internet_20_link" text:visited-style-name="Visited_20_Internet_20_Link"><text:span text:style-name="Police_20_par_20_défaut">1.2.4</text:span></text:a><text:span text:style-name="Police_20_par_20_défaut"><text:span text:style-name="T33"> – </text:span></text:span><text:a xlink:type="simple" xlink:href="http://www.w3.org/Translations/WCAG20-fr/#media-equiv-live-audio-only" text:style-name="Internet_20_link" text:visited-style-name="Visited_20_Internet_20_Link"><text:span text:style-name="Police_20_par_20_défaut">1.2.9</text:span></text:a><text:span text:style-name="Police_20_par_20_défaut"><text:span text:style-name="T33"> – </text:span></text:span><text:a xlink:type="simple" xlink:href="http://www.w3.org/Translations/WCAG20-fr/#time-limits-required-behaviors" text:style-name="Internet_20_link" text:visited-style-name="Visited_20_Internet_20_Link"><text:span text:style-name="Police_20_par_20_défaut">2.2.1</text:span></text:a><text:span text:style-name="Police_20_par_20_défaut"><text:span text:style-name="T33"> – </text:span></text:span><text:a xlink:type="simple" xlink:href="http://www.w3.org/Translations/WCAG20-fr/#time-limits-pause" text:style-name="Internet_20_link" text:visited-style-name="Visited_20_Internet_20_Link"><text:span text:style-name="Police_20_par_20_défaut">2.2.2</text:span></text:a><text:span text:style-name="Police_20_par_20_défaut"><text:span text:style-name="T33"><text:line-break/></text:span></text:span><text:span text:style-name="Police_20_par_20_défaut"><text:span text:style-name="T3">Technique </text:span></text:span><text:span text:style-name="Police_20_par_20_défaut"><text:span text:style-name="T1">: </text:span></text:span><text:a xlink:type="simple" xlink:href="http://www.w3.org/TR/WCAG-TECHS/G11.html" text:style-name="Internet_20_link" text:visited-style-name="Visited_20_Internet_20_Link"><text:span text:style-name="Police_20_par_20_défaut">G1</text:span></text:a><text:a xlink:type="simple" xlink:href="http://www.w3.org/TR/WCAG-TECHS/G11.html" text:style-name="Internet_20_link" text:visited-style-name="Visited_20_Internet_20_Link"><text:span text:style-name="Police_20_par_20_défaut"><text:span text:style-name="T33">1</text:span></text:span></text:a><text:span text:style-name="Police_20_par_20_défaut"><text:span text:style-name="T1"> – </text:span></text:span><text:a xlink:type="simple" xlink:href="http://www.w3.org/TR/WCAG-TECHS/G152.html" text:style-name="Internet_20_link" text:visited-style-name="Visited_20_Internet_20_Link"><text:span text:style-name="Police_20_par_20_défaut"><text:span text:style-name="T33">G152</text:span></text:span></text:a></text:p>
      <text:h text:style-name="P29" text:outline-level="2"><text:bookmark-start text:name="__RefHeading__21135_2056356724"/>Cas particuliers<text:bookmark-end text:name="__RefHeading__21135_2056356724"/></text:h>
      <text:h text:style-name="P37" text:outline-level="3"><text:bookmark-start text:name="_Crit3334"/><text:bookmark text:name="cpCrit3-"/>Critères 3.3 – 3.4<text:bookmark-end text:name="_Crit3334"/></text:h>
      <text:p text:style-name="P23">Pour ces critères, il existe une gestion de cas particulier lorsque : le texte fait partie d’un logo ou d’un élément associé à l’identité graphique d’un organisme ou d’une société. Dans ces situations, les critères sont non applicables pour ces éléments.</text:p>
      <text:p text:style-name="P48">Pour ces critères, il existe une gestion de cas particuliers lorsque le texte en image est utilisé comme CAPTCHA ou comme image-test. Dans cette situation, les critères sont non applicables.</text:p>
      <text:h text:style-name="P38" text:outline-level="3"><text:bookmark-start text:name="-Crit4148"/>Critères <text:span text:style-name="T48">4.1 – 4.2 – 4.6</text:span><text:bookmark-end text:name="-Crit4148"/></text:h>
      <text:p text:style-name="P49">Il existe une gestion de cas particulier lorsque :</text:p>
      <text:list xml:id="list8648675575863032027" text:style-name="L18">
        <text:list-item>
          <text:p text:style-name="P50">le m<text:span text:style-name="T72">é</text:span>dia temporel est utilisé à des fins décoratives (i.e il n’apporte aucune information) ;</text:p>
        </text:list-item>
        <text:list-item>
          <text:p text:style-name="P50">le média temporel est lui-même une alternative à un contenu de la page (une vidéo en langue des signes ou la vocalisation d’un texte, par exemple) ;</text:p>
        </text:list-item>
        <text:list-item>
          <text:p text:style-name="P50">le m<text:span text:style-name="T72">é</text:span>dia temporel est utilisé comme un CAPTCHA ;</text:p>
        </text:list-item>
        <text:list-item>
          <text:p text:style-name="P50">le m<text:span text:style-name="T72">é</text:span>dia temporel fait partie d’un test qui deviendrait inutile si la transcription textuelle, les sous-titres synchronisés ou l’audio-description étaient communiqués.</text:p>
        </text:list-item>
      </text:list>
      <text:p text:style-name="P49">Dans ces situations, le critère est non applicable.</text:p>
      <text:h text:style-name="P37" text:outline-level="3"><text:bookmark-start text:name="_Crit415"/>Critère 4.<text:bookmark-end text:name="_Crit415"/><text:span text:style-name="T57">8</text:span></text:h>
      <text:p text:style-name="P51">Il existe une gestion de cas particulier lorsque le média temporel est utilisé à des fins décoratives (i.e il n’apporte aucune information). Dans cette situation, le critère est non applicable.</text:p>
      <text:h text:style-name="Heading_20_3" text:outline-level="3"><text:bookmark-start text:name="_Crit413"/><text:span text:style-name="T39">Critère</text:span> 4.<text:bookmark-end text:name="_Crit413"/><text:span text:style-name="T58">9</text:span></text:h>
      <text:p text:style-name="P3">Il existe une gestion de cas particulier lorsque le média temporel est utilisé comme CAPTCHA ou fait partie d’un test qui deviendrait inutile si l’arrière-plan sonore pouvait être désactivé ou si la ou les pistes de dialogue étaient 20 décibels plus élevées que l’arrière-plan sonore.</text:p>
      <text:p text:style-name="P3">Dans ces situations, le critère est non applicable.</text:p>
      <text:h text:style-name="P37" text:outline-level="3"><text:bookmark-start text:name="_Crit6162"/>Critères 6.1 et 6.<text:span text:style-name="T49">2</text:span><text:bookmark-end text:name="_Crit6162"/></text:h>
      <text:p text:style-name="P4">Il existe une gestion de cas particulier lorsque le lien est ambigu pour tout le monde. Dans cette situation, où il n’est pas possible de rendre le lien explicite dans son contexte, le critère est non applicable.</text:p>
      <text:p text:style-name="P2"/>
      <text:h text:style-name="P26" text:outline-level="2"/>
      <text:h text:style-name="P28" text:outline-level="2"><text:bookmark-start text:name="_Toc251334246"/><text:bookmark-start text:name="__RefHeading__21137_2056356724"/>Techniques WCAG applicables satisfaites<text:bookmark-end text:name="_Toc251334246"/><text:bookmark-end text:name="__RefHeading__21137_2056356724"/></text:h>
      <text:p text:style-name="P2">Les techniques ci-dessous sont applicables aux documents bureautiques mais sont couvertes par les fonctionnalités natives des UA (i.e. les logiciels).</text:p>
      <text:p text:style-name="P2">Elles n’ont donc pas été implémentées en tant que critère.</text:p>
      <text:list xml:id="list122049009924064" text:continue-list="list122050740187093" text:style-name="L9">
        <text:list-item>
          <text:p text:style-name="P65"><text:a xlink:type="simple" xlink:href="http://www.w3.org/TR/WCAG20-TECHS/general.html#G10" office:target-frame-name="_top" xlink:show="replace" text:style-name="Internet_20_link" text:visited-style-name="Visited_20_Internet_20_Link"><text:span text:style-name="Lien_20_hypertexte">G10 : Creating components using a technology that supports the accessibility API features of the platforms on which the user agents will be run to expose the names and roles, allow user-settable properties to be directly set, and provide notification of changes</text:span></text:a></text:p>
        </text:list-item>
        <text:list-item>
          <text:p text:style-name="P76"><text:a xlink:type="simple" xlink:href="http://www.w3.org/TR/WCAG20-TECHS/G172.html" office:target-frame-name="_top" xlink:show="replace" text:style-name="Internet_20_link" text:visited-style-name="Visited_20_Internet_20_Link"><text:span text:style-name="Lien_20_hypertexte">G172 : Providing a mechanism to remove full justification of text</text:span></text:a></text:p>
        </text:list-item>
        <text:list-item>
          <text:p text:style-name="P76"><text:a xlink:type="simple" xlink:href="http://www.w3.org/TR/WCAG20-TECHS/G169.html" office:target-frame-name="_top" xlink:show="replace" text:style-name="Internet_20_link" text:visited-style-name="Visited_20_Internet_20_Link"><text:span text:style-name="Lien_20_hypertexte">G169 : Aligning text on only one side</text:span></text:a></text:p>
        </text:list-item>
        <text:list-item>
          <text:p text:style-name="P76"><text:a xlink:type="simple" xlink:href="http://www.w3.org/TR/WCAG20-TECHS/G156.html" office:target-frame-name="_top" xlink:show="replace" text:style-name="Internet_20_link" text:visited-style-name="Visited_20_Internet_20_Link"><text:span text:style-name="Lien_20_hypertexte">G156 : Using a technology that has commonly-available user agents that can change the foreground and background of blocks of text</text:span></text:a></text:p>
        </text:list-item>
        <text:list-item>
          <text:p text:style-name="P76"><text:a xlink:type="simple" xlink:href="http://www.w3.org/TR/WCAG20-TECHS/G165.html" office:target-frame-name="_top" xlink:show="replace" text:style-name="Internet_20_link" text:visited-style-name="Visited_20_Internet_20_Link"><text:span text:style-name="Lien_20_hypertexte">G165 : Using the default focus indicator for the platform so that high visibility default focus indicators will carry over</text:span></text:a></text:p>
        </text:list-item>
        <text:list-item>
          <text:p text:style-name="P76"><text:a xlink:type="simple" xlink:href="http://www.w3.org/TR/WCAG20-TECHS/G125.html" office:target-frame-name="_top" xlink:show="replace" text:style-name="Internet_20_link" text:visited-style-name="Visited_20_Internet_20_Link"><text:span text:style-name="Lien_20_hypertexte">G125 : Providing links to navigate to related Web pages</text:span></text:a></text:p>
        </text:list-item>
        <text:list-item>
          <text:p text:style-name="P76"><text:a xlink:type="simple" xlink:href="http://www.w3.org/TR/WCAG20-TECHS/G126.html" office:target-frame-name="_top" xlink:show="replace" text:style-name="Internet_20_link" text:visited-style-name="Visited_20_Internet_20_Link"><text:span text:style-name="Lien_20_hypertexte">G126 : Providing a list of links to all other Web pages</text:span></text:a></text:p>
        </text:list-item>
        <text:list-item>
          <text:p text:style-name="P76"><text:a xlink:type="simple" xlink:href="http://www.w3.org/TR/WCAG20-TECHS/G161.html" office:target-frame-name="_top" xlink:show="replace" text:style-name="Internet_20_link" text:visited-style-name="Visited_20_Internet_20_Link"><text:span text:style-name="Lien_20_hypertexte">G161 : Providing a search function to help users find content</text:span></text:a></text:p>
        </text:list-item>
        <text:list-item>
          <text:p text:style-name="P76"><text:a xlink:type="simple" xlink:href="http://www.w3.org/TR/WCAG20-TECHS/G128.html" office:target-frame-name="_top" xlink:show="replace" text:style-name="Internet_20_link" text:visited-style-name="Visited_20_Internet_20_Link"><text:span text:style-name="Lien_20_hypertexte">G128 : Indicating current location within navigation bars</text:span></text:a></text:p>
        </text:list-item>
        <text:list-item>
          <text:p text:style-name="P87"><text:a xlink:type="simple" xlink:href="http://www.w3.org/TR/WCAG20-TECHS/G135.html" office:target-frame-name="_top" xlink:show="replace" text:style-name="Internet_20_link" text:visited-style-name="Visited_20_Internet_20_Link"><text:span text:style-name="Lien_20_hypertexte">G135 : Using the accessibility API features of a technology to expose names and roles, to allow user-settable properties to be directly set, and to provide notification of changes</text:span></text:a></text:p>
        </text:list-item>
        <text:list-item>
          <text:p text:style-name="P76"><text:a xlink:type="simple" xlink:href="http://www.w3.org/TR/WCAG20-TECHS/G142.html" office:target-frame-name="_top" xlink:show="replace" text:style-name="Internet_20_link" text:visited-style-name="Visited_20_Internet_20_Link"><text:span text:style-name="Lien_20_hypertexte">G142 : Using a technology that has commonly-available user agents that support zoom</text:span></text:a></text:p>
        </text:list-item>
        <text:list-item>
          <text:p text:style-name="P76"><text:a xlink:type="simple" xlink:href="http://www.w3.org/TR/WCAG20-TECHS/G175.html" office:target-frame-name="_top" xlink:show="replace" text:style-name="Internet_20_link" text:visited-style-name="Visited_20_Internet_20_Link"><text:span text:style-name="Lien_20_hypertexte">G175 : Providing a multi color selection tool on the page for foreground and background colors</text:span></text:a></text:p>
        </text:list-item>
      </text:list>
      <text:h text:style-name="P25" text:outline-level="2"><text:bookmark-start text:name="_Toc251334247"/><text:bookmark-start text:name="__RefHeading__21139_2056356724"/>Techniques WCAG applicables non implémentées<text:bookmark-end text:name="_Toc251334247"/><text:bookmark-end text:name="__RefHeading__21139_2056356724"/></text:h>
      <text:p text:style-name="P2">Pour des raisons de faisabilité, les techniques suivantes ne sont pas implémentées en tant que critères.</text:p>
      <text:list xml:id="list8489297498281496373" text:style-name="L19">
        <text:list-item>
          <text:p text:style-name="P97"><text:a xlink:type="simple" xlink:href="http://www.w3.org/TR/WCAG20-TECHS/G160.html" office:target-frame-name="_top" xlink:show="replace" text:style-name="Internet_20_link" text:visited-style-name="Visited_20_Internet_20_Link"><text:span text:style-name="Lien_20_hypertexte">G160 : Providing sign language versions of information, ideas, and processes that must be understood in order to use the content</text:span></text:a></text:p>
        </text:list-item>
      </text:list>
      <text:p text:style-name="P22"/>
      <text:p text:style-name="Paragraphe_20_de_20_liste"/>
      <text:p text:style-name="Normal"><text:soft-page-break/></text:p>
      <text:h text:style-name="P27" text:outline-level="2"><text:bookmark-start text:name="__RefHeading__21141_2056356724"/><text:span text:style-name="T39">Licence</text:span><text:bookmark-end text:name="__RefHeading__21141_2056356724"/></text:h>
      <text:p text:style-name="P24"><text:span text:style-name="T51">Ce document est un document de l’État placé sous </text:span><text:a xlink:type="simple" xlink:href="http://wiki.data.gouv.fr/wiki/Licence_Ouverte_/_Open_Licence" text:style-name="Internet_20_link" text:visited-style-name="Visited_20_Internet_20_Link"><text:span text:style-name="T51">licence ouverte 1.0</text:span></text:a><text:span text:style-name="T51"> ou ultérieure, comme tous les documents hébergés sur </text:span><text:a xlink:type="simple" xlink:href="http://references.modernisation.gouv.fr/" text:style-name="Internet_20_link" text:visited-style-name="Visited_20_Internet_20_Link"><text:span text:style-name="T51">references.modernisation.gouv.fr</text:span></text:a><text:span text:style-name="T51">. Voir les conditions d’utilisation de la licence dans les </text:span><text:a xlink:type="simple" xlink:href="http://references.modernisation.gouv.fr/mentions-legales" text:style-name="Internet_20_link" text:visited-style-name="Visited_20_Internet_20_Link"><text:span text:style-name="T51">mentions légales.</text:span></text:a></text:p>
      <text:p text:style-name="P24"><text:span text:style-name="T51">Le référentiel technique (liste des critères, glossaire, cas particuliers, notes techniques, base de référence) est une copie adaptée du </text:span><text:a xlink:type="simple" xlink:href="http://www.accessiweb.org/index.php/accessiweb-html5aria-liste-deployee.html" text:style-name="Internet_20_link" text:visited-style-name="Visited_20_Internet_20_Link"><text:span text:style-name="T51">référentiel AccessiWeb HTML5/ARIA</text:span></text:a><text:span text:style-name="T51"> – Version de travail du 19/12/2013 – </text:span><text:span text:style-name="T52">Édité</text:span><text:span text:style-name="T51"> par l’association BrailleNet.</text:span></text:p>
      <text:p text:style-name="P24"/>
      <text:p text:style-name="P7"/>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12cm" loext:contextual-spacing="false" fo:line-height="100%" fo:orphans="0" fo:widows="0" fo:hyphenation-ladder-count="no-limit"/>
      <style:text-properties style:font-name="Times New Roman" fo:font-family="'Times New Roman'" style:font-family-generic="roman" style:font-pitch="variable" fo:font-size="12pt" fo:language="fr" fo:country="FR" style:font-name-asian="Lucida Sans Unicode" style:font-family-asian="'Lucida Sans Unicode'" style:font-family-generic-asian="swiss" style:font-pitch-asian="variable" style:font-size-asian="12pt" style:font-size-complex="12pt" style:language-complex="ar" style:country-complex="SA" style:font-style-complex="normal"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990099"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990099"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990099"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style:style>
    <style:style style:name="Normal" style:family="paragraph">
      <style:paragraph-properties fo:margin-top="0cm" fo:margin-bottom="0.353cm" loext:contextual-spacing="false" fo:line-height="120%" fo:hyphenation-ladder-count="no-limit"/>
      <style:text-properties fo:language="en" fo:country="US" style:language-asian="en" style:country-asian="US" style:language-complex="en" style:country-complex="US"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Normal" style:class="extra">
      <style:paragraph-properties fo:margin-top="0cm" fo:margin-bottom="0cm" loext:contextual-spacing="false" fo:line-height="100%" fo:orphans="0" fo:widows="0" fo:hyphenation-ladder-count="no-limit" text:number-lines="false" text:line-number="0"/>
      <style:text-properties style:font-name="Times New Roman" fo:font-family="'Times New Roman'" style:font-family-generic="roman" style:font-pitch="variable" fo:font-size="12pt" fo:language="fr" fo:country="FR" style:font-name-asian="Lucida Sans Unicode" style:font-family-asian="'Lucida Sans Unicode'" style:font-family-generic-asian="swiss" style:font-pitch-asian="variable" style:font-size-asian="12pt" style:font-size-complex="12pt" style:language-complex="ar" style:country-complex="SA" style:font-style-complex="normal"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53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06cm" fo:margin-right="0cm" fo:margin-top="0cm" fo:margin-bottom="0.176cm" loext: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990099"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en" style:country-complex="US" style:font-style-complex="italic"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font-style-complex="italic"/>
    </style:style>
    <style:style style:name="En-tête_20_Car" style:display-name="En-tête Car" style:family="text" style:parent-style-name="Police_20_par_20_défaut">
      <style:text-properties fo:font-size="10pt" fo:language="en" fo:country="US" style:font-size-asian="10pt" style:font-size-complex="10pt" style:language-complex="en" style:country-complex="US" style:font-style-complex="italic"/>
    </style:style>
    <style:style style:name="Pied_20_de_20_page_20_Car" style:display-name="Pied de page Car" style:family="text" style:parent-style-name="Police_20_par_20_défaut">
      <style:text-properties fo:font-size="10pt" fo:language="en" fo:country="US" style:font-size-asian="10pt" style:font-size-complex="10pt" style:language-complex="en" style:country-complex="US" style:font-style-complex="italic"/>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en" style:country-complex="US" style:font-style-complex="italic"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en" style:country-complex="US" style:font-style-complex="italic"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fo:language="en" fo:country="US" style:font-size-asian="10pt" style:font-size-complex="10pt" style:language-complex="en" style:country-complex="US"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use-window-font-color="true"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text-properties officeooo:paragraph-rsid="003c5b2b"/>
    </style:style>
    <style:style style:name="MT1" style:family="text">
      <style:text-properties fo:language="fr" fo:country="FR" style:language-asian="fr" style:country-asian="FR" style:language-complex="ar" style:country-complex="SA"/>
    </style:style>
    <style:style style:name="MT2" style:family="text">
      <style:text-properties fo:language="fr" fo:country="FR"/>
    </style:style>
    <style:style style:name="MT3" style:family="text">
      <style:text-properties fo:font-size="10pt" fo:language="fr" fo:country="FR" style:font-size-asian="10pt" style:font-size-complex="10pt"/>
    </style:style>
    <style:style style:name="MT4" style:family="text">
      <style:text-properties fo:font-size="10pt" style:font-size-asian="10pt" style:font-size-complex="10pt"/>
    </style:style>
    <style:style style:name="MT5" style:family="text">
      <style:text-properties fo:font-size="10pt" fo:language="fr" fo:country="FR" style:font-size-asian="10pt" style:language-asian="en" style:country-asian="US" style:font-size-complex="10pt" style:language-complex="en" style:country-complex="US"/>
    </style:style>
    <style:style style:name="M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Police_20_par_20_défaut"><text:span text:style-name="MT1"><draw:frame draw:style-name="Mfr1" draw:name="Image 1" text:anchor-type="as-char" svg:y="0cm" svg:width="16.605cm" style:rel-width="scale" svg:height="2.041cm" style:rel-height="scale" draw:z-index="20"><draw:image xlink:href="Pictures/100000000000054B000000A6F92B327B.png" xlink:type="simple" xlink:show="embed" xlink:actuate="onLoad"/></draw:frame></text:span></text:span></text:p>
      </style:header>
      <style:footer>
        <text:p text:style-name="MP1"><text:span text:style-name="Police_20_par_20_défaut"><text:span text:style-name="MT2">RGAA V3.0 – Liste des critères « Documents bureautiques en téléchargement »</text:span></text:span></text:p>
        <text:p text:style-name="MP1"><text:span text:style-name="Police_20_par_20_défaut"><text:span text:style-name="MT3">Page </text:span></text:span><text:span text:style-name="MT4"><text:page-number text:select-page="current">21</text:page-number></text:span><text:span text:style-name="MT4"> </text:span><text:span text:style-name="MT5">sur</text:span><text:span text:style-name="MT4"> </text:span><text:span text:style-name="MT4"><text:page-count>2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BrailleNet</meta:initial-creator>
    <dc:creator>Luce Carevic</dc:creator>
    <meta:creation-date>2014-06-08T09:23:00Z</meta:creation-date>
    <dc:date>2015-05-28T12:20:48.508016729</dc:date>
    <meta:print-date>2014-06-08T09:23:00Z</meta:print-date>
    <meta:editing-cycles>55</meta:editing-cycles>
    <meta:editing-duration>PT3H16M23S</meta:editing-duration>
    <meta:document-statistic meta:table-count="0" meta:image-count="1" meta:object-count="0" meta:page-count="21" meta:paragraph-count="317" meta:word-count="4896" meta:character-count="30328" meta:non-whitespace-character-count="25803"/>
    <meta:template xlink:type="simple" xlink:actuate="onRequest" xlink:title="" xlink:href="../../../RGAA_3/rgaa/annexes_referentiel/liste-criteres-documents-bureautiques-telechargement-RGAA.odt/Normal.dotm"/>
  </office:meta>
</office:document-meta>
</file>